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Verdana" svg:font-family="Verdana"/>
    <style:font-face style:name="Tahoma1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9.79mm"/>
    </style:style>
    <style:style style:name="co2" style:family="table-column">
      <style:table-column-properties fo:break-before="auto" style:column-width="122.01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70.77mm"/>
    </style:style>
    <style:style style:name="co5" style:family="table-column">
      <style:table-column-properties fo:break-before="auto" style:column-width="157.53mm"/>
    </style:style>
    <style:style style:name="co6" style:family="table-column">
      <style:table-column-properties fo:break-before="auto" style:column-width="80.13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6.93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8.2mm" fo:break-before="auto" style:use-optimal-row-height="false"/>
    </style:style>
    <style:style style:name="ro3" style:family="table-row">
      <style:table-row-properties style:row-height="6.31mm" fo:break-before="auto" style:use-optimal-row-height="true"/>
    </style:style>
    <style:style style:name="ro4" style:family="table-row">
      <style:table-row-properties style:row-height="12.33mm" fo:break-before="auto" style:use-optimal-row-height="true"/>
    </style:style>
    <style:style style:name="ro5" style:family="table-row">
      <style:table-row-properties style:row-height="12.1mm" fo:break-before="auto" style:use-optimal-row-height="true"/>
    </style:style>
    <style:style style:name="ro6" style:family="table-row">
      <style:table-row-properties style:row-height="6.33mm" fo:break-before="auto" style:use-optimal-row-height="true"/>
    </style:style>
    <style:style style:name="ro7" style:family="table-row">
      <style:table-row-properties style:row-height="4.78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TAB_5f_Foglio1">
      <style:table-properties table:display="true" style:writing-mode="lr-tb"/>
    </style:style>
    <style:style style:name="ta2" style:family="table" style:master-page-name="TAB_5f_Foglio2">
      <style:table-properties table:display="true" style:writing-mode="lr-tb"/>
    </style:style>
    <style:style style:name="ta3" style:family="table" style:master-page-name="TAB_5f_Foglio3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ext-properties style:font-name="Arial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font-name-asian="Tahoma" style:font-size-asian="14pt" style:language-asian="none" style:country-asian="none" style:font-style-asian="normal" style:font-weight-asian="normal" style:font-name-complex="Tahoma" style:font-size-complex="14pt" style:language-complex="none" style:country-complex="none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Tahoma" fo:font-size="14pt" fo:language="none" fo:country="none" fo:font-style="normal" fo:text-shadow="none" style:text-underline-style="none" fo:font-weight="normal" style:font-name-asian="Tahoma" style:font-size-asian="14pt" style:language-asian="none" style:country-asian="none" style:font-style-asian="normal" style:font-weight-asian="normal" style:font-name-complex="Tahoma" style:font-size-complex="14pt" style:language-complex="none" style:country-complex="none" style:font-style-complex="normal" style:font-weight-complex="normal"/>
    </style:style>
    <style:style style:name="ce9" style:family="table-cell" style:parent-style-name="Default" style:data-style-name="N37">
      <style:table-cell-properties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/>
      <style:text-properties style:font-name="Arial" fo:font-size="14pt" style:font-size-asian="14pt" style:font-size-complex="14pt"/>
    </style:style>
    <style:style style:name="ce16" style:family="table-cell" style:parent-style-name="Default" style:data-style-name="N100">
      <style:table-cell-properties style:glyph-orientation-vertical="0" fo:background-color="#ffff00" style:text-align-source="value-type" style:repeat-content="false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Default">
      <style:text-properties style:font-name="Arial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Foglio1" table:style-name="ta1" table:print-ranges="Foglio1.A2:Foglio1.D1048519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5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ABISATI ALBERT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764529</text:p>
          </table:table-cell>
          <table:table-cell table:style-name="ce1" table:number-columns-repeated="2"/>
          <table:table-cell table:style-name="ce4" table:number-columns-repeated="5"/>
          <table:table-cell table:style-name="ce19" table:number-columns-repeated="242"/>
          <table:table-cell table:style-name="ce20" table:number-columns-repeated="769"/>
          <table:table-cell table:style-name="ce21" table:number-columns-repeated="2"/>
        </table:table-row>
        <table:table-row table:style-name="ro2">
          <table:table-cell table:style-name="ce1" office:value-type="string" calcext:value-type="string">
            <text:p>ABM SISTEMI (COMPUTE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10177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6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ADRIA FRUT</text:p>
          </table:table-cell>
          <table:table-cell table:style-name="ce1" office:value-type="string" calcext:value-type="string">
            <text:p>MERCATO VERO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185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GANDI MASSIMO</text:p>
          </table:table-cell>
          <table:table-cell table:style-name="ce1" office:value-type="string" calcext:value-type="string">
            <text:p>CETRIOLI ZUCCHINE FAGIOLINI ETC...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582983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GE CONTROL – BANCA DATI (X VARIAZI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6-39894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GE CONTROL – DOTT.CONT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5477732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AGE CONTROL – ROM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6-39894231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AGENZIA IMMOBILIARE GRIMALDI (ISOLA D/SCALA)</text:p>
          </table:table-cell>
          <table:table-cell table:style-name="ce1" office:value-type="string" calcext:value-type="string">
            <text:p>LORENZO PADOVANI (PER CASA FOGGINI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6-6806946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AGENZIA TRANS MERCURIO (NAPOLI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755353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AGENZIA TRANS MERCURIO (NAPOL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81-518773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AGENZIA TRANS MERCURIO (NAPOL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955076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AGRIMONDO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83533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GRIMONDO</text:p>
          </table:table-cell>
          <table:table-cell table:style-name="ce1" office:value-type="string" calcext:value-type="string">
            <text:p>SAR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21-450044</text:p>
          </table:table-cell>
          <table:table-cell table:style-name="ce1" table:number-columns-repeated="2"/>
          <table:table-cell table:style-name="ce18" table:number-columns-repeated="5"/>
          <table:table-cell table:style-name="ce1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AGRIMPORT (BG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5-95833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GRIMPORT (BG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958381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AGRIVERDE (RICAMBI TRATTORI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262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ALBERTO CANOVA (EX UNIFACTOR ORA GENERALI V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911908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LD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3039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LEACOM (BG BERGAMO)</text:p>
          </table:table-cell>
          <table:table-cell table:style-name="ce1" office:value-type="string" calcext:value-type="string">
            <text:p>DITTA SERIA CHE PAGA 60 GG -DATO NUMERO BRESCIA</text:p>
          </table:table-cell>
          <table:table-cell table:style-name="ce1"/>
          <table:table-cell table:style-name="ce11"/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ALFANO GERARDO</text:p>
          </table:table-cell>
          <table:table-cell table:style-name="ce1" office:value-type="string" calcext:value-type="string">
            <text:p>SALERNO X FINOCCH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17672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LFANO GERARDO</text:p>
          </table:table-cell>
          <table:table-cell table:style-name="ce1" office:value-type="string" calcext:value-type="string">
            <text:p>UFF.BARBARA O DOMENIC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60149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LFONSO PEPE (NAPO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91661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LITRANSPORT</text:p>
          </table:table-cell>
          <table:table-cell table:style-name="ce1" office:value-type="string" calcext:value-type="string">
            <text:p>AG.TRASP.ARCHIMED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95-57775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11-349381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MICHELE (VENDITORE QUANDO MANCA MOHAMED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40786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MOHAMED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412360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MOHAMEDA 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1-319492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85338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1-349371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1-3493761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office:value-type="string" calcext:value-type="string">
            <text:p>AMBROSI LORENZO (CASALEONE)</text:p>
          </table:table-cell>
          <table:table-cell office:value-type="string" calcext:value-type="string">
            <text:p>FIGLIO RICCARDO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3-289810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BROSI LORENZO (CASALEONE)</text:p>
          </table:table-cell>
          <table:table-cell office:value-type="string" calcext:value-type="string">
            <text:p>PADRE LORENZO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48-320033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BROSI LORENZO (CASALEONE)</text:p>
          </table:table-cell>
          <table:table-cell/>
          <table:table-cell office:value-type="string" calcext:value-type="string">
            <text:p>FAX</text:p>
          </table:table-cell>
          <table:table-cell table:style-name="ce2" office:value-type="string" calcext:value-type="string">
            <text:p>0442-33267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BROSI LORENZO (CASALEONE)</text:p>
          </table:table-cell>
          <table:table-cell/>
          <table:table-cell office:value-type="string" calcext:value-type="string">
            <text:p>TEL</text:p>
          </table:table-cell>
          <table:table-cell table:style-name="ce2" office:value-type="string" calcext:value-type="string">
            <text:p>0442-332673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AMBROSI NERIN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485307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MBROSI NERI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33180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MBROSI NER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33034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MBROSI NER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33034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735-7250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23336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65711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619334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5-7248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NDREA BAZZANI</text:p>
          </table:table-cell>
          <table:table-cell table:style-name="ce1" office:value-type="string" calcext:value-type="string">
            <text:p>VENDITORE ENERGIA ELETTRIC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5-698362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NDREA BAZZANI</text:p>
          </table:table-cell>
          <table:table-cell table:style-name="ce1" office:value-type="string" calcext:value-type="string">
            <text:p>VENDITORE ENERGIA ELETTRICA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ndreabazzani1968@gmail.com" xlink:type="simple">andreabazzani1968@gmail.com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NDREI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71093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NDRE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2275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NDRIOLO GINO</text:p>
          </table:table-cell>
          <table:table-cell table:style-name="ce1" office:value-type="string" calcext:value-type="string">
            <text:p>PER CETRIOL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66409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NGELUCCI SANDRO (natura crea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0-2676931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ANGELUCCI SANDRO (natura cre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28966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AUTIST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863823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AUTIST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175159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6-02950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GIANLUCA (LO ZI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508501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57411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NNAPAO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977997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NTOLINI TRASPORTI E SPEDIZIONI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70142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NTONACCI VINCENZO (APRICE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486048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RBIZANI MAUR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62146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RBIZANI MAU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1-72224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RCHIMEDE (DI GIUSEPPE GIULI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931-722276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ARCHIMEDE (DI GIUSEPPE GIULIANO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679029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ARCHIMEDE (DI GIUSEPPE GIULI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931-722376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73227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73844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73035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RENA FRUTT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12579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RPAV</text:p>
          </table:table-cell>
          <table:table-cell table:style-name="ce1" office:value-type="string" calcext:value-type="string">
            <text:p>SIG.PEGORARO (PER ANALISI TERRENI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463659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RTEC PROGETTI</text:p>
          </table:table-cell>
          <table:table-cell table:style-name="ce1" office:value-type="string" calcext:value-type="string">
            <text:p>GARIS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704656</text:p>
          </table:table-cell>
          <table:table-cell table:style-name="ce1" office:value-type="string" calcext:value-type="string">
            <text:p>STUDIO</text:p>
          </table:table-cell>
          <table:table-cell table:style-name="ce1" table:number-columns-repeated="6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ARTEC PROGET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10120</text:p>
          </table:table-cell>
          <table:table-cell table:style-name="ce1" office:value-type="string" calcext:value-type="string">
            <text:p>STUDIO</text:p>
          </table:table-cell>
          <table:table-cell table:style-name="ce1" office:value-type="string" calcext:value-type="string">
            <text:p>AUTO</text:p>
          </table:table-cell>
          <table:table-cell table:style-name="ce1" table:number-columns-repeated="5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ASCIONE SRL</text:p>
          </table:table-cell>
          <table:table-cell table:style-name="ce1" office:value-type="string" calcext:value-type="string">
            <text:p>POSTEGGIO MILA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990134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SCIONE SRL</text:p>
          </table:table-cell>
          <table:table-cell table:style-name="ce1" office:value-type="string" calcext:value-type="string">
            <text:p>POSTEGGIO MILANO – FAX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2-5501760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SPARAGO D'ORO (COOP.ARCORE)</text:p>
          </table:table-cell>
          <table:table-cell table:style-name="ce1" office:value-type="string" calcext:value-type="string">
            <text:p>PIERO (PER RADICCHIO VERONA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63555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SSICOM</text:p>
          </table:table-cell>
          <table:table-cell table:style-name="ce1" office:value-type="string" calcext:value-type="string">
            <text:p>NUOVO AGENTE MAGRINI MAUR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32-96159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SSICOM</text:p>
          </table:table-cell>
          <table:table-cell table:style-name="ce1" office:value-type="string" calcext:value-type="string">
            <text:p>NUOVO AGENTE MAGRINI MAUR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32-968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 office:value-type="string" calcext:value-type="string">
            <text:p>CELLULARE REPERIBILE SIG.RIGOLD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0-543154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601145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31611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33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SSO INFORMATICA (ALFONSO TECNICO PC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220451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SSO INFORMATICA (ALFON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5129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62343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82332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3-56575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NICOL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62343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83-56551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TRI (NOG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871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URORA COOP.MELONI PACHINO</text:p>
          </table:table-cell>
          <table:table-cell table:style-name="ce1" office:value-type="string" calcext:value-type="string">
            <text:p>CINZI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8-788436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URORA COOP.MELONI PACH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931-59438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UTOBOVOLON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0028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UTOCENTER</text:p>
          </table:table-cell>
          <table:table-cell table:style-name="ce1" office:value-type="string" calcext:value-type="string">
            <text:p>RENATO BELL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45303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UTOCENTE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665881 / 2 / 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UTOTR. ARMATRUDO DOMENICO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93990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UTOTR. ARMATRUDO DOMENICO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93990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UTOTR..AUTUORI GROUP S.R.L.</text:p>
          </table:table-cell>
          <table:table-cell table:style-name="ce1" office:value-type="string" calcext:value-type="string">
            <text:p>SALERNO (TIT. GENNARO AUTUORI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9-38468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UTOTR..AUTUORI GROUP S.R.L.</text:p>
          </table:table-cell>
          <table:table-cell table:style-name="ce1" office:value-type="string" calcext:value-type="string">
            <text:p>SALERNO (TIT. GENNARO AUTUORI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9-38458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UTOTRASPORTI GIANELLI (BARI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82125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FRAN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274713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600174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121367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28-98454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98454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UTOTRASPORTI REANI D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3818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AUTOTRASPORTI SCARABELLO ANDRIA</text:p>
          </table:table-cell>
          <table:table-cell table:style-name="ce1" office:value-type="string" calcext:value-type="string">
            <text:p>(PER FARETRA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3-56652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UTOTRASPORTI SERENA E STIRPE</text:p>
          </table:table-cell>
          <table:table-cell table:style-name="ce1" office:value-type="string" calcext:value-type="string">
            <text:p>AVEZZA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2239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UTOTRASPORTI SERENA E STIRPE</text:p>
          </table:table-cell>
          <table:table-cell table:style-name="ce1" office:value-type="string" calcext:value-type="string">
            <text:p>SIG.MONACELL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382971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UTOTRASPORTI SI.FO.</text:p>
          </table:table-cell>
          <table:table-cell table:style-name="ce1" office:value-type="string" calcext:value-type="string">
            <text:p>ADRIA (BA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83-54366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UTOTRASPORTI SI.FO.</text:p>
          </table:table-cell>
          <table:table-cell table:style-name="ce1" office:value-type="string" calcext:value-type="string">
            <text:p>ADRIA (BA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3-54366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UTOTRASPORTI SORGE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9-38469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UTOZETA DI ZANDA</text:p>
          </table:table-cell>
          <table:table-cell table:style-name="ce1" office:value-type="string" calcext:value-type="string">
            <text:p>CENTRO REVISIO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086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VESANI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530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VV.TO MICHELE CAMP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00477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ELENA PUSCEDDU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vv.pusceddu@lpn3.it" xlink:type="simple">avv.pusceddu@lpn3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FRANCESCO SANSEGOLO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vv.sansegolo@lpn3.it" xlink:type="simple">avv.sansegolo@lpn3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GIOVANNA BIANCH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vv.bianchi@lpn3.it" xlink:type="simple">avv.bianchi@lpn3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SANSEG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70904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SEGRETERIA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segreteria.civile@lpn3.it" xlink:type="simple">segreteria.civile@lpn3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VV.TO STUDIO SANSEGOLO PUSCEDDU &amp; ASSOCIATI (CUCCH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5-040031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VV.TO STUDIO SANSEGOLO PUSCEDDU &amp; ASSOCIATI (CUCCH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040033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VVOCATO SANDRIN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5-8005223</text:p>
          </table:table-cell>
          <table:table-cell table:style-name="ce1" office:value-type="string" calcext:value-type="string">
            <text:p>AVVOCAT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AVVOCATO SANDRI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91047</text:p>
          </table:table-cell>
          <table:table-cell table:style-name="ce1" office:value-type="string" calcext:value-type="string">
            <text:p>AVVOCAT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 office:value-type="string" calcext:value-type="string">
            <text:p>STUDIO ISOL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039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 office:value-type="string" calcext:value-type="string">
            <text:p>UFICIO VERO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00313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688218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927312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XA (ISOLA D. SCALA)</text:p>
          </table:table-cell>
          <table:table-cell table:style-name="ce1" office:value-type="string" calcext:value-type="string">
            <text:p>PER FIDEJUSSIONI JESSIC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3067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XA (ISOLA D. SCALA)</text:p>
          </table:table-cell>
          <table:table-cell table:style-name="ce1" office:value-type="string" calcext:value-type="string">
            <text:p>PER FIDEJUSSIONI JESSIC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28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LD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47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ANDREA SARTOR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.sartori@bancopopolare.it" xlink:type="simple">a.sartori@bancopopolare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FILIALE ISOLA: MART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99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FILIALE TREVENZUOLO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dip0089@bancopopolare.it" xlink:type="simple">dip0089@bancopopolare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FILIALE TREVENZUOLO (ANTICIPO FATTURE:MARTA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5033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GESTORE IMPRESE (SEGRETERIA): BONIZZATO SIMONETTA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simonetta.bonizzato@bancopopolare.it" xlink:type="simple">simonetta.bonizzato@bancopopolare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GESTORE IMPRESE (SEGRETERIA): BONIZZATO SIMONETT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9125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GESTORE IMPRESE ANDREA PAVANA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40868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GESTORE IMPRESE ANDREA PAVANAT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ndrea.pavanati@bancopopolare.it" xlink:type="simple">andrea.pavanati@bancopopolare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GESTORE IMPRESE ANDREA PAVANATI: collega LUCIANA MONTRESOR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33774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MARISA BUSATO (PER ANTICIPO FT)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marisa.busato@bancopopolare.it" xlink:type="simple">marisa.busato@bancopopolare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ALESSANDRO AMBROSI (CAPOAREA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773393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DIRETTORE: EDOARDO DELL'OR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81062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GESTORE IMPRESE 2015 – EMANUELE SIMEONI DIRET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89959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GESTORE IMPRESE 2015 – EMANUELE SIMEONI DIRETT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93222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GESTORE IMPRESE 2015 – EMANUELE SIMEONI DIRETTO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emanuele.simeoni@popvi.it" xlink:type="simple">emanuele.simeoni@popvi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GESTORE IMPRESE 2015 – EMANUELE SIMEONI DIRET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222755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14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104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NCA SELLA</text:p>
          </table:table-cell>
          <table:table-cell table:style-name="ce1" office:value-type="string" calcext:value-type="string">
            <text:p>DIRETTORE MARCO MALGHER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98257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BOVOL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0129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BOVOLONE FAX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15-243318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FERRARINI FAUS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1085321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LEGNAG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00162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office:value-type="string" calcext:value-type="string">
            <text:p>BANCA VERONESE (SAN GIOVANNI LUPATOTO)</text:p>
          </table:table-cell>
          <table:table-cell office:value-type="string" calcext:value-type="string">
            <text:p>AGENTE: ANDREA CESARACCIO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40-8442123</text:p>
          </table:table-cell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2">
          <table:table-cell office:value-type="string" calcext:value-type="string">
            <text:p>BANCA VERONESE (SAN GIOVANNI LUPATOTO)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5-7383738</text:p>
          </table:table-cell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2">
          <table:table-cell table:style-name="ce1" office:value-type="string" calcext:value-type="string">
            <text:p>BANCALI USATI</text:p>
          </table:table-cell>
          <table:table-cell table:style-name="ce1" office:value-type="string" calcext:value-type="string">
            <text:p>SOLO PALLET – BERGAMO (PER BANCALI USATI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1-880426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RATELLA (PRIMO MATTINO)</text:p>
          </table:table-cell>
          <table:table-cell table:style-name="Default" office:value-type="string" calcext:value-type="string">
            <text:p>CHIARA</text:p>
          </table:table-cell>
          <table:table-cell table:style-name="ce1" office:value-type="string" calcext:value-type="string">
            <text:p>CELL</text:p>
          </table:table-cell>
          <table:table-cell table:style-name="ce1" office:value-type="string" calcext:value-type="string">
            <text:p>335-100584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411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34888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6068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Default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cecilia.zuccari@primomattino.it" xlink:type="simple">cecilia.zuccari@primomattino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RBIERI NASTRI TRASPORTATORI (NASTRI GOMMA NERA)</text:p>
          </table:table-cell>
          <table:table-cell table:style-name="ce1" office:value-type="string" calcext:value-type="string">
            <text:p>RAPPRESENTANTE COMMERCIA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16048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RBIERI NASTRI TRASPORTATORI (NASTRI GOMMA NER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51087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RBIERI NASTRI TRASPORTATORI (NASTRI GOMMA NERA)</text:p>
          </table:table-cell>
          <table:table-cell table:style-name="ce1" office:value-type="string" calcext:value-type="string">
            <text:p>PER I NASTRI CHIEDERE DI MIRC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51084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SILI PR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65688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SILI PRI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4-65871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SSO (ANTONIO) (SEMINA RADICCH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5869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BASSO MARIA (GRANDI POSTEGGIO VERONA)</text:p>
          </table:table-cell>
          <table:table-cell table:style-name="ce1" office:value-type="string" calcext:value-type="string">
            <text:p>DANIELE GRAND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519906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SSO MARIA (GRANDI POSTEGGIO VERONA)</text:p>
          </table:table-cell>
          <table:table-cell table:style-name="ce1" office:value-type="string" calcext:value-type="string">
            <text:p>DOLE (NON FA PARTE DI BASSO, è IL FRATELLO?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42568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SSO MARIA (GRANDI POSTEGGIO VERONA)</text:p>
          </table:table-cell>
          <table:table-cell table:style-name="ce1" office:value-type="string" calcext:value-type="string">
            <text:p>LUCIANO GRAND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21969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SSO MARIA (GRANDI POSTEGGIO VERONA)</text:p>
          </table:table-cell>
          <table:table-cell table:style-name="ce1" office:value-type="string" calcext:value-type="string">
            <text:p>MARCO GRAND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21969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SSO MARIA (GRANDI POSTEGGIO 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62143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SSO MARIA (GRANDI POSTEGGIO VERO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308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662248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91700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CELLULARE MOGLIE LAUR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91701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FIGLIO FRANCES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926783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SERRA – 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664166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BAZZA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03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ZZAN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49784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770997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MAGDA PER PAGAMENTI</text:p>
          </table:table-cell>
          <table:table-cell table:style-name="ce1" office:value-type="string" calcext:value-type="string">
            <text:p>MAIL</text:p>
          </table:table-cell>
          <table:table-cell table:style-name="ce12" office:value-type="string" calcext:value-type="string">
            <text:p><text:a xlink:href="mailto:belfrutt@belfrutta-srl.191.it" xlink:type="simple">belfrutt@belfrutta-srl.191.it</text:a></text:p>
          </table:table-cell>
          <table:table-cell table:style-name="ce12"/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VENDITORE OSCAR NAZZ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18973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32-60309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32-52159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32-60289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ELLINI (AUTOCENTE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665881</text:p>
          </table:table-cell>
          <table:table-cell table:style-name="ce1" office:value-type="string" calcext:value-type="string">
            <text:p>MANUTENZIONI RIPARAZIONI AUTOVETTUR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BELLINI MASSIMO</text:p>
          </table:table-cell>
          <table:table-cell table:style-name="ce1" office:value-type="string" calcext:value-type="string">
            <text:p>FRAN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52424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ELLINI MASS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76592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ELLINI ORTO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3422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ENATTI LEILA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276484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BENATTI LEI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61728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ENAZZI</text:p>
          </table:table-cell>
          <table:table-cell table:style-name="ce1" office:value-type="string" calcext:value-type="string">
            <text:p>NIPOTE AL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27653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ENAZZ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33-71916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225612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21622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5-60753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11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ENFATTI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04597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ENINCASA ENRI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329608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ERGAMI (NASTRO LAVORAZIO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6-631792</text:p>
          </table:table-cell>
          <table:table-cell table:style-name="ce1" office:value-type="string" calcext:value-type="string">
            <text:p>MANUTENZIONI RIPARAZIONI NASTRI TRASPORTATOR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BERGAMI (NASTRO LAVORAZIO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6-633708</text:p>
          </table:table-cell>
          <table:table-cell table:style-name="ce1" office:value-type="string" calcext:value-type="string">
            <text:p>MANUTENZIONI RIPARAZIONI NASTRI TRASPORTATOR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BERSANI LUCA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578631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ERSANI MARCO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365414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ERTO GIULIO</text:p>
          </table:table-cell>
          <table:table-cell table:style-name="ce1" office:value-type="string" calcext:value-type="string">
            <text:p>(DATO SETTEMBRE 2012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234880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ERTON (SCORZE' VENEZ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881961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ERTON (SCORZE' 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44522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EVERE ALFON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0885425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BEVERE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829529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BEVERE GUID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0-806207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BEVERE GUI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443234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7-8159347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9188458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641040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BEZECCHI ROBERTO</text:p>
          </table:table-cell>
          <table:table-cell table:style-name="ce1" office:value-type="string" calcext:value-type="string">
            <text:p>LUCA (ACCETTAZIONE OFFICINE BRENNERO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63120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EZECCHI ROBERTO</text:p>
          </table:table-cell>
          <table:table-cell table:style-name="ce1" office:value-type="string" calcext:value-type="string">
            <text:p>LUCA (ACCETTAZIONE OFFICINE BRENNERO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3123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EZECCHI ROBERTO</text:p>
          </table:table-cell>
          <table:table-cell table:style-name="ce1" office:value-type="string" calcext:value-type="string">
            <text:p>MASSIMO MANGANOTTI OFFICINE BRENNE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35023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EZECCH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838125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IANCHI ARMANDO S.R.L. (V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86993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IANCHI ARMANDO S.R.L. (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184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IANCHI ELVI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989340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IANCHI ELVIR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29419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BIANCOFIORE GI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428492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 office:value-type="string" calcext:value-type="string">
            <text:p>DIRETTO (ULTIMO VALIDO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9-893612</text:p>
          </table:table-cell>
          <table:table-cell table:style-name="ce1" office:value-type="string" calcext:value-type="string">
            <text:p>MANUTENZIONI RIPARAZIONI PES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 office:value-type="string" calcext:value-type="string">
            <text:p>RAPP.TE LUCA RAU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1567031 (1)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9-52707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cb@coopbilanciai.it" xlink:type="simple">cb@coopbilanciai.it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GIACOM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79373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LUCIA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792978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ROBER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790871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863-727909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GIACO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526325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LUCIAN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664829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72128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430346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2538125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BIOCHIMICA SIRACUSA</text:p>
          </table:table-cell>
          <table:table-cell table:style-name="ce1" office:value-type="string" calcext:value-type="string">
            <text:p>FIGLIO EMANU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542852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IOCHIMICA SIRACU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932-99166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SUO COMMERCIALIST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3089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SUO COMMERCIALIST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106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9-464815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3914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ISSOLO GABRIELE</text:p>
          </table:table-cell>
          <table:table-cell table:style-name="ce1" office:value-type="string" calcext:value-type="string">
            <text:p>AUTISTA GIUSEPP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6-500066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ISSOLO GABR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28442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ISSOLO GABRI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00169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ISSOLO LOR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113392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ISSOLO MIRK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714311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ISSOLO TARCIS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828938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IXIO CLAUDIO</text:p>
          </table:table-cell>
          <table:table-cell table:style-name="ce1" office:value-type="string" calcext:value-type="string">
            <text:p>PER CONFEZIONI NATALIZI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61403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61-96155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UTISTA CAMIKAZ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561233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UTISTA GIOV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471519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BARCAR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305832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61-96612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61-96026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 CHIAMARE PER VIAGG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61-950338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TTIA (FIGLIO BAGGIA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5344636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TITOLARE CARLO CHIAMARE PER VIAGG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11161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OARIN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511731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959605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1-554314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caenazzo.bocca@yahoo.it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ODIN GIUSEPPE</text:p>
          </table:table-cell>
          <table:table-cell table:style-name="ce1" office:value-type="string" calcext:value-type="string">
            <text:p>LUI ACQUISTA MOTORI CELLE USA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94524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OLLA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20273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OLLA FERDINAN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61202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ONATO</text:p>
          </table:table-cell>
          <table:table-cell table:style-name="ce1" office:value-type="string" calcext:value-type="string">
            <text:p>NICOLA (FIGLIO) ISOLA/BUTTAPIETRA PER GENTI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543827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ONFANTE MAR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55154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ONFANTE MAR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20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ONIARDI FRANCESCO</text:p>
          </table:table-cell>
          <table:table-cell table:style-name="ce1" office:value-type="string" calcext:value-type="string">
            <text:p>SECONDO NUMERO (DATO IL 23/12/14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58000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ONIARDI FRANCES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02316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ONINSEGNA GIAMBATTIST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2545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ONINSEGNA GIAMBATTISTA</text:p>
          </table:table-cell>
          <table:table-cell table:style-name="ce1" office:value-type="string" calcext:value-type="string">
            <text:p>GIAMBATTIST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851845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office:value-type="string" calcext:value-type="string">
            <text:p>BONINSEGNA MARCO</text:p>
          </table:table-cell>
          <table:table-cell/>
          <table:table-cell office:value-type="string" calcext:value-type="string">
            <text:p>CELL</text:p>
          </table:table-cell>
          <table:table-cell table:style-name="ce2" office:value-type="string" calcext:value-type="string">
            <text:p>340-8597116</text:p>
          </table:table-cell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2">
          <table:table-cell table:style-name="ce1" office:value-type="string" calcext:value-type="string">
            <text:p>BONINSEGNA MAR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25244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BONINSEGNA MARIO</text:p>
          </table:table-cell>
          <table:table-cell table:style-name="ce1" office:value-type="string" calcext:value-type="string">
            <text:p>ERM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858684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ORELLI BRU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5023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ORELLI G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50044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BORELLI OSVAL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43696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ORELLI OSVAL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5011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ORIN (SPAZZATRICE 6400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365505</text:p>
          </table:table-cell>
          <table:table-cell table:style-name="ce1" office:value-type="string" calcext:value-type="string">
            <text:p>MANUTENZIONI RIPARAZIONI SPAZZATRIC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BOSCOLO RO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31019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OTTONI (SCOPE BLU USO ALIMENT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70212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RA FRUTTA – VERONA</text:p>
          </table:table-cell>
          <table:table-cell table:style-name="ce1" office:value-type="string" calcext:value-type="string">
            <text:p>PAOLO PER ORD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6-676200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RA FRUTTA – VE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268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RAGANTINI (VR)</text:p>
          </table:table-cell>
          <table:table-cell table:style-name="ce1" office:value-type="string" calcext:value-type="string">
            <text:p>PER CELLE FRIGORIFER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0250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RESSAN FAB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50062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RESSAN FAB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78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RESSANONE PRODUTTORE</text:p>
          </table:table-cell>
          <table:table-cell table:style-name="ce1" office:value-type="string" calcext:value-type="string">
            <text:p>INS. RAD. PDZ LUGLIO -&gt; OTTOB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1-968655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REVIGLIERI (MACCHINE AGRICOL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713061</text:p>
          </table:table-cell>
          <table:table-cell table:style-name="ce1" office:value-type="string" calcext:value-type="string">
            <text:p>MANUTENZIONI RIPARAZIONI TRATTOR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BREVIGLIERI (MACCHINE AGRIC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37401</text:p>
          </table:table-cell>
          <table:table-cell table:style-name="ce1" office:value-type="string" calcext:value-type="string">
            <text:p>MANUTENZIONI RIPARAZIONI TRATTOR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BRIGATI (AZ.AGR.LE VERDURE)</text:p>
          </table:table-cell>
          <table:table-cell office:value-type="string" calcext:value-type="string">
            <text:p>FRANCESCO – PADRE (PARL.CON LUI PER PAGAMENTI)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9-8923436</text:p>
          </table:table-cell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2">
          <table:table-cell table:style-name="ce1" office:value-type="string" calcext:value-type="string">
            <text:p>BRIGATI (AZ.AGR.LE VERDURE)</text:p>
          </table:table-cell>
          <table:table-cell table:style-name="ce1" office:value-type="string" calcext:value-type="string">
            <text:p>GIORGIO – FIGL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4-771702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ROGATTO (WITT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075509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BRUM DEBOR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334653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ARMAND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31076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5-733032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31076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300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ORNELL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31076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31076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RUN GELMINO (BETTINA)</text:p>
          </table:table-cell>
          <table:table-cell table:style-name="ce1" office:value-type="string" calcext:value-type="string">
            <text:p>BETTIN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074396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RUN GE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323912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RUN GIMM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95625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RUN GIO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6-830624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RUN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66323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RUN MARIS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6-028958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RUN MARI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88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RUN TIZIA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845904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RUNELLI AGENZIA PRATICHE AUTOVEIC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851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RUNO ELIO</text:p>
          </table:table-cell>
          <table:table-cell table:style-name="ce1" office:value-type="string" calcext:value-type="string">
            <text:p>FIGLIO CI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57470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 office:value-type="string" calcext:value-type="string">
            <text:p>PADRE EL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63848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64904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nfo@brunoelio.com" xlink:type="simple">info@brunoelio.com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619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TR</text:p>
          </table:table-cell>
          <table:table-cell table:style-name="ce1" office:value-type="string" calcext:value-type="string">
            <text:p>MAURIZ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469942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T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3-37061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ULGARON GIANCARL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56201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ULGARON GIAN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469400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AUTISTA DIEG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72314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LEONARD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235529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4-7644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SIMON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05087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CINZI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07509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RAFFAELL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4892034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675206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BUSATO SRL</text:p>
          </table:table-cell>
          <table:table-cell table:style-name="ce1" office:value-type="string" calcext:value-type="string">
            <text:p>MANUEL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1432642</text:p>
          </table:table-cell>
          <table:table-cell table:style-name="ce1" office:value-type="string" calcext:value-type="string">
            <text:p>POSTEGGIO BERGAM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BUSATO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2990</text:p>
          </table:table-cell>
          <table:table-cell table:style-name="ce1" office:value-type="string" calcext:value-type="string">
            <text:p>POSTEGGIO BERGAM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BRONDOL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49056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CONCH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584529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36779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.OR.MA SOC. COOP. A R.L.</text:p>
          </table:table-cell>
          <table:table-cell table:style-name="ce1" office:value-type="string" calcext:value-type="string">
            <text:p>CELLE FRIGO x DEPOSI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86-75732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CCHIARELLI (ORTICOLA MARCHIGIAN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3-676528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ACCHIARELLI EURO (ORTICOLA MARCHIGIANA)</text:p>
          </table:table-cell>
          <table:table-cell table:style-name="ce1" office:value-type="string" calcext:value-type="string">
            <text:p>SOCIO MASSI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6048378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ACCHIARELLI EURO (ORTICOLA MARCHIGIANA)</text:p>
          </table:table-cell>
          <table:table-cell table:style-name="ce1" office:value-type="string" calcext:value-type="string">
            <text:p>STUDIO MACERATINI UFFICIO <text:span text:style-name="T1">PER PAGAMENTI</text:span>: MARA (2015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1-982054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ACCHIARELLI EURO (ORTICOLA MARCHIGIANA)</text:p>
          </table:table-cell>
          <table:table-cell table:style-name="ce1" office:value-type="string" calcext:value-type="string">
            <text:p>UFFICIO: FRANCESC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1-7574415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ACCHIARELLI EURO (ORTICOLA MARCHIGIA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6919457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AGNETTI (PER PEDANE LEG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21320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ILOTTO SILVIO</text:p>
          </table:table-cell>
          <table:table-cell table:style-name="ce1" office:value-type="string" calcext:value-type="string">
            <text:p>DIRETTO OFFICI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42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ILOTTO SILVI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5-862261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ILOTTO SILVIO</text:p>
          </table:table-cell>
          <table:table-cell table:style-name="ce1" office:value-type="string" calcext:value-type="string">
            <text:p>FAX PER RINNOVO ATP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62428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LANDRINI FRUTTA (PER MELONI IN BINS 2015)</text:p>
          </table:table-cell>
          <table:table-cell table:style-name="ce1" office:value-type="string" calcext:value-type="string">
            <text:p>DITTA CHE FA TRASPORTI PER LUI, VIENE A VERONA TUTTI I GIORNI A SCARICARE E POI RITORNA <text:s/>VERSO RIMINI VUOTO:: SABATI MICHELE “D.T. TRASPORTI”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276079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LANDRINI FRUTTA (PER MELONI IN BINS 2015)</text:p>
          </table:table-cell>
          <table:table-cell table:style-name="ce1" office:value-type="string" calcext:value-type="string">
            <text:p>FIGLIA DI FRANCO: MICHEL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1103811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LANDRINI FRUTTA (PER MELONI IN BINS 2015)</text:p>
          </table:table-cell>
          <table:table-cell table:style-name="ce1" office:value-type="string" calcext:value-type="string">
            <text:p>FRANCO (o francesco?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65672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LANDRINI FRUTTA (PER MELONI IN BINS 2015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41-62536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LANDRINI FRUTTA (PER MELONI IN BINS 2015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1-62536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LANDRINI FRUTTA (PER MELONI IN BINS 2015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41-157161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LANDRINI FRUTTA (PER MELONI IN BINS 2015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1-6814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LANDRINI FRUTTA (PER MELONI IN BINS 2015)</text:p>
          </table:table-cell>
          <table:table-cell table:style-name="ce1" office:value-type="string" calcext:value-type="string">
            <text:p>FAX PAGAMENT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41-68353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LDARELLA VINCENZO (FOGGIA)</text:p>
          </table:table-cell>
          <table:table-cell table:style-name="ce1" office:value-type="string" calcext:value-type="string">
            <text:p>SILV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2250646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ALDARELLA VINCENZO (FOGGIA)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815645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ALIARI (SALIZZ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0098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 office:value-type="string" calcext:value-type="string">
            <text:p>VENDITORE SIG.PERON ANTON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35438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9-870193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119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294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CAMARELLA – KAT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96114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KATIA – PER CARTO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2-594974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PER CARTA POLITENATA O CELOFAN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194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SOLEFRUTTA – KAT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547016 (1)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TITOLARE RO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595370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MBISE TRASAC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936807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AMPAGNARO GIOVANNI (MEST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31092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MPAGNARO GIOVANNI (MEST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31095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MT</text:p>
          </table:table-cell>
          <table:table-cell table:style-name="ce1" office:value-type="string" calcext:value-type="string">
            <text:p>MERCATO BOLOGN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1-286112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MT</text:p>
          </table:table-cell>
          <table:table-cell table:style-name="ce1" office:value-type="string" calcext:value-type="string">
            <text:p>MERCATO BOLOG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1-286110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NTARELLA FRANCESCO</text:p>
          </table:table-cell>
          <table:table-cell table:style-name="ce1" office:value-type="string" calcext:value-type="string">
            <text:p>NEGOZIO ORTOF. ISOLA DELLA SCAL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33114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NTARELLA FRANCESCO</text:p>
          </table:table-cell>
          <table:table-cell table:style-name="ce1" office:value-type="string" calcext:value-type="string">
            <text:p>NEGOZIO ORTOF. ISOLA DELLA SCAL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0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NTARELLA GERM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2564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PASSO (ORTOF.CAPASSO SRL)</text:p>
          </table:table-cell>
          <table:table-cell table:style-name="ce1" office:value-type="string" calcext:value-type="string">
            <text:p>PER PAGAMENTI SIG.RA “LAURA”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21-45739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PASSO (ORTOF.CAPASSO SRL)</text:p>
          </table:table-cell>
          <table:table-cell table:style-name="ce1" office:value-type="string" calcext:value-type="string">
            <text:p>TITOLARE: PA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62155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PASSO (ORTOF.CAPASSO SRL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21-49102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PASSO (ORTOF.CAPASSO SRL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nfo.ortocapasso@virgilio.it" xlink:type="simple">info.ortocapasso@virgilio.it</text:a>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CAPASSO (ORTOF.CAPASSO SRL)</text:p>
          </table:table-cell>
          <table:table-cell table:style-name="ce1"/>
          <table:table-cell table:style-name="ce1" office:value-type="string" calcext:value-type="string">
            <text:p>PEC</text:p>
          </table:table-cell>
          <table:table-cell table:style-name="ce11" office:value-type="string" calcext:value-type="string">
            <text:p><text:a xlink:href="mailto:ortocapasso@pec.it" xlink:type="simple">ortocapasso@pec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3918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3918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236140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3908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5-702713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VALE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5327456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VALER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5-702156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0-719888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70-28226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464300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834021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0-28226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RDUCCI LAURO (AZ.AGR.)</text:p>
          </table:table-cell>
          <table:table-cell table:style-name="ce1" office:value-type="string" calcext:value-type="string">
            <text:p>INSALATA MARCH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527578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6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CARLINI GIORGIO (VILLAFRANCA)</text:p>
          </table:table-cell>
          <table:table-cell table:style-name="ce1" office:value-type="string" calcext:value-type="string">
            <text:p>FIGLIO AL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320951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RLINI GIORGIO (VILLAFRANCA)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462859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RLINI GIORGIO (VILLAFRANC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97172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RLINI GIORGIO (VILLAFRANCA)</text:p>
          </table:table-cell>
          <table:table-cell table:style-name="ce1" office:value-type="string" calcext:value-type="string">
            <text:p>LILL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286012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RLINI SALIZZO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0188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RMELA NAPOL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456151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RROZZIERE QUAGLIATO BENI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5334712</text:p>
          </table:table-cell>
          <table:table-cell table:style-name="ce1" office:value-type="string" calcext:value-type="string">
            <text:p>MANUTENZIONI RIPARAZIONI CARROZZIER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ARTOPLASTICA</text:p>
          </table:table-cell>
          <table:table-cell table:style-name="ce1" office:value-type="string" calcext:value-type="string">
            <text:p>SILVESTRIN SANT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93-987087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RTOPLASTIC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2-69079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RTOPLASTIC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2-6907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426818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20273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518638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SAROTTI F.LLI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5012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SAROTTI F.LLI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42680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SCONE</text:p>
          </table:table-cell>
          <table:table-cell table:style-name="ce1" office:value-type="string" calcext:value-type="string">
            <text:p>RAGUSA – SICILI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7792073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GESTORE IMPRESE – GENNAIO 2016 – CRISTINA CADUR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8735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GESTORE IMPRESE – GENNAIO 2016 – CRISTINA CADUR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11-093807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GESTORE IMPRESE – GENNAIO 2016 – CRISTINA CADUR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6-822097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GESTORE IMPRESE – GENNAIO 2016 – CRISTINA CADURA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cristina.cadura@crveneto.it" xlink:type="simple">cristina.cadura@crveneto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SIGNORA GIRARDI DIRET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8735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SPECIAL AGRICOLTURA – MAURIZIO LOVO (MAGGIO 2016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4-693120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SPECIAL AGRICOLTURA – MAURIZIO LOVO (MAGGIO 2016)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maurizio.lovo@intesasanpaolo.com" xlink:type="simple">maurizio.lovo@intesasanpaolo.com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SSA DI RISPARMIO DEL VENETO (FIL ISOL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3013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SSA DI RISPARMIO DEL VENETO (FIL 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1088</text:p>
          </table:table-cell>
          <table:table-cell table:style-name="ce1" office:value-type="string" calcext:value-type="string">
            <text:p>BAN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ASTIGLIA SALVATOR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23265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STIGLIA SALVATOR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2-44424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STIGLIONI GIANFRANCO (COMPUTEK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5-992355</text:p>
          </table:table-cell>
          <table:table-cell table:style-name="ce1" office:value-type="string" calcext:value-type="string">
            <text:p>ASSISTENZA COMPUTER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ASTIGLIONI GIANFRANCO (COMPUTEK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992322</text:p>
          </table:table-cell>
          <table:table-cell table:style-name="ce1" office:value-type="string" calcext:value-type="string">
            <text:p>ASSISTENZA COMPUTER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ATAL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65750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TALI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5-65923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UCCHILI STEFANO</text:p>
          </table:table-cell>
          <table:table-cell table:style-name="ce1" office:value-type="string" calcext:value-type="string">
            <text:p>PRODUTTORE VILLA FONTAN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543004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ENTRO DEL PNEUMATICO COLTRO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080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ENTRO DEL PNEUMATICO COLTRO</text:p>
          </table:table-cell>
          <table:table-cell table:style-name="ce1" office:value-type="string" calcext:value-type="string">
            <text:p>NOGAR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8732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office:value-type="string" calcext:value-type="string">
            <text:p>CENTRO DEL PNEUMATICO COLTRO</text:p>
          </table:table-cell>
          <table:table-cell/>
          <table:table-cell office:value-type="string" calcext:value-type="string">
            <text:p>CELL</text:p>
          </table:table-cell>
          <table:table-cell table:style-name="ce2" office:value-type="string" calcext:value-type="string">
            <text:p>331-3447091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CENTROUFFIC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850059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CENTROUFFIC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85145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 office:value-type="string" calcext:value-type="string">
            <text:p>DIRETTORE ROSSANO SIGNOR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616256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 office:value-type="string" calcext:value-type="string">
            <text:p>DIRETTORE ROSSANO SIGNORINI</text:p>
          </table:table-cell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rossano.signorini@cereabanca1897.it" xlink:type="simple">rossano.signorini@cereabanca1897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616268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8020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8020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ANGE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2290511</text:p>
          </table:table-cell>
          <table:table-cell table:style-name="ce1" office:value-type="string" calcext:value-type="string">
            <text:p>MANUTENZIONI RIPARAZIONI CARRELLI ELEVATOR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MASSIMO DE CARLI VENDITO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2290510</text:p>
          </table:table-cell>
          <table:table-cell table:style-name="ce1" office:value-type="string" calcext:value-type="string">
            <text:p>MANUTENZIONI RIPARAZIONI CARRELLI ELEVATOR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0924</text:p>
          </table:table-cell>
          <table:table-cell table:style-name="ce1" office:value-type="string" calcext:value-type="string">
            <text:p>MANUTENZIONI RIPARAZIONI CARRELLI ELEVATOR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0926</text:p>
          </table:table-cell>
          <table:table-cell table:style-name="ce1" office:value-type="string" calcext:value-type="string">
            <text:p>MANUTENZIONI RIPARAZIONI CARRELLI ELEVATOR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HECCH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29971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HELAB</text:p>
          </table:table-cell>
          <table:table-cell table:style-name="ce1" office:value-type="string" calcext:value-type="string">
            <text:p>DOTTOR NICCH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81119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HELAB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3-71505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HELAB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3-717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HIARAVALLE ANGELO</text:p>
          </table:table-cell>
          <table:table-cell table:style-name="ce1" office:value-type="string" calcext:value-type="string">
            <text:p>GERRY RAGIONIE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1567260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office:value-type="string" calcext:value-type="string">
            <text:p>CHIARAVALLE ANGELO</text:p>
          </table:table-cell>
          <table:table-cell office:value-type="string" calcext:value-type="string">
            <text:p>MAGAZZINO (SIG.GERRY)</text:p>
          </table:table-cell>
          <table:table-cell office:value-type="string" calcext:value-type="string">
            <text:p>TEL</text:p>
          </table:table-cell>
          <table:table-cell table:style-name="ce2" office:value-type="string" calcext:value-type="string">
            <text:p>0863-444271</text:p>
          </table:table-cell>
          <table:table-cell table:style-name="ce1" office:value-type="string" calcext:value-type="string">
            <text:p>PRODOTTI AVEZZANO</text:p>
          </table:table-cell>
          <table:table-cell/>
          <table:table-cell table:style-name="ce1" table:number-columns-repeated="247"/>
          <table:table-cell table:number-columns-repeated="771"/>
        </table:table-row>
        <table:table-row table:style-name="ro2">
          <table:table-cell table:style-name="ce1" office:value-type="string" calcext:value-type="string">
            <text:p>CHIARAVALLE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919865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office:value-type="string" calcext:value-type="string">
            <text:p>CHIARAVALLE ANGELO</text:p>
          </table:table-cell>
          <table:table-cell/>
          <table:table-cell office:value-type="string" calcext:value-type="string">
            <text:p>FAX</text:p>
          </table:table-cell>
          <table:table-cell table:style-name="ce2" office:value-type="string" calcext:value-type="string">
            <text:p>0863-444271</text:p>
          </table:table-cell>
          <table:table-cell table:style-name="ce1" office:value-type="string" calcext:value-type="string">
            <text:p>PRODOTTI AVEZZANO</text:p>
          </table:table-cell>
          <table:table-cell/>
          <table:table-cell table:style-name="ce1" table:number-columns-repeated="247"/>
          <table:table-cell table:number-columns-repeated="771"/>
        </table:table-row>
        <table:table-row table:style-name="ro2">
          <table:table-cell table:style-name="ce1" office:value-type="string" calcext:value-type="string">
            <text:p>CHIARAVALLE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410253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HIEREGATO PIER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42706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HIEREGATO PI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6754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HIODIN ERMAN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50071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HIODIN ERMAN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05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172207411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9-77824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9-7670691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IAVARELLA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024876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ICONE ARMANDO (MEDIATORE FOND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92442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ICONE ARMANDO (MEDIATORE FOND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71-50396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IESSE PAPER (CARTONI)</text:p>
          </table:table-cell>
          <table:table-cell table:style-name="ce1" office:value-type="string" calcext:value-type="string">
            <text:p>FABRIZIO GOV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39839</text:p>
          </table:table-cell>
          <table:table-cell table:style-name="ce1" office:value-type="string" calcext:value-type="string">
            <text:p>IMBALLAGGI CASSETTE CARTON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IESSE PAPER (CARTON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522-976837</text:p>
          </table:table-cell>
          <table:table-cell table:style-name="ce1" office:value-type="string" calcext:value-type="string">
            <text:p>IMBALLAGGI CASSETTE CARTON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IESSE PAPER (CARTON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22-976761</text:p>
          </table:table-cell>
          <table:table-cell table:style-name="ce1" office:value-type="string" calcext:value-type="string">
            <text:p>IMBALLAGGI CASSETTE CARTON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ILLA LUIGI</text:p>
          </table:table-cell>
          <table:table-cell table:style-name="ce1" office:value-type="string" calcext:value-type="string">
            <text:p>impiegata: LUCIA (DALLE 15.30 DEL POMERIGGI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1-233104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ILLA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1436371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BRU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605710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496023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2841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IRELLI MICHELE (ZUCCHE) BORGOFORTE (MN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842206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IT CENTRO IMBALLAGGIO TECNIC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4-636252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CLA</text:p>
          </table:table-cell>
          <table:table-cell table:style-name="ce1" office:value-type="string" calcext:value-type="string">
            <text:p>GUGLIELMO BAGG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33511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C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81650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CLESSIDRA RISTORA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7370170</text:p>
          </table:table-cell>
          <table:table-cell table:style-name="ce1" office:value-type="string" calcext:value-type="string">
            <text:p>RISTORANT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O.SVA (PER SEDANO)</text:p>
          </table:table-cell>
          <table:table-cell table:style-name="ce1" office:value-type="string" calcext:value-type="string">
            <text:p>RIGA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998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.SVA (PER SEDANO)</text:p>
          </table:table-cell>
          <table:table-cell table:style-name="ce1" office:value-type="string" calcext:value-type="string">
            <text:p>SEVER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8-48948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.SVA (PER SED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6-38301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65848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DANILO E GRAZ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43669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96600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GEM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1-5543399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COGEM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54343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COLOMBI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859156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LOMB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054636-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LOMB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96509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LT.OR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863-8034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LT.OR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81953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LT.O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802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MINATO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0-412368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MPARINI RICCAR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496532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MPARINI RICCAR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4516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MUNELLO GIULIO SPA</text:p>
          </table:table-cell>
          <table:table-cell table:style-name="ce1" office:value-type="string" calcext:value-type="string">
            <text:p>VICENZ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45556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COMUNELLO GIULIO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4-58235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MUNELLO GIULIO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4-58235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NCA DEL FUC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8656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NCA DEL FUC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60050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NCA DEL FUC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8-717022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 office:value-type="string" calcext:value-type="string">
            <text:p>GIAMPAOLO AVANZ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80884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8335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5011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NSORZIO PICCOLI FRUTTI</text:p>
          </table:table-cell>
          <table:table-cell table:style-name="ce1" office:value-type="string" calcext:value-type="string">
            <text:p>MAGAZZINIERE ANDRE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337171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NTINI MILANO</text:p>
          </table:table-cell>
          <table:table-cell table:style-name="ce1" office:value-type="string" calcext:value-type="string">
            <text:p>LUCA AMBROSET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31847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NTINI MIL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518194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OP. CANCA (AVEZZANO)</text:p>
          </table:table-cell>
          <table:table-cell table:style-name="ce1" office:value-type="string" calcext:value-type="string">
            <text:p>SALVATOR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68-7170256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OOP. CANCA (AVEZZANO)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68-7170223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ROBERTO PER BANCALI ANCHE USATI (EURO € ?? O NOSTRI € 1,30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42016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SERGIO (MASSALONG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30780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159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50151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OP. IL MELONE (ERBE' BISS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2505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OP. LUSCIANESE (PER MELONI)</text:p>
          </table:table-cell>
          <table:table-cell table:style-name="ce1" office:value-type="string" calcext:value-type="string">
            <text:p>GIOVANNI GRIMALD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21222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OP. LUSCIANESE (PER MEL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503664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OP. ORTICOLA DI CONTRADA BAGNI SRL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217420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OP.FACCHINI (VERONA)</text:p>
          </table:table-cell>
          <table:table-cell table:style-name="ce1" office:value-type="string" calcext:value-type="string">
            <text:p>PIATTAFORMA LOGISTICA – ANDRE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753174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OP.FUCINO SEMENTI (AVEZZANO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835077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OOP.FUCINO SEMENTI (AVEZ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2193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OOP.FUCINO SEMENTI (AVEZZ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2804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OLGA (CONTABILITA'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205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TESINI ANTON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241895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TESINI ANTON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069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ABITAZION ELI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2-45801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ELIS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782574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TITOLARE: ULDERI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37094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21-45681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21-49146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882-554147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 office:value-type="string" calcext:value-type="string">
            <text:p>ULTIMO 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3578037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3810660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1890255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553067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ORSI TRASPORTI (TRASP.ESTERO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159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817374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6040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6032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RSO WALTER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07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RSO WALTER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80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RTE VECIA AZIENDA AGRICOLA</text:p>
          </table:table-cell>
          <table:table-cell table:style-name="ce1" office:value-type="string" calcext:value-type="string">
            <text:p>ANTONIO MARIOTTO (PADRE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601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RTE VECIA AZIENDA AGRICOLA</text:p>
          </table:table-cell>
          <table:table-cell table:style-name="ce1" office:value-type="string" calcext:value-type="string">
            <text:p>MASSIMO MARIOTTO (FIGLIO) (EX PECANA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360620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RTE VECIA AZIENDA 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63632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RTINOVIS WALTER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2518391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CORTINOVIS WALTE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299526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COS – COOP.ORTOLANI SOTTOMARINA</text:p>
          </table:table-cell>
          <table:table-cell table:style-name="ce1" office:value-type="string" calcext:value-type="string">
            <text:p>MARCO (CHIAMARE LUI PER CARICHI IN MAGAZZIN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369718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COS – COOP.ORTOLANI SOTTOMARINA</text:p>
          </table:table-cell>
          <table:table-cell table:style-name="ce1" office:value-type="string" calcext:value-type="string">
            <text:p>RENZ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232647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716219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17526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MART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362953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RAFFA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896861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607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CREDEM BANCA (SEDE VILLAFRANCA)</text:p>
          </table:table-cell>
          <table:table-cell table:style-name="ce1" office:value-type="string" calcext:value-type="string">
            <text:p>DIRETTORE SIG.POLI FRANCES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116934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REDEM BANCA (SEDE VILLAFRANCA)</text:p>
          </table:table-cell>
          <table:table-cell table:style-name="ce1" office:value-type="string" calcext:value-type="string">
            <text:p>DIRETTORE SIG.POLI FRANCESC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90341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REDEM BANCA (SEDE VILLAFRANCA)</text:p>
          </table:table-cell>
          <table:table-cell table:style-name="ce1" office:value-type="string" calcext:value-type="string">
            <text:p>DIRETTORE SIG.POLI FRANCESCO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francesco.poli@credem.it" xlink:type="simple">francesco.poli@credem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REDEM BANCA (SEDE VILLAFRANCA)</text:p>
          </table:table-cell>
          <table:table-cell table:style-name="ce1" office:value-type="string" calcext:value-type="string">
            <text:p>DIRETTORE SIG.POLI FRANCESC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3580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RISTOFOLI TOMA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850571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UCCHI ALFRE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648723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A.TA. VISION SNC (ALLARME BRUN GELMINO) (TIZIO CHE HO TROVATO DA GARIS)</text:p>
          </table:table-cell>
          <table:table-cell table:style-name="ce1" office:value-type="string" calcext:value-type="string">
            <text:p>AMMINISTRAZIONE O REPERIBILE NEI NOTTUR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45539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A.TA. VISION SNC (ALLARME BRUN GELMINO) (TIZIO CHE HO TROVATO DA GARIS)</text:p>
          </table:table-cell>
          <table:table-cell table:style-name="ce1" office:value-type="string" calcext:value-type="string">
            <text:p>REPERIBILE TON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213798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ADDON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883559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ADONE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925311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ADONE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99431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ADONE MASSIMI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795397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ADONE MASSIMIL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99317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39398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9-65674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9-65674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AL BARCO FAUS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0-69491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AL BARCO FAUS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956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 office:value-type="string" calcext:value-type="string">
            <text:p>GIUL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154022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154022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5-60901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237</text:p>
          </table:table-cell>
          <table:table-cell table:style-name="ce1" office:value-type="string" calcext:value-type="string">
            <text:p>POSEGGIO PADOV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326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AL BOSCO ORL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7100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AL BOSCO PRI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17504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ALL'OCA (ERBE')</text:p>
          </table:table-cell>
          <table:table-cell table:style-name="ce1" office:value-type="string" calcext:value-type="string">
            <text:p>BASILICO IN VASET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176897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AN FRUTTA</text:p>
          </table:table-cell>
          <table:table-cell table:style-name="ce1" office:value-type="string" calcext:value-type="string">
            <text:p>POSTEGGIO PADOV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183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GIUL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4414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194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MIR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20966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ARIO ALFONS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6329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ATHEO SRL</text:p>
          </table:table-cell>
          <table:table-cell table:style-name="ce1" office:value-type="string" calcext:value-type="string">
            <text:p>GALIMBERTI FERDINAND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11511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ATHEO SRL</text:p>
          </table:table-cell>
          <table:table-cell table:style-name="ce1" office:value-type="string" calcext:value-type="string">
            <text:p>POSTEGGIO MILA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846571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ATHEO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2-846571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ATUR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23-86317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AVIDE OLIVETT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69129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UFFICIO XPAG:FRANCESCO XRICAVI:ROBERT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1-286123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VENDITORE MELONI – ANTON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157338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VENDITORE UG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06431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E CARLI (X MELONI BIONDE)</text:p>
          </table:table-cell>
          <table:table-cell table:style-name="ce1" office:value-type="string" calcext:value-type="string">
            <text:p>ANDREA FIGL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190846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E CARLI (X MELONI BIONDE)</text:p>
          </table:table-cell>
          <table:table-cell table:style-name="ce1" office:value-type="string" calcext:value-type="string">
            <text:p>CARLO (ZIO O PADR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812142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E CRISTOFARO ALFON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718677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E CRISTOFARO ALFONS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5522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E IORIS MA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8-307411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E STEFA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39825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E STEFA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02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E VINCENZI BRU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2548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ECUZZI ROCCO (MAG. TORI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11-001477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ECUZZI ROCCO (MAG. TORI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1-001477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ERATTIZZAZIONE 3D SERVIC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930697</text:p>
          </table:table-cell>
          <table:table-cell table:style-name="ce1" office:value-type="string" calcext:value-type="string">
            <text:p>DERATTIZZAZION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DESPAR</text:p>
          </table:table-cell>
          <table:table-cell table:style-name="ce1" office:value-type="string" calcext:value-type="string">
            <text:p>DR. FIG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763696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ESPAR</text:p>
          </table:table-cell>
          <table:table-cell table:style-name="ce1" office:value-type="string" calcext:value-type="string">
            <text:p>DR. FIGI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62-52056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ESPAR 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62-53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ESPAR 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62-52057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I MARIA PIERLUIGI</text:p>
          </table:table-cell>
          <table:table-cell table:style-name="ce1" office:value-type="string" calcext:value-type="string">
            <text:p>NOTAIO NOGAR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51111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 office:value-type="string" calcext:value-type="string">
            <text:p>COOPERATIV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642588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617992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837952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646558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DI ROCCO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3514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117425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120213006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77514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ISCONZI LUC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8731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ORO LINO</text:p>
          </table:table-cell>
          <table:table-cell table:style-name="ce1" office:value-type="string" calcext:value-type="string">
            <text:p>ALESSAND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626395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ORO MICHELE</text:p>
          </table:table-cell>
          <table:table-cell table:style-name="ce1" office:value-type="string" calcext:value-type="string">
            <text:p>PRIMA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52307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ORO MICHELE</text:p>
          </table:table-cell>
          <table:table-cell table:style-name="ce1" office:value-type="string" calcext:value-type="string">
            <text:p>SECONDARIO (RISPONDE LA MOGLI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105894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OS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23441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RAGO SCAVI SAS – CAPRARA ANTONIO</text:p>
          </table:table-cell>
          <table:table-cell table:style-name="ce1" office:value-type="string" calcext:value-type="string">
            <text:p>PELLEGRIN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33039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RAGO SCAVI SAS – CAPRARA ANTONIO</text:p>
          </table:table-cell>
          <table:table-cell table:style-name="ce1" office:value-type="string" calcext:value-type="string">
            <text:p>PELLEGRI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3039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RIVING COMPETITION</text:p>
          </table:table-cell>
          <table:table-cell table:style-name="ce1" office:value-type="string" calcext:value-type="string">
            <text:p>(CICCION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944258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RIVING COMPETITI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268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RIVING COMPETITI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31267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UE ERRE (POSTEGGIO PADOVA)</text:p>
          </table:table-cell>
          <table:table-cell table:style-name="ce1" office:value-type="string" calcext:value-type="string">
            <text:p>POSTEGGI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9-762847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UE ERRE (POSTEGGIO 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9-762847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UE ERRE (POSTEGGI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152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ELECTRONIC SERVICE ITALIA</text:p>
          </table:table-cell>
          <table:table-cell table:style-name="ce1" office:value-type="string" calcext:value-type="string">
            <text:p>PER STAMPANTE Z4M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0142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ELETTRAUTO LANZ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6011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ELETTRICISTA (GHIRIGATO DORIANO)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2621</text:p>
          </table:table-cell>
          <table:table-cell table:style-name="ce1" office:value-type="string" calcext:value-type="string">
            <text:p>MANUTENZIONI RIPARAZIONI ELETTRAUT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ELETTRICISTA (GHIRIGATO DORI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4213879</text:p>
          </table:table-cell>
          <table:table-cell table:style-name="ce1" office:value-type="string" calcext:value-type="string">
            <text:p>MANUTENZIONI RIPARAZIONI ELETTRICIST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895569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9-60339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9-611918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EMME PIU' (CESILIO)</text:p>
          </table:table-cell>
          <table:table-cell table:style-name="ce1" office:value-type="string" calcext:value-type="string">
            <text:p>LUIGI (SOCIO CESILIO)</text:p>
          </table:table-cell>
          <table:table-cell table:style-name="ce1"/>
          <table:table-cell table:style-name="ce11" office:value-type="string" calcext:value-type="string">
            <text:p>388-5623354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ENEL DI LEGNAG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01949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ENEL VERONA</text:p>
          </table:table-cell>
          <table:table-cell table:style-name="ce1" office:value-type="string" calcext:value-type="string">
            <text:p>SIG.PARISATO ALESSAND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953824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ENEL VE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7119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ERRANI (AGEN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5-90033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691179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6137347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691272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ROME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334624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APO SIG.PETER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910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ETTO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243456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LORENZ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105979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EUROCARGO (EX CARVIPER?) -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127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EUROPOOOL</text:p>
          </table:table-cell>
          <table:table-cell table:style-name="ce1" office:value-type="string" calcext:value-type="string">
            <text:p>EUGENIO DE NARD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717725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EUROPOOOL</text:p>
          </table:table-cell>
          <table:table-cell table:style-name="ce1" office:value-type="string" calcext:value-type="string">
            <text:p>EUGENIO DE NARD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2-269490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9037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MAGAZZINO (X MELONI ELENA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241002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ARMIDO RAGNOL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9037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MAESTRINI GIORD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9037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POSTEGGI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0-353054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POSTEGGIO 1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353055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POSTEGGIO 2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354289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VACCARI DANI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850413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VACCARI FULV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712560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VACCARI MARCO (PER MELONI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074080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VACCARI STEF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826532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ECNICO SIG.ADR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05310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IT. FABRIZIO E BRIGNA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974711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ITOLARE ZILIA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2939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EUROVERDE (MERCATO VERONA)</text:p>
          </table:table-cell>
          <table:table-cell table:style-name="ce1" office:value-type="string" calcext:value-type="string">
            <text:p>VENDITORE LUC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8364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EVERGREEN (AVEZZANO)</text:p>
          </table:table-cell>
          <table:table-cell table:style-name="ce1" office:value-type="string" calcext:value-type="string">
            <text:p>ATTILIO TITO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9020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EVERGREEN (AVEZZ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867848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 office:value-type="string" calcext:value-type="string">
            <text:p>TITOLARE SIG. ANNOVI (FIGLI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68195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 office:value-type="string" calcext:value-type="string">
            <text:p>TITOLARE SIG. ANNOVI (PADR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57499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9-57359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9-55808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office:value-type="string" calcext:value-type="string">
            <text:p>F.LLI BISCO SNC (X ZUCCHE)</text:p>
          </table:table-cell>
          <table:table-cell office:value-type="string" calcext:value-type="string">
            <text:p>RAIMONDO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5-1206816</text:p>
          </table:table-cell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2">
          <table:table-cell office:value-type="string" calcext:value-type="string">
            <text:p>F.LLI BISCO SNC (X ZUCCHE)</text:p>
          </table:table-cell>
          <table:table-cell/>
          <table:table-cell office:value-type="string" calcext:value-type="string">
            <text:p>FAX</text:p>
          </table:table-cell>
          <table:table-cell table:style-name="ce2" office:value-type="string" calcext:value-type="string">
            <text:p>0426-993818</text:p>
          </table:table-cell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2">
          <table:table-cell office:value-type="string" calcext:value-type="string">
            <text:p>F.LLI BISCO SNC (X ZUCCHE)</text:p>
          </table:table-cell>
          <table:table-cell/>
          <table:table-cell office:value-type="string" calcext:value-type="string">
            <text:p>TEL</text:p>
          </table:table-cell>
          <table:table-cell table:style-name="ce2" office:value-type="string" calcext:value-type="string">
            <text:p>0426-43297</text:p>
          </table:table-cell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4" office:value-type="string" calcext:value-type="string">
            <text:p>* CORRAD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266076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4" office:value-type="string" calcext:value-type="string">
            <text:p>* DIEGO = per radicchio lung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331813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4" office:value-type="string" calcext:value-type="string">
            <text:p>* MIRCO = per pan di zucchero (quando non c'è corrad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92522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97765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IERE GIAMPIET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969499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8414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 CENTRALIN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98306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 RICEVIMENTO MERCE LOGISTICA ORDIN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98414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 VERO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614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nfo@brunosrl.net" xlink:type="simple">info@brunosrl.ne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.LLI RO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42-42800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AL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94087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ANDREA (VENDITOR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94028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ROBERTO (VENDITOR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032596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5-41266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5-41555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5-422182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5-422252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ABBRI MARIO (RIMINI)</text:p>
          </table:table-cell>
          <table:table-cell table:style-name="ce1" office:value-type="string" calcext:value-type="string">
            <text:p>TITOLARE MA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64909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ABBRI MARIO (RIMIN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1-33153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ABBRI MARIO (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1-33023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ACCHINI DONATO (BS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264059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30-264059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style-name="ce1" office:value-type="string" calcext:value-type="string">
            <text:p>RESP.QUALIT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nfo@facchininatura.com" xlink:type="simple">info@facchininatura.com</text:a>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style-name="ce1" office:value-type="string" calcext:value-type="string">
            <text:p>SARTOR ANDREA PER ORD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3921825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264053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ACCINI GIANNI</text:p>
          </table:table-cell>
          <table:table-cell table:style-name="ce5"/>
          <table:table-cell table:style-name="ce1" office:value-type="string" calcext:value-type="string">
            <text:p><text:s/></text:p>
          </table:table-cell>
          <table:table-cell table:style-name="ce11" office:value-type="string" calcext:value-type="string">
            <text:p>348-972315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ACCINI GIANNI</text:p>
          </table:table-cell>
          <table:table-cell table:style-name="ce5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5419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ACCINI NAN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5407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ACCINI 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114543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ACCIOLI V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014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AGIONI (PEDANE LEGNO USAT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069038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FALAVIGNA ARDUINO (MONTAL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1029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0-3630610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FAX CAS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85-783153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4631781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MOGLI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7368257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FAZION VIANE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08354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844677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10-745678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0-745678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ERRARA MARIO</text:p>
          </table:table-cell>
          <table:table-cell table:style-name="ce1" office:value-type="string" calcext:value-type="string">
            <text:p>METAPON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8-784916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ERRARI E FRANCESCHETTI</text:p>
          </table:table-cell>
          <table:table-cell table:style-name="ce1" office:value-type="string" calcext:value-type="string">
            <text:p>SEDANO E SOTTACET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400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ERRARI LUIGI DOTTOR</text:p>
          </table:table-cell>
          <table:table-cell table:style-name="ce1" office:value-type="string" calcext:value-type="string">
            <text:p>PER FAGIOLI BORLOTTI TACCOLE ETC...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19953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ERRARI LUIGI DOTTO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402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ERRO (PER RADICCHIO ISOLA DELLA SCALA)(RANCAN LUCIANA)</text:p>
          </table:table-cell>
          <table:table-cell table:style-name="ce1" office:value-type="string" calcext:value-type="string">
            <text:p>DISCARICA/ISOLA ECOLOGICA ISOLA DELLA SCAL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111893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668277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351575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793406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FILIPPI X FOGNATUURE (DETTO: GIGI MER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976481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243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ALESSANDRA (FIGLIA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69322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FABIO (PADR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858470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ILIPPINI ROBERTO – VIGAS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520878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ILIPPO NOVIELLI (BOLOGNA ?)</text:p>
          </table:table-cell>
          <table:table-cell table:style-name="ce1" office:value-type="string" calcext:value-type="string">
            <text:p>MEDIATORE PER ESTERO (GERMANIA AUSTRIA ETC) RADICCH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2-5316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ILIPPO NOVIELLI (BOLOGNA ?)</text:p>
          </table:table-cell>
          <table:table-cell table:style-name="ce1" table:number-columns-repeated="2"/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IMEZ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254715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IORINO NATAL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55003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IORINO NATAL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53709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ITO</text:p>
          </table:table-cell>
          <table:table-cell table:style-name="ce1" office:value-type="string" calcext:value-type="string">
            <text:p>ZAFFARAN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39711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7691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7693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OGGINI</text:p>
          </table:table-cell>
          <table:table-cell table:style-name="ce1" office:value-type="string" calcext:value-type="string">
            <text:p>CARMINE – MURATO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219267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OGGINI GIANFRAN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282494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ONDIARIA SAI ASSICURAZIONE</text:p>
          </table:table-cell>
          <table:table-cell table:style-name="ce1" office:value-type="string" calcext:value-type="string">
            <text:p>FONDIARIA SA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8448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ONDIARIA SAI ASSICURAZIONE</text:p>
          </table:table-cell>
          <table:table-cell table:style-name="ce1" office:value-type="string" calcext:value-type="string">
            <text:p>FONDIARIA SAI (SIG.BERTONCINI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41104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OR (4) COMPANY SRL</text:p>
          </table:table-cell>
          <table:table-cell table:style-name="ce1" office:value-type="string" calcext:value-type="string">
            <text:p>ZUSI VALERI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81288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OR (4) COMPANY SRL</text:p>
          </table:table-cell>
          <table:table-cell table:style-name="ce1" office:value-type="string" calcext:value-type="string">
            <text:p>ZUSI VALERIA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zusi@4company.it" xlink:type="simple">zusi@4company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OR (4) MY SELECTION UG</text:p>
          </table:table-cell>
          <table:table-cell table:style-name="ce1" office:value-type="string" calcext:value-type="string">
            <text:p>SIG. PHILIP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7-715311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ORMAGLIO LUCIANO E C. SNC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04504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ORMAGLIO LUCIANO E C. SNC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5-2466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ORMAGLIO ORTOF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42-9206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ORMIGAR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6-182584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78425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78426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UTISTA MAR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860204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PAOLO (ORGANIZZA AUTISTI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76679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ORNARI CLAUDIO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7543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ORNARI CLAUDIO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72379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ABITAZIONE GIUSEPP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72097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DAM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78425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376-71407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78426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7654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ORSINETTI FILIPPO </text:p>
          </table:table-cell>
          <table:table-cell table:style-name="ce6" office:value-type="string" calcext:value-type="string">
            <text:p>(PIANTATO PER CONTO LUCCI GREGORI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615871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ORSINETTI FILIPPO </text:p>
          </table:table-cell>
          <table:table-cell table:style-name="ce6" office:value-type="string" calcext:value-type="string">
            <text:p>fax (temporaneo???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63-44465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OSCHI MATTEO AZ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3896769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FRACASSO ENZO E BRUNO</text:p>
          </table:table-cell>
          <table:table-cell table:style-name="ce1" office:value-type="string" calcext:value-type="string">
            <text:p>PER BILANCE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51093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RACASSO ENZO E BRUNO</text:p>
          </table:table-cell>
          <table:table-cell table:style-name="ce1" office:value-type="string" calcext:value-type="string">
            <text:p>PER BILANC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98943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RACCA (PER TRATTORE)=&gt; VEDI SOFFIAT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RACCAROL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2519581</text:p>
          </table:table-cell>
          <table:table-cell table:style-name="ce1" office:value-type="string" calcext:value-type="string">
            <text:p>MURATOR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FRANCESCHETTI </text:p>
          </table:table-cell>
          <table:table-cell table:style-name="ce1" office:value-type="string" calcext:value-type="string">
            <text:p>MACCACARI - RAD.CHIOGG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606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RIGENTI GIOVANNI (NAPOLI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955668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FRIGENTI GIOVANNI (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493399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FRIGENTI GIOVANNI (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853795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42-659011</text:p>
          </table:table-cell>
          <table:table-cell table:style-name="ce1" office:value-type="string" calcext:value-type="string">
            <text:p>MANUTENZIONI RIPARAZIONI FRIGO CELLE FRIGORIFER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367048</text:p>
          </table:table-cell>
          <table:table-cell table:style-name="ce1" office:value-type="string" calcext:value-type="string">
            <text:p>MANUTENZIONI RIPARAZIONI FRIGO CELLE FRIGORIFER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TECNICO DI TURNO NEI FESTIVI (STEFANO?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367036</text:p>
          </table:table-cell>
          <table:table-cell table:style-name="ce1" office:value-type="string" calcext:value-type="string">
            <text:p>MANUTENZIONI RIPARAZIONI FRIGO CELLE FRIGORIFER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UFFICIO X INTERVENT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59030</text:p>
          </table:table-cell>
          <table:table-cell table:style-name="ce1" office:value-type="string" calcext:value-type="string">
            <text:p>MANUTENZIONI RIPARAZIONI FRIGO CELLE FRIGORIFER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FRIULCOM GIACOMO RONZAT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32-61228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RIULCOM GIACOMO RONZAT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32-52050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RIULCOM GIACOMO RONZAT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0-43541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RU.VER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4151457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FRU.VER</text:p>
          </table:table-cell>
          <table:table-cell table:style-name="ce1" office:value-type="string" calcext:value-type="string">
            <text:p>NICOLETTA DONATELL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1834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35-8354515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style-name="ce1" office:value-type="string" calcext:value-type="string">
            <text:p>LUBR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86492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835451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835451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RUMA SRL (BOLZANO)</text:p>
          </table:table-cell>
          <table:table-cell table:style-name="ce1" office:value-type="string" calcext:value-type="string">
            <text:p>GIUSEPPE (PER ORDINI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71-06409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RUMA SRL (BOLZANO)</text:p>
          </table:table-cell>
          <table:table-cell table:style-name="ce1" office:value-type="string" calcext:value-type="string">
            <text:p>HELMUT (PER ORDINI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71-06409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RUMA SRL (BOL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71-06408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RUMA SRL (BOL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71-06408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RUTT EXPORT</text:p>
          </table:table-cell>
          <table:table-cell table:style-name="ce1" office:value-type="string" calcext:value-type="string">
            <text:p>MERCATO VERONA – GI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725927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RUTTA FRESCA ITALIA SRL (COMPRA RADICCHIO PER ESTERO DA FRANCO FORMIGARI)</text:p>
          </table:table-cell>
          <table:table-cell table:style-name="ce1" office:value-type="string" calcext:value-type="string">
            <text:p>LUC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91-452628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RUTTA FRESCA ITALIA SRL (COMPRA RADICCHIO PER ESTERO DA FRANCO FORMIGARI)</text:p>
          </table:table-cell>
          <table:table-cell table:style-name="ce1" office:value-type="string" calcext:value-type="string">
            <text:p>TRASPORTATORE SPAGNOLO CHE FA TRASPORTI PER LO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003864161335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RUTTA FRESCA ITALIA SRL (COMPRA RADICCHIO PER ESTERO DA FRANCO FORMIGAR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03865333492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RUTTA FRESCA ITALIA SRL (COMPRA RADICCHIO PER ESTERO DA FRANCO FORMIGARI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qualità@fruttafrescasrl.com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RUTTA FRESCA ITALIA SRL (COMPRA RADICCHIO PER ESTERO DA FRANCO FORMIGAR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03864152547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RUTTEXPORT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1-2861456</text:p>
          </table:table-cell>
          <table:table-cell table:style-name="ce1" office:value-type="string" calcext:value-type="string">
            <text:p>POSTEGGIO BOLOGN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FRUTTITAL</text:p>
          </table:table-cell>
          <table:table-cell table:style-name="ce1" office:value-type="string" calcext:value-type="string">
            <text:p>MICHELE (MURARI) (NUMERO NUOVO 2015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6-194099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RUTTITAL (POSTEGGIO ROMA)</text:p>
          </table:table-cell>
          <table:table-cell table:style-name="ce1" office:value-type="string" calcext:value-type="string">
            <text:p>ANGELO ROCCHI (VENDITOR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27274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RUTTITAL (POSTEGGIO ROM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6-4129425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RUTTITAL BOLOGNA</text:p>
          </table:table-cell>
          <table:table-cell table:style-name="ce1" office:value-type="string" calcext:value-type="string">
            <text:p>PAOLO BONAZZ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27275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RUTTITAL MILANO</text:p>
          </table:table-cell>
          <table:table-cell table:style-name="ce1" office:value-type="string" calcext:value-type="string">
            <text:p>MAURIZIO CASTELNOV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27224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RUVEX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56474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RUVEX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536-96803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RUVEX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36-96825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UMAGALLI (ANTONI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1-94703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UMAGALLI (ANTONI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1-94712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UMAGALLI (ANTONI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06266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661263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1422957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GIAMMAR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25741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86571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FURIANI RODOLF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0973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AETANO CARU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0-65460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ALANO PAT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66852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ALEAZZO PAOLO S.R.L. (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303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ALEAZZO PAOLO S.R.L. (PADOV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76448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ALEAZZO PAOLO S.R.L. (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9-870214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ALLETTO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70204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AMBARETTO MASSIMO (RADICCH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33099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AMBIRASIO</text:p>
          </table:table-cell>
          <table:table-cell table:style-name="ce1" office:value-type="string" calcext:value-type="string">
            <text:p>VERO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022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AMMA FRUTTA</text:p>
          </table:table-cell>
          <table:table-cell table:style-name="ce1" office:value-type="string" calcext:value-type="string">
            <text:p>MERCATO PADOVA – ANDRE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31771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AMMA FRUTTA</text:p>
          </table:table-cell>
          <table:table-cell table:style-name="ce1" office:value-type="string" calcext:value-type="string">
            <text:p>MERCATO PADOVA – ANDRE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285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ARDEN FRUTTA SRL (RENZ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0206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AROFOLO GIORG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33266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AROFOLO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21979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ASPARRONI G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7586786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GASPARRONI G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3" office:value-type="string" calcext:value-type="string">
            <text:p>0734-640037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GASTRONOMICA FRESSCOTT SRL</text:p>
          </table:table-cell>
          <table:table-cell table:style-name="ce1" office:value-type="string" calcext:value-type="string">
            <text:p>ZOIA RO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61077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ASTRONOMICA FRESSCOTT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9-598322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ASTRONOMICA FRESSCOTT SRL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fresscot@alice.it" xlink:type="simple">fresscot@alice.it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GASTRONOMICA FRESSCOTT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9-990373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ATTI MA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86825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ATTI PAOLO (CIPOLLIN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66600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MIRK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01508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41091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VALTER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49527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41228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EMMO (CARROZZERIA)</text:p>
          </table:table-cell>
          <table:table-cell table:style-name="ce1" office:value-type="string" calcext:value-type="string">
            <text:p>ADOLFO GEM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687291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EMMO (CARROZZERI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62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ENERALI ASSICURAZIONI BOVOLONE</text:p>
          </table:table-cell>
          <table:table-cell table:style-name="ce1" office:value-type="string" calcext:value-type="string">
            <text:p>MICCOL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0117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ENTALIA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853817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ENTALIA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5511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64142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9371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4134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EOMETRA FERDINANDO FOGG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94281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ERARDO (TREVISO 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30342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ERARDO DE VITO (SCAF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850952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ERGATI TERE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32-2837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ERMANIA – CLIENTE RADICCHIO: DAVID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49173777716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ERMANIA – REBHORN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049-(0)897670113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ERMANIA – SULSER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049-(0)8977824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ERMANIA – VEDI TRI FRUTTA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HILARDI (POSTEGGIO BERGAMO)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822972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HILARDI (POSTEGGIO BERGAM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29946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HIRIGATO ROBERTO</text:p>
          </table:table-cell>
          <table:table-cell table:style-name="ce1" office:value-type="string" calcext:value-type="string">
            <text:p>NEGOZ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003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HIRLANDA ANTONIO (IMBALLAGGIO)</text:p>
          </table:table-cell>
          <table:table-cell table:style-name="ce7" office:value-type="string" calcext:value-type="string">
            <text:p>COOP.S.MASSIMO UFFICIO IMPIEGATA MENEGHELL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901328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GHIRLANDA ANTONIO (IMBALLAGGIO)</text:p>
          </table:table-cell>
          <table:table-cell table:style-name="ce1" office:value-type="string" calcext:value-type="string">
            <text:p>MENEGHELLO PER CARICO CASS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306053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GHIRLANDA ANTONIO (IMBALLAGG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21955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GHIROTTO SERG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66737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HIROTTO SE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057439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IACOBB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63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IACOBB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86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IACOBB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902647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IACOBBE</text:p>
          </table:table-cell>
          <table:table-cell table:style-name="ce1" office:value-type="string" calcext:value-type="string">
            <text:p>FIGLIO (ALESSANDR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045268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IACOBBE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755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IACOVELLI (BAR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0-9311122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GIAMMARCO (PRIMIZIE DI OR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867452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GIANELLO CARLO (FRATELLO DI GABRIE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7018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IANELLO FABIA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072707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IANELLO FLA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03174</text:p>
          </table:table-cell>
          <table:table-cell table:style-name="ce1" office:value-type="string" calcext:value-type="string">
            <text:p>ACQUIST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GIANELLO GABR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603256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IANNI RO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677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IAROLA GRISOSTAMO</text:p>
          </table:table-cell>
          <table:table-cell table:style-name="ce1" office:value-type="string" calcext:value-type="string">
            <text:p>ROVERCHIAR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773955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IAROLA GRISOSTAMO</text:p>
          </table:table-cell>
          <table:table-cell table:style-name="ce1" office:value-type="string" calcext:value-type="string">
            <text:p>ROVERCHIAR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8503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IGI MERDA (PER FONGATURE)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11" office:value-type="string" calcext:value-type="string">
            <text:p>VEDI FILIPPI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ILIOLI ANGELO</text:p>
          </table:table-cell>
          <table:table-cell table:style-name="ce1" office:value-type="string" calcext:value-type="string">
            <text:p>FIGLIA: VEDI AGRI Più</text:p>
          </table:table-cell>
          <table:table-cell table:style-name="ce1" office:value-type="string" calcext:value-type="string">
            <text:p>REMINDER</text:p>
          </table:table-cell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ILIOL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2-509574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ILIOL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839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025626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60283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2" office:value-type="string" calcext:value-type="string">
            <text:p>agripiu.<text:a xlink:href="mailto:studio@gmail.com" xlink:type="simple">studio@gmail.com</text:a></text:p>
          </table:table-cell>
          <table:table-cell table:style-name="ce12"/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0283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GOLDEN GROPU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76-66159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GOLDEN GROUP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66178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66122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325783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IOIA DEI MARS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05783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IORDANO NAPOL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8-3316461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GIORDANO NAP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943706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GIOTTO FRUIT S.R.L. (FIRENZE) (CONAD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5-430695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GIOTTO FRUIT S.R.L. (FIRENZE) (CONAD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5-4393019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GIRONDA (ECO SANITAS)</text:p>
          </table:table-cell>
          <table:table-cell table:style-name="ce1" office:value-type="string" calcext:value-type="string">
            <text:p>PER RIFIUTI CONTENITORI FITOFARMAC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2055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GIRONDA (ECO SANITAS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7440770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GOBBETTI (PER FUNGH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258481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OZZI SIMON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3035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RASSI FRANCESCO (MERCE LAVORAT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889407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GREEN FRUIT</text:p>
          </table:table-cell>
          <table:table-cell table:style-name="ce1" office:value-type="string" calcext:value-type="string">
            <text:p>VEDI TOSATTO</text:p>
          </table:table-cell>
          <table:table-cell table:style-name="ce1" office:value-type="string" calcext:value-type="string">
            <text:p>REMINDER</text:p>
          </table:table-cell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ROSS MARKET (VERO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5-8250186</text:p>
          </table:table-cell>
          <table:table-cell table:style-name="ce1" office:value-type="string" calcext:value-type="string">
            <text:p>MATERIALE DI CONSUM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GROSS MARKET (VERO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50235</text:p>
          </table:table-cell>
          <table:table-cell table:style-name="ce1" office:value-type="string" calcext:value-type="string">
            <text:p>MATERIALE DI CONSUM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GRUPPO MAURO SAVOIA</text:p>
          </table:table-cell>
          <table:table-cell table:style-name="ce1" office:value-type="string" calcext:value-type="string">
            <text:p>RACCOLTA LEG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80023152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MAU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06117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14400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46002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 – PAOL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14401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VERONA – GIORGIO X CONTAB.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969190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UARNIERI TENDE (SALIZZ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3532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51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768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86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UERRA (MELONI VILIMPENT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1757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FILIPP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92580009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RIPORTELLA FILIPP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990610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RIPORTELLA FILIPP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925-81872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932-997511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47433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932-801126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(CAPUCCI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9205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(CAPUCCI) 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9205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CAVOLO CAPUCCIO (CASTAGNAR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561829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ULIZZI SALVATORE (FERRAR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32-750461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GULIZZI SALVATORE (FERRAR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532-75046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ULIZZI SALVATORE (FERRA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67216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HORTUS NOVUS COMMERCIUM SRL</text:p>
          </table:table-cell>
          <table:table-cell table:style-name="ce1" office:value-type="string" calcext:value-type="string">
            <text:p>SIG.CAPATO MATTE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89456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HORTUS NOVUS COMMERCIUM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5-60007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HORTUS NOVUS COMMERCIUM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193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HORTUS TRADE (MARCHE)</text:p>
          </table:table-cell>
          <table:table-cell table:style-name="ce1" office:value-type="string" calcext:value-type="string">
            <text:p>(IND.IN FATTURA... NON USARE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733-86514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HORTUS TRADE (MARCHE)</text:p>
          </table:table-cell>
          <table:table-cell table:style-name="ce1" office:value-type="string" calcext:value-type="string">
            <text:p>SIG.MORE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84301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HORTUS TRADE (MARCH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733-28441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HYPO ALPE ADRIA BANK</text:p>
          </table:table-cell>
          <table:table-cell table:style-name="ce1" office:value-type="string" calcext:value-type="string">
            <text:p>MAURIZIO FERRARI PER LEASING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843098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25435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532489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007960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FUC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2532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IAMPIERI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91412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IAMPIERI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25881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ICA S.N.C.</text:p>
          </table:table-cell>
          <table:table-cell table:style-name="ce1" office:value-type="string" calcext:value-type="string">
            <text:p>RAFFAEL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9-216035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ICE VERONA</text:p>
          </table:table-cell>
          <table:table-cell table:style-name="ce1" office:value-type="string" calcext:value-type="string">
            <text:p>UFFICIO INFORMAZIO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939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ICE VERONA</text:p>
          </table:table-cell>
          <table:table-cell table:style-name="ce1" office:value-type="string" calcext:value-type="string">
            <text:p>UFFICIO INFORMAZIO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9392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ICOPLASTIC (VANGELIS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622220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FABIOLA RISMENI (PER SIST FT E CASSE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53841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FEDERICA PEDRON PER ORDINI BLOCCAT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53841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PER ORD.IMBALL. SIG.RA MANUELA // WALTER TRIPOD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53840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PER ORDINI IMBALLAGGIO (TRIPODI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9-853844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PER PROB.PORTALE VIRGINIA 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53840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012884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MAIL</text:p>
          </table:table-cell>
          <table:table-cell table:style-name="ce12" office:value-type="string" calcext:value-type="string">
            <text:p><text:a xlink:href="mailto:giorgio.betella@ifco.de" xlink:type="simple">giorgio.betella@ifco.de</text:a></text:p>
          </table:table-cell>
          <table:table-cell table:style-name="ce12"/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IL BETTOLINO SCARL</text:p>
          </table:table-cell>
          <table:table-cell table:style-name="ce1" office:value-type="string" calcext:value-type="string">
            <text:p>SIG.DICARRA GIANLUCA RESP.ACQUIS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050605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ILMAPAK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102044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IMBALL NORD</text:p>
          </table:table-cell>
          <table:table-cell table:style-name="ce1" office:value-type="string" calcext:value-type="string">
            <text:p>AGENTE DAMIA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2-92335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IMBALL NORD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9800857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IMBALLAGGI USATI ZANFRETTA SAS</text:p>
          </table:table-cell>
          <table:table-cell table:style-name="ce1" office:value-type="string" calcext:value-type="string">
            <text:p>IMBALLI E PALLET USATI / BANCAL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0496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IMBALLAGGI USATI ZANFRETTA SAS</text:p>
          </table:table-cell>
          <table:table-cell table:style-name="ce1" office:value-type="string" calcext:value-type="string">
            <text:p>IMBALLI E PALLET USATI /BANCALI: <text:s/>MASSI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038386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IMPIANTO DI ALLARME-&gt; VEDI VSD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INDIANI – DHARIWAL – CAPPUCCI PRIMAV.2015</text:p>
          </table:table-cell>
          <table:table-cell table:style-name="ce1" office:value-type="string" calcext:value-type="string">
            <text:p>… POI NON PORTATI, VENIVA A NOME DI THIND SATNAM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7-301068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office:value-type="string" calcext:value-type="string">
            <text:p>INDIANI – KUMAR (FORSE è SEMPRE IL BARBA)</text:p>
          </table:table-cell>
          <table:table-cell office:value-type="string" calcext:value-type="string">
            <text:p>NOGARA/OSTIGLIA – MELANZANE PEPERONCINI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3-4702691</text:p>
          </table:table-cell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2">
          <table:table-cell table:style-name="ce1" office:value-type="string" calcext:value-type="string">
            <text:p>INDIANI GIMMI PER CAMPI</text:p>
          </table:table-cell>
          <table:table-cell table:style-name="ce8" office:value-type="string" calcext:value-type="string">
            <text:p><text:s/>(FACCIONI TECNICO DI MORATEL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50497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INDIANI GIMMI PER CAMPI</text:p>
          </table:table-cell>
          <table:table-cell table:style-name="ce1" office:value-type="string" calcext:value-type="string">
            <text:p>JESS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0-191227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INDIANI GIMMI PER CAMPI</text:p>
          </table:table-cell>
          <table:table-cell table:style-name="ce1" office:value-type="string" calcext:value-type="string">
            <text:p>JESSI 2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51-046788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INDIANI GIMMI PER CAMPI</text:p>
          </table:table-cell>
          <table:table-cell table:style-name="ce1" office:value-type="string" calcext:value-type="string">
            <text:p>TO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7-316662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INDIANO (PER CAMPI GIMM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588830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IR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71569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ISOLA BLU</text:p>
          </table:table-cell>
          <table:table-cell table:style-name="ce1" office:value-type="string" calcext:value-type="string">
            <text:p>ACI ISOLA DELLA SCAL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085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ISOLA BLU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30221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ITALIA BELT</text:p>
          </table:table-cell>
          <table:table-cell table:style-name="ce1" office:value-type="string" calcext:value-type="string">
            <text:p>UFFICIO (SIG.LUCA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32-5738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ITALPRODUTTIVA</text:p>
          </table:table-cell>
          <table:table-cell table:style-name="ce1" office:value-type="string" calcext:value-type="string">
            <text:p>ANTONIO O LOREN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34910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IVECO/BRENNERO (CAMION)</text:p>
          </table:table-cell>
          <table:table-cell table:style-name="ce1" office:value-type="string" calcext:value-type="string">
            <text:p>RAPPRESENTANTE GUERRA CLAUD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9351304</text:p>
          </table:table-cell>
          <table:table-cell table:style-name="ce1" office:value-type="string" calcext:value-type="string">
            <text:p>CAMION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4" office:value-type="string" calcext:value-type="string">
            <text:p>VENDITORE – SIG.AVOSSA RAFFAELE</text:p>
          </table:table-cell>
          <table:table-cell table:style-name="ce4" office:value-type="string" calcext:value-type="string">
            <text:p>CELL</text:p>
          </table:table-cell>
          <table:table-cell table:style-name="ce14" office:value-type="string" calcext:value-type="string">
            <text:p>335-48251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 office:value-type="string" calcext:value-type="string">
            <text:p>VENDITORE – SIG.TARALLO ANTON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85984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groindustria@jcoplastic.com" xlink:type="simple">agroindustria@jcoplastic.com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3921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39213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JOSEPH (DEL TRENTINO)</text:p>
          </table:table-cell>
          <table:table-cell table:style-name="ce1" office:value-type="string" calcext:value-type="string">
            <text:p>A COLTIVA ANCHE A TREVENZU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93-169510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691093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62135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romano13@hotmail.it" xlink:type="simple">romano13@hotmail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5-8041586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number-columns-repeated="2"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grieconomica1@libero.it" xlink:type="simple">agrieconomica1@libero.it</text:a></text:p>
          </table:table-cell>
          <table:table-cell table:style-name="ce1" office:value-type="string" calcext:value-type="string">
            <text:p>PRODOTTI MARCHE</text:p>
          </table:table-cell>
          <table:table-cell table:style-name="ce11"/>
          <table:table-cell table:style-name="ce1" table:number-columns-repeated="247"/>
          <table:table-cell table:number-columns-repeated="771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5-8041616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5-8041616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L'ORTOCONF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45375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'ORTOCONF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4570003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2-34503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CELL. PAD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48189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POSTEGGIO SIL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2-26241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POSTEGGIO TREVIS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2-43346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'ORTOLANO (VOLANTI – RIMINI)</text:p>
          </table:table-cell>
          <table:table-cell table:style-name="ce1" office:value-type="string" calcext:value-type="string">
            <text:p>MASSIMO VOLAN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78297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'ORTOLANO (VOLANTI – 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1-73410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5-845827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TITOLARE SIG.ANGEL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16368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UFFIC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5-849453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lunicasrl@lunica.it" xlink:type="simple">lunicasrl@lunica.it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5-845535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5-845537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A CASTAGNARESE SOC.AGR.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67522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A CASTAGNARESE SOC.AGR.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9201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A CASTAGNARESE SOC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45171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2506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DAMIANO (FIGLI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445179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2516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MAURIZ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0-869967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PAOLO (PADR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0-869967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AGRONOMO BERALDI SIM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9-77921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LUIG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5246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SALV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93693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UFFICIO (PER PAG.SIN.RA SILVIA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9826033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A POLIGNANESE</text:p>
          </table:table-cell>
          <table:table-cell table:style-name="ce1" office:value-type="string" calcext:value-type="string">
            <text:p>LISCO ANTON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5360008</text:p>
          </table:table-cell>
          <table:table-cell table:style-name="ce1" office:value-type="string" calcext:value-type="string">
            <text:p>POSTEGGIO MIL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LA ROCCA SOC.COOP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9-76342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A SCINTIL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26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A SORGENTE (POSTEGGIO MILANO)</text:p>
          </table:table-cell>
          <table:table-cell table:style-name="ce1" office:value-type="string" calcext:value-type="string">
            <text:p>LUIGI (EX VENDITORE CONTINI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4-590592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A TORRE (AUTOTRASP. PER FABBRI 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1-34116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011319034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1-3186211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1-319676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1-319717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ANZA BRUNO</text:p>
          </table:table-cell>
          <table:table-cell table:style-name="ce1" office:value-type="string" calcext:value-type="string">
            <text:p>DEPOSI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807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LANZA BRU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74412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LARBI BADOU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422174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ATONIERE PER CANALI - GIUSEPPE</text:p>
          </table:table-cell>
          <table:table-cell table:style-name="ce9" office:value-type="string" calcext:value-type="string">
            <text:p>CHAMATO GIMMI IL 29/01/2015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18856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AVAGNINI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448479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FEDERI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246222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MAR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206398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SEDE TRIESTE PER PAG.SIG.CINZ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0-30364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32-60174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720455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84055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405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E DELIZIE DELL'ORTO</text:p>
          </table:table-cell>
          <table:table-cell table:style-name="ce1" office:value-type="string" calcext:value-type="string">
            <text:p>MERCATO REGGIO EMILI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22-36615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E DELIZIE DELL'ORTO</text:p>
          </table:table-cell>
          <table:table-cell table:style-name="ce1" office:value-type="string" calcext:value-type="string">
            <text:p>PUNTO VENDITA AL DETTAGL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22-38277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E DELIZIE DELL'ORTO</text:p>
          </table:table-cell>
          <table:table-cell table:style-name="ce1" office:value-type="string" calcext:value-type="string">
            <text:p>MERCATO ORTOFRUTTICOL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22-50639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E DELIZIE DELL'ORTO</text:p>
          </table:table-cell>
          <table:table-cell table:style-name="ce1" office:value-type="string" calcext:value-type="string">
            <text:p>VENDITORE GIOFFRE' STEF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4-866390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EONARDI MA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800343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 office:value-type="string" calcext:value-type="string">
            <text:p><text:a xlink:href="mailto:LEONCINI@PSVSRL.COM" xlink:type="simple">LEONCINI@PSVSRL.COM</text:a>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1028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 office:value-type="string" calcext:value-type="string">
            <text:p>SIG.SARTORETTI GIORD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521407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90019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510514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24003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ALESSAND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83634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54602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5710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INCE</text:p>
          </table:table-cell>
          <table:table-cell table:style-name="ce1" office:value-type="string" calcext:value-type="string">
            <text:p>ANDREA CEOLETT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669074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INC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5112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34892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 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971881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 UFFICIO FAX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0-971881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93736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DARIO ALB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091209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21372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4124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GIUSEPPE ESTE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64558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33054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290311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IUZZI FABRIZIO</text:p>
          </table:table-cell>
          <table:table-cell table:style-name="ce1" office:value-type="string" calcext:value-type="string">
            <text:p>PUGLIE PER INSALAT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5050237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LIUZZI FABRIZIO</text:p>
          </table:table-cell>
          <table:table-cell table:style-name="ce1" office:value-type="string" calcext:value-type="string">
            <text:p>PUGLIE PER INSALAT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552827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LO IACONO TRASPORTI</text:p>
          </table:table-cell>
          <table:table-cell table:style-name="ce1" office:value-type="string" calcext:value-type="string">
            <text:p>TITO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748451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LO IACONO TRASPORTI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1" office:value-type="string" calcext:value-type="string">
            <text:p>0863-867612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BATTISTI L.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16217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DOTT.STELL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82331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1-286168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1-286170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ONGA MIL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518316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ONGO PATRIZ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872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 office:value-type="string" calcext:value-type="string">
            <text:p>mail certificata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loraluca.srl@legalmail.it" xlink:type="simple">loraluca.srl@legalmail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 office:value-type="string" calcext:value-type="string">
            <text:p>mail certificata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lucalora@libero.it" xlink:type="simple">lucalora@libero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5-819322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46914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46914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UCCHI</text:p>
          </table:table-cell>
          <table:table-cell table:style-name="ce1" office:value-type="string" calcext:value-type="string">
            <text:p>ELETTRICISTA GIMM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548585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 office:value-type="string" calcext:value-type="string">
            <text:p>AGROTECNICO ROCCO FAIELL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2742570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 office:value-type="string" calcext:value-type="string">
            <text:p>AGROTECNICO ROCCO FAIELL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1-955947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 office:value-type="string" calcext:value-type="string">
            <text:p>MACEROLA MARCELL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5-266624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7-3287948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63-2392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LUSENT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730906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USEN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89307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USENTI MARCO</text:p>
          </table:table-cell>
          <table:table-cell table:style-name="ce1" office:value-type="string" calcext:value-type="string">
            <text:p>SUO COMMERCIALISTA FRANCES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253126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USENTI MA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48219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USIA COOP.ORTOLANI</text:p>
          </table:table-cell>
          <table:table-cell table:style-name="ce1" office:value-type="string" calcext:value-type="string">
            <text:p>ITA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2294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USIA COOP.ORTOLANI</text:p>
          </table:table-cell>
          <table:table-cell table:style-name="ce1" office:value-type="string" calcext:value-type="string">
            <text:p>ITA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80557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USIA COOP.ORTOLA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06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 office:value-type="string" calcext:value-type="string">
            <text:p>NERE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61659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 office:value-type="string" calcext:value-type="string">
            <text:p>OMAR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72115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55812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5039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.MU.SA. SRL</text:p>
          </table:table-cell>
          <table:table-cell table:style-name="ce1" office:value-type="string" calcext:value-type="string">
            <text:p>CAGLIAR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0-232604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.MU.SA. SRL</text:p>
          </table:table-cell>
          <table:table-cell table:style-name="ce1" office:value-type="string" calcext:value-type="string">
            <text:p>CAR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288224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.PA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34752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ESTRI ORTOFRUTTA (POSTEGGIO PARMA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03507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3" office:value-type="string" calcext:value-type="string">
            <text:p>MAESTRI ORTOFRUTTA (POSTEGGIO PARMA)</text:p>
          </table:table-cell>
          <table:table-cell table:style-name="ce1" office:value-type="string" calcext:value-type="string">
            <text:p>POTEGGIO PARM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21-99279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GGI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03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GNANI DANILO E EGIDIO OSTIGL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6-4361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08239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41-93260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1-9320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LAGNINI OSVAL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4416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MALAMAN COSTAN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4787763</text:p>
          </table:table-cell>
          <table:table-cell table:style-name="ce1" office:value-type="string" calcext:value-type="string">
            <text:p>VENDIT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MALINI FLAVIO (INOXTECNICA VERONESE)</text:p>
          </table:table-cell>
          <table:table-cell table:style-name="ce1" office:value-type="string" calcext:value-type="string">
            <text:p>MANUTENZIONE NASTRI (EURO 35 ORARI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6033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LINI FLAVIO (INOXTECNICA VERONESE)</text:p>
          </table:table-cell>
          <table:table-cell table:style-name="ce1" office:value-type="string" calcext:value-type="string">
            <text:p>MANUTENZIONE NASTRI (EURO 35 ORARI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9944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LINI S.A.S. DI MALINI MARIO</text:p>
          </table:table-cell>
          <table:table-cell table:style-name="ce1" office:value-type="string" calcext:value-type="string">
            <text:p>SOTTACETI VILLAFONTA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8500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NCINI MARIA SRL (POSTEGGIO FORLI'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3-70123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NCINI MARIA SRL (POSTEGGIO FORLI')</text:p>
          </table:table-cell>
          <table:table-cell table:style-name="ce1" office:value-type="string" calcext:value-type="string">
            <text:p>MAMMA DI DAVID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316310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NCINI MARIA SRL (POSTEGGIO FORLI'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43-3267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NCINI MARIA SRL (POSTEGGIO FORLI'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3-3446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NCINI MARIA SRL (POSTEGGIO FORLI')</text:p>
          </table:table-cell>
          <table:table-cell table:style-name="ce1" office:value-type="string" calcext:value-type="string">
            <text:p>VENDITORE DAVID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61077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NCINI MARIA SRL (POSTEGGIO FORLI'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mancinimaria@pec.buffetti.it" xlink:type="simple">mancinimaria@pec.buffetti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NCINI MARIA SRL (POSTEGGIO FORLI')</text:p>
          </table:table-cell>
          <table:table-cell table:style-name="ce1"/>
          <table:table-cell table:style-name="ce1" office:value-type="string" calcext:value-type="string">
            <text:p>PEC</text:p>
          </table:table-cell>
          <table:table-cell table:style-name="ce11" office:value-type="string" calcext:value-type="string">
            <text:p><text:a xlink:href="mailto:mancini.mariasrl@gmail.com" xlink:type="simple">mancini.mariasrl@gmail.com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190178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6-34036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gricola.manfrin@alice.it" xlink:type="simple">agricola.manfrin@alice.it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6-34036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NTOAN BRUNO TRASPORTI CHIOGGIA (EX NARCIS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49300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NTOAN BRUNO TRASPORTI CHIOGGIA (EX NARCI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495093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NTOVANELLI FERDINAN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2024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NTOVANELLI LUC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620174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NTOVANELLI MARIO ATTREZZI AGRICOLI</text:p>
          </table:table-cell>
          <table:table-cell table:style-name="ce1" office:value-type="string" calcext:value-type="string">
            <text:p>ISAC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584991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NTOVANELLI PIER GIORGIO</text:p>
          </table:table-cell>
          <table:table-cell table:style-name="ce1" office:value-type="string" calcext:value-type="string">
            <text:p>SALIZZOLE VALMORSELZ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0273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NTOVANI GIULIAN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3005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NTOVANI GIU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020933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RANESI SE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0-88180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RCANTONI F.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5-7213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RCHIELLA RI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5905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RCON ROMEO</text:p>
          </table:table-cell>
          <table:table-cell table:style-name="ce1" office:value-type="string" calcext:value-type="string">
            <text:p>PER ROSSO VR A ROVEREDO DE GUA'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057474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RCONCINI (COMPRA VERO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506840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RCONCINI MARIA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2015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RCONCINI MAR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66583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RIANO PAT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26119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RIANO PAT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4-64108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RIELLA (SORELLA GIUSEPP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42556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RINO ALBERGO RIST.BUTTAPIETR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6004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RIOTTI CLAUDIO (DETTO MAGR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010337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AMMINISTRAZ. → MAGAZZ.ALESSIO</text:p>
          </table:table-cell>
          <table:table-cell table:style-name="ce1" office:value-type="string" calcext:value-type="string">
            <text:p>TEL</text:p>
          </table:table-cell>
          <table:table-cell office:value-type="string" calcext:value-type="string">
            <text:p>045-790219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AMMINISTRAZIONE FAX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30026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COMPRATORE MARCO FERRAR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944071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FAX FERRARI CAS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80124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FAX MAGAZZINO SCARIC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97966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SAGGIA (IDRAULI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79793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MASAGGIA (IDRAULIC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8894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1757030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28-871217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871104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MATTIOLI (CANARIN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6779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TTIOLI (CANARIN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3508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U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20835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XI FRUTTA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76096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XI FRUTT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9-77208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XI 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9-77379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ECCANICO TRATTORE (BORAS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108977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EGO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3-564256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MEGO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3-564132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MEGO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649605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MELOTTI MORE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92227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ELOTTI MORE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2535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ELOTTO ENRI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081409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ETALLI (RACCOLTA METALLI) IVA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126086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ICHELETTI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2024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ELEN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70017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ELE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8334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8342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MASSIMO PERUS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71068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RICCARDO RENZI (RESP.PIATT. VR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6-634534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62305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95159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ILANI E FRAGOR GROUP SPA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8672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ILANI E FRAGOR GROUP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28671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ILANI E FRAGOR GROUP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867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INCHIELLO POMPEO (PUGL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9462590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MINOZZI BRUNO (BONFERRARO)</text:p>
          </table:table-cell>
          <table:table-cell table:style-name="ce1" office:value-type="string" calcext:value-type="string">
            <text:p>PER TERRA IN AFFITTO ISOLA DELLA SCALA GIMM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5535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INUTILLI GABRIELLA GILBERTO</text:p>
          </table:table-cell>
          <table:table-cell table:style-name="ce1" office:value-type="string" calcext:value-type="string">
            <text:p>TERRACINA LATINA PER INSALAT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8268312</text:p>
          </table:table-cell>
          <table:table-cell table:style-name="ce1" office:value-type="string" calcext:value-type="string">
            <text:p>PRODOTTI SARDEGNA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MINUTILLI GABRIELLA GILBERTO</text:p>
          </table:table-cell>
          <table:table-cell table:style-name="ce1" office:value-type="string" calcext:value-type="string">
            <text:p>TERRACINA LATINA PER INSALAT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73-772234</text:p>
          </table:table-cell>
          <table:table-cell table:style-name="ce1" office:value-type="string" calcext:value-type="string">
            <text:p>PRODOTTI SARDEGNA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MIOLA QUINTO (ASCO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4-630021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MIOSO GIOV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8976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IOZZI ANGIOLINO (SCAVATOR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720455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IRANDOLA CRISTIA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18082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IRANDOLA IDO E GABRIELE</text:p>
          </table:table-cell>
          <table:table-cell table:style-name="ce1" office:value-type="string" calcext:value-type="string">
            <text:p>PRODUTTORI BONFERA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69001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IRANDOLA MAU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32811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IRONE G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63859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IRONE G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31-27017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NEW FRUIT (MERCATO VERONA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49291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86073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733155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753155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ODENFRUIT SPA</text:p>
          </table:table-cell>
          <table:table-cell table:style-name="ce1" office:value-type="string" calcext:value-type="string">
            <text:p>GIUSEPPE PICA SOST.MIRELL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35-5912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ODENFRUIT SPA</text:p>
          </table:table-cell>
          <table:table-cell table:style-name="ce1" office:value-type="string" calcext:value-type="string">
            <text:p>MIRELLA RESP.ACQUIS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16116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ODENFRUIT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35-41122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ODENFRUIT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35-5905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OLINARI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906698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OLINARI CLAUD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3032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OLINARI DAN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221462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ONTEDORO (PUGL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8-3389175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MONTEDORO (PUGL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5146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ONTRESOR (SOMMACAMPAG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1532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ORANDI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6811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ORAND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332863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ORANDO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37538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ORAND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18823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ORANDO (MARCO)</text:p>
          </table:table-cell>
          <table:table-cell table:style-name="ce1" office:value-type="string" calcext:value-type="string">
            <text:p>PRONTISSIMA 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043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ORANDO (MAR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00637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ORATELLO ENRICO (AZ.AGR.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916467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ORATELLO ENRICO (AZ.AGR.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32903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ORELATO GIOVAN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2522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ORELATO VANNI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332830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ORELATO VAN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842876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ORINI (X MELONI)</text:p>
          </table:table-cell>
          <table:table-cell table:style-name="ce1" office:value-type="string" calcext:value-type="string">
            <text:p>ANGELA PER PAGAMEN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08367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ORINI (X MELONI)</text:p>
          </table:table-cell>
          <table:table-cell table:style-name="ce1" office:value-type="string" calcext:value-type="string">
            <text:p>GIANLUC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93-9399136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ORINI (X MEL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75-83122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ORINI (X MEL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5-78025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ORIS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91441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ORISI ANGEL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63-9353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ORIS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9353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OROSATO SABRI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331456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OSE' (GRESPI RENATO)</text:p>
          </table:table-cell>
          <table:table-cell table:style-name="ce1" office:value-type="string" calcext:value-type="string">
            <text:p>(ULTIMO 2016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77-291480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OSE' (GRESPI RENA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5500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OSE' (GRESPI RENA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5500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UNAR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156989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URARI BRA S.A.A.S. - SORGA'</text:p>
          </table:table-cell>
          <table:table-cell table:style-name="ce1" office:value-type="string" calcext:value-type="string">
            <text:p>PEPERONE GIALLE/ROSSE 10 COLLI/GIORNO 23/06/15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37093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URARI BRA S.A.A.S. - SORGA'</text:p>
          </table:table-cell>
          <table:table-cell table:style-name="ce1" office:value-type="string" calcext:value-type="string">
            <text:p>PEPERONE GIALLE/ROSSE 10 COLLI/GIORNO 23/06/15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GIACOMO@CORTEITALIA.IT" xlink:type="simple">GIACOMO@CORTEITALIA.IT</text:a>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URARI BRA S.A.A.S. - SORGA'</text:p>
          </table:table-cell>
          <table:table-cell table:style-name="ce1" office:value-type="string" calcext:value-type="string">
            <text:p>PEPERONE GIALLE/ROSSE 10 COLLI/GIORNO 23/06/15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7023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URARI BRA S.A.A.S. - SORGA'</text:p>
          </table:table-cell>
          <table:table-cell table:style-name="ce1" office:value-type="string" calcext:value-type="string">
            <text:p>PEPERONE GIALLE/ROSSE 10 COLLI/GIORNO 23/06/15 – NICOLO' (OPERAI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322802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NAPOLI (ALESSANDRO DALL'ORT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610737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NAPOLI TRANS</text:p>
          </table:table-cell>
          <table:table-cell table:style-name="ce1" office:value-type="string" calcext:value-type="string">
            <text:p>CRISTIAN PER CONSEGNE E NUMERI AUTIS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1-185558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NAPOLI TRANS</text:p>
          </table:table-cell>
          <table:table-cell table:style-name="ce1" office:value-type="string" calcext:value-type="string">
            <text:p>PER ZONA FOGGI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1-186655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NAPOLI TRANS</text:p>
          </table:table-cell>
          <table:table-cell table:style-name="ce1" office:value-type="string" calcext:value-type="string">
            <text:p>UFFICIO: PER RICHIEDERE FATTURE MONICA/LOREDA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9-95622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NAPOLI TRAN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184246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NATURA (LA NATUR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1-495090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NATURA E' (FABEN)</text:p>
          </table:table-cell>
          <table:table-cell table:style-name="ce1" office:value-type="string" calcext:value-type="string">
            <text:p>PER PAGAMENTI SIG.SILVA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35107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1">
          <table:table-cell table:style-name="ce1" office:value-type="string" calcext:value-type="string">
            <text:p>NATURA NOSTRA (ALFONS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965137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1">
          <table:table-cell table:style-name="ce1" office:value-type="string" calcext:value-type="string">
            <text:p>NATURA.COM</text:p>
          </table:table-cell>
          <table:table-cell table:style-name="ce1" office:value-type="string" calcext:value-type="string">
            <text:p>RESPONSABILE CARICO/SCARICO EMANUEL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8354531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1">
          <table:table-cell table:style-name="ce1" office:value-type="string" calcext:value-type="string">
            <text:p>NATURA.COM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835454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NAZARIO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2326786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NAZARIO DANI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643932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AURIZIO VENDITORE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maurizio.mantegoli@tin.it" xlink:type="simple">maurizio.mantegoli@tin.it</text:a>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AUZIO VENDITO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63627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47-31207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nemafrut.mercato@alice.it" xlink:type="simple">nemafrut.mercato@alice.it</text:a>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7-31207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SEDE LEGALE</text:p>
          </table:table-cell>
          <table:table-cell table:style-name="ce1" office:value-type="string" calcext:value-type="string">
            <text:p>PEC</text:p>
          </table:table-cell>
          <table:table-cell table:style-name="ce11" office:value-type="string" calcext:value-type="string">
            <text:p><text:a xlink:href="mailto:nemafrutsrl@pec.it" xlink:type="simple">nemafrutsrl@pec.it</text:a>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UFFICIO SEDE LEGALE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47-63153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UFFICIO SEDE LEGAL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7-38420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0-651907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172030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927360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MANILA PER PAGAMEN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812365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MERCATO (PER PAGAMENTI MANILA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0-50007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4" office:value-type="string" calcext:value-type="string">
            <text:p>NOMINATIVO</text:p>
          </table:table-cell>
          <table:table-cell table:style-name="ce4"/>
          <table:table-cell table:style-name="ce4" office:value-type="string" calcext:value-type="string">
            <text:p>TIPO</text:p>
          </table:table-cell>
          <table:table-cell table:style-name="ce14" office:value-type="string" calcext:value-type="string">
            <text:p>NUMERO</text:p>
          </table:table-cell>
          <table:table-cell table:style-name="ce4" office:value-type="string" calcext:value-type="string">
            <text:p>NOTE</text:p>
          </table:table-cell>
          <table:table-cell table:style-name="ce4"/>
          <table:table-cell table:style-name="ce1" table:number-columns-repeated="247"/>
          <table:table-cell table:number-columns-repeated="771"/>
        </table:table-row>
        <table:table-row table:style-name="ro1">
          <table:table-cell table:style-name="ce1" office:value-type="string" calcext:value-type="string">
            <text:p>NOTAIO LUCIO LOMBARD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3086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NOTAIO LUCIO LOMBARD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048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NUOVA ANNAFRUTTA (PER MELONI) UDINE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3079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NUOVA ANNAFRUTTA (PER MELONI) UDINE</text:p>
          </table:table-cell>
          <table:table-cell table:style-name="ce1" office:value-type="string" calcext:value-type="string">
            <text:p>MARCO PERES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3080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32-61259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nfo@annafrutta.it" xlink:type="simple">info@annafrutta.it</text:a>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32-57415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NUOVO CAM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30348</text:p>
          </table:table-cell>
          <table:table-cell table:style-name="ce1" office:value-type="string" calcext:value-type="string">
            <text:p>RISTORANTE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OFFICINE BRENNERO SPA</text:p>
          </table:table-cell>
          <table:table-cell table:style-name="ce1" office:value-type="string" calcext:value-type="string">
            <text:p>ACCETTAZIONE LUCA (O CARLO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63120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FFICINE BRENNERO SPA</text:p>
          </table:table-cell>
          <table:table-cell table:style-name="ce1" office:value-type="string" calcext:value-type="string">
            <text:p>ACCETTAZIONE LUCA (O CARLO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3123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FFICINE BRENNERO SPA</text:p>
          </table:table-cell>
          <table:table-cell table:style-name="ce1" office:value-type="string" calcext:value-type="string">
            <text:p>OFFICINA (FABRIZIO CHIAMARE LUI PER CAMBIO DA SISTEMARE)</text:p>
          </table:table-cell>
          <table:table-cell table:style-name="ce1" office:value-type="string" calcext:value-type="string">
            <text:p>TEL</text:p>
          </table:table-cell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IGNATANO PUGLI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417182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OLICASA (SIG. OLIB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23381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LICASA (SIG. OLIB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338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LIVER DI SIGNORINI LUCIANO (MACCHINE AGRICOLE)</text:p>
          </table:table-cell>
          <table:table-cell table:style-name="ce1" office:value-type="string" calcext:value-type="string">
            <text:p>LUC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41842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M (ZAPPOLLA PAOL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73910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M (ZAPPOLLA PAO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97304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LANDI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83508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OFRUIT</text:p>
          </table:table-cell>
          <table:table-cell table:style-name="ce1" office:value-type="string" calcext:value-type="string">
            <text:p>MERCATO VICENZ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4-56459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OFRUIT</text:p>
          </table:table-cell>
          <table:table-cell table:style-name="ce1" office:value-type="string" calcext:value-type="string">
            <text:p>ZANON MAURIZIO TITO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44451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789488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O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40315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01728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55109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SI E FABBR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1-286183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SI E FABBR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1-286178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ICOLA MARCHIGIANA=&gt; VEDI CACCHIARELL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 DEI PANDA → VEDI BENETTI LUIG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 RO. MI. </text:p>
          </table:table-cell>
          <table:table-cell table:style-name="ce1" office:value-type="string" calcext:value-type="string">
            <text:p>CRISTIANO DETRATTI X NUOVO MAG.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797437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ALESS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4-664627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GIANFRAN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75505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935577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 RO. MI. STABILIMENTO 3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9-935926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.CAV.2000 (POSTEGGIO MILANO)</text:p>
          </table:table-cell>
          <table:table-cell table:style-name="ce1" office:value-type="string" calcext:value-type="string">
            <text:p>TITOLARE CAMIL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27467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.CAV.2000 (POSTEGGIO 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412286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.CAV.2000 (POSTEGGIO 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4122874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1">
          <table:table-cell table:style-name="ce1" office:value-type="string" calcext:value-type="string">
            <text:p>ORTO.FRUT S.A.S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028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1">
          <table:table-cell table:style-name="ce1" office:value-type="string" calcext:value-type="string">
            <text:p>ORTO.FRUT S.A.S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35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.FRUT S.A.S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60452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ORTO.STE.MI – BASSANI (LUSIA) [ANCHE RADICCHIANDO]</text:p>
          </table:table-cell>
          <table:table-cell table:style-name="ce1" office:value-type="string" calcext:value-type="string">
            <text:p>BASSANI DICE DI PARLARE QUI PER I PAGAMENTI</text:p>
            <text:p>(NON PIU’ DA NOVEMBRE 2016 CHIAMARE ALL’ALTRO NUMERO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193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.STE.MI – BASSANI (LUSIA) [ANCHE RADICCHIANDO]</text:p>
          </table:table-cell>
          <table:table-cell table:style-name="ce1" office:value-type="string" calcext:value-type="string">
            <text:p>FAX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54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.STE.MI – BASSANI (LUSIA) [ANCHE RADICCHIANDO]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25-60754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.STE.MI – BASSANI (LUSIA) [ANCHE RADICCHIANDO]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20341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.STE.MI – BASSANI (LUSIA) [ANCHE RADICCHIANDO]</text:p>
          </table:table-cell>
          <table:table-cell table:style-name="ce1" office:value-type="string" calcext:value-type="string">
            <text:p>FIGLIO BASSANI ** STEF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371365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BELL</text:p>
          </table:table-cell>
          <table:table-cell table:style-name="ce1" office:value-type="string" calcext:value-type="string">
            <text:p>ANGELO NICCOLI RESP.CASSE SAN PAOLOD'ARGON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425246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425241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4603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21010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 (ASSIST.ACQUISTI) (MI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1651922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 DIRET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035-425245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952866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1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27257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PESCHIERA BORROMEO (MILANO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165190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S.PAOLO D'ARGON (BG) (SEDE AMM.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425242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S.PAOLO D'ARGON (BG) (SEDE AMM.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95288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BERMAR (GIAMMAR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825993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ORTOBERMAR (GIAMMARC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867806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5-95879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CASTELLO PIERLUIG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03483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CASTELLO RO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2241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5-45986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nfo@ortofruttacastello.com" xlink:type="simple">info@ortofruttacastello.com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95875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FIN</text:p>
          </table:table-cell>
          <table:table-cell table:style-name="ce1" office:value-type="string" calcext:value-type="string">
            <text:p>LILLO PERRONE PER ORD.INS RICCIA/SCAROLA /PDZ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932361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TOFIN</text:p>
          </table:table-cell>
          <table:table-cell table:style-name="ce1" office:value-type="string" calcext:value-type="string">
            <text:p>LILLO PERRONE PER ORD.INS RICCIA/SCAROLA /PDZ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lillo.perrone@ortofin.it" xlink:type="simple">lillo.perrone@ortofin.it</text:a>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FIN</text:p>
          </table:table-cell>
          <table:table-cell table:style-name="ce1" office:value-type="string" calcext:value-type="string">
            <text:p>LORENA X ORDINI MELO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9535220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FI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41488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FI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953552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FRUTTA (FIRENZE)</text:p>
          </table:table-cell>
          <table:table-cell table:style-name="ce1" office:value-type="string" calcext:value-type="string">
            <text:p>PASTORELLI FABRIZ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886552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FRUTTA (FIRENZE)</text:p>
          </table:table-cell>
          <table:table-cell table:style-name="ce1" office:value-type="string" calcext:value-type="string">
            <text:p>PASTORELLI FABRIZ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5-41619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FRUTTICOLA BASSO ADIGE</text:p>
          </table:table-cell>
          <table:table-cell table:style-name="ce1" office:value-type="string" calcext:value-type="string">
            <text:p>TIZIA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9702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GREEN DI GASTALDELLO</text:p>
          </table:table-cell>
          <table:table-cell table:style-name="ce1" office:value-type="string" calcext:value-type="string">
            <text:p>ARNALD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51589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GREEN DI GASTALDELL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51590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GREEN DI GASTALD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18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LANI E TREVENZU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84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MA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5-701803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ORTOMERCATO (SEVEN SPA)</text:p>
          </table:table-cell>
          <table:table-cell table:style-name="ce1" office:value-type="string" calcext:value-type="string">
            <text:p>BAGGI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51686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MERCATO (SEVEN SPA)</text:p>
          </table:table-cell>
          <table:table-cell table:style-name="ce1" office:value-type="string" calcext:value-type="string">
            <text:p>DIRETTO ALESANDRA ALDRIGHETT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61-40022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MERCATO (SEVEN SP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61-40060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PADOVA SAS</text:p>
          </table:table-cell>
          <table:table-cell table:style-name="ce1" office:value-type="string" calcext:value-type="string">
            <text:p>PAOLO CAMPANA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662237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PADOVA SAS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9-870576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PADOVA SA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547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PIAZZOLLA DISTRIBUZIONE SRL</text:p>
          </table:table-cell>
          <table:table-cell table:style-name="ce1" office:value-type="string" calcext:value-type="string">
            <text:p>MAU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330912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TOPIAZZOLLA DISTRIBUZIONE SRL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distribuzione@ortopiazzolla.it" xlink:type="simple">distribuzione@ortopiazzolla.it</text:a>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PIAZZOLLA DISTRIBUZIONE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411755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PIU' (GIUS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95948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ROSA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87709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87709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5-40182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93015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GIANPIET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683976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297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VENDITORE: NAZA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629206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VERDE (TAGLIATORE LODI)</text:p>
          </table:table-cell>
          <table:table-cell table:style-name="ce1" office:value-type="string" calcext:value-type="string">
            <text:p>MARCO TAGLIAFERRI (COMPRATOR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93-949700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VERDE (TAGLIATORE LOD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7-92371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VEG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73-73970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VEG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73-73993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VEG (ALPE DOTTOR LADU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76735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VEG (ALPE DOTTOR LADU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73-62616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PACKMA</text:p>
          </table:table-cell>
          <table:table-cell table:style-name="ce10" office:value-type="string" calcext:value-type="string">
            <text:p>PER MACCHINA AVVOLGITRICE ROTOPLAST 1515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9576152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PACKMA</text:p>
          </table:table-cell>
          <table:table-cell table:style-name="ce10" office:value-type="string" calcext:value-type="string">
            <text:p>PER MACCHINA AVVOLGITRICE ROTOPLAST 1515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9576153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ALBOX (BINS NUOVI € 52,00 ANNO 2010)</text:p>
          </table:table-cell>
          <table:table-cell table:style-name="ce1" office:value-type="string" calcext:value-type="string">
            <text:p>PARTENZA BOLZAN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71-82001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ALBOX (BINS NUOVI € 52,00 ANNO 2010)</text:p>
          </table:table-cell>
          <table:table-cell table:style-name="ce1" office:value-type="string" calcext:value-type="string">
            <text:p>PARTENZA BOLZA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71-81231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ALERMO STEFANIA AZ.AGRICO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66876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ALMA</text:p>
          </table:table-cell>
          <table:table-cell table:style-name="ce1" office:value-type="string" calcext:value-type="string">
            <text:p>NUNZI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0-5145929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PALM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20011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PALUMBO GIACO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874152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PALUMBO GIACO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964-933613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FAB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19764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290004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49500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49511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AM (ASMAGHI-CAMPANALE FABI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2-4884017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AM (ASMAGHI-CAMPANALE FABI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4884094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AM (BERTOLO UFF.ZIGAR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4570641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AM (PER IMBALLAGGIO)</text:p>
          </table:table-cell>
          <table:table-cell table:style-name="ce1" office:value-type="string" calcext:value-type="string">
            <text:p>PARLARE CON DAVID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4571213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AM (UFF. AMMINISTRATIVO)</text:p>
          </table:table-cell>
          <table:table-cell table:style-name="ce1" office:value-type="string" calcext:value-type="string">
            <text:p>PARLARE CON BUFFOL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49576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AM (UFF. CONTABILITA'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1-549584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AM (UFF. CONTABILITA')</text:p>
          </table:table-cell>
          <table:table-cell table:style-name="ce1" office:value-type="string" calcext:value-type="string">
            <text:p>PARLARE CON ELISABETTA (FT.NOLEGGI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49583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13761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1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41131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1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41193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1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49611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AM (ZIGARNI RESP. GENERA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445284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7427157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63-59318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9318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2516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CES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8671006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28099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WALTER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8084692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PANNE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8-546639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PARCO DELGARGANO</text:p>
          </table:table-cell>
          <table:table-cell table:style-name="ce1" office:value-type="string" calcext:value-type="string">
            <text:p>RAGIONIERE GIOVAN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475619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PASETTO EGIDIO (MEDIATORE MELO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302570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ASETTO EGIDIO (MEDIATORE MEL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10238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ASETTO GAET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70731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ASINI FRANCES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429161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ASOT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6464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ASOTTO EST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883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ASSALONGO (BANCALI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284302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ASTA GIOIOSA (RODIGO MN)</text:p>
          </table:table-cell>
          <table:table-cell table:style-name="ce1" office:value-type="string" calcext:value-type="string">
            <text:p>STORTI SERG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65070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ATTARO MARCO</text:p>
          </table:table-cell>
          <table:table-cell table:style-name="ce1" office:value-type="string" calcext:value-type="string">
            <text:p>LUSI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20340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ATTARO MARCO</text:p>
          </table:table-cell>
          <table:table-cell table:style-name="ce1" office:value-type="string" calcext:value-type="string">
            <text:p>LUS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22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AVANELLO VALER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49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AVANELLO VALERIO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01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ECANA (PRONTOCHEF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5-698400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MARIOTTO MASSI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77333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MASINI FRAN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05513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UFFICIO AMMINISTRATIV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3469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UFFICIO COMMERCIAL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8400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EDEVARA</text:p>
          </table:table-cell>
          <table:table-cell table:style-name="ce1" office:value-type="string" calcext:value-type="string">
            <text:p>AS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671834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EDEVAR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71902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ERBELLINI ANDREINA</text:p>
          </table:table-cell>
          <table:table-cell table:style-name="ce1" office:value-type="string" calcext:value-type="string">
            <text:p>PER INS. I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8402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ERBELLINI TRANQUI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137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ERINELLI RU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8431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ERINI SA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901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EROTELLI CARROZZERIA (CAR.VI.PER.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52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CAMION</text:p>
          </table:table-cell>
          <table:table-cell table:style-name="ce1" table:number-columns-repeated="247"/>
          <table:table-cell table:number-columns-repeated="771"/>
        </table:table-row>
        <table:table-row table:style-name="ro1">
          <table:table-cell table:style-name="ce1" office:value-type="string" calcext:value-type="string">
            <text:p>PERUSI (POSTEGGIO VR)</text:p>
          </table:table-cell>
          <table:table-cell table:style-name="ce1" office:value-type="string" calcext:value-type="string">
            <text:p>BIB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6-642321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ERUSI (POSTEGGIO VR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09477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ERUSI (POSTEGGIO VR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807315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ERUSI (POSTEGGIO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067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ESARES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1-72006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ETTENE STEFANO</text:p>
          </table:table-cell>
          <table:table-cell table:style-name="ce1" office:value-type="string" calcext:value-type="string">
            <text:p>PER RINGHIERA – FABB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2373579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1">
          <table:table-cell table:style-name="ce1" office:value-type="string" calcext:value-type="string">
            <text:p>PEZZO ADRIAN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92543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EZZO AUGUST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6426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EZZO AUGUST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877715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IACENZA ANTONIO</text:p>
          </table:table-cell>
          <table:table-cell table:style-name="ce1" office:value-type="string" calcext:value-type="string">
            <text:p>COMPRATO CASA FOGG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9644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IACENZA ANTONIO</text:p>
          </table:table-cell>
          <table:table-cell table:style-name="ce1" office:value-type="string" calcext:value-type="string">
            <text:p>COMPRATO CASA FOGGIN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eco_sicura@alice.it" xlink:type="simple">eco_sicura@alice.it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931277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4-57223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4-57223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IOVANI EUGENIO E FIGLI</text:p>
          </table:table-cell>
          <table:table-cell table:style-name="ce1" office:value-type="string" calcext:value-type="string">
            <text:p>(FRATELLO)</text:p>
          </table:table-cell>
          <table:table-cell table:style-name="ce1" office:value-type="string" calcext:value-type="string">
            <text:p>CELL</text:p>
          </table:table-cell>
          <table:table-cell table:style-name="ce16" office:value-type="string" calcext:value-type="string">
            <text:p>335-845756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IOVANI EUGENIO E FIGLI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971863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IOVANI EUGENIO E FIGL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30-9971472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PIOVANI EUGENIO E FIGLI</text:p>
          </table:table-cell>
          <table:table-cell table:style-name="ce1" office:value-type="string" calcext:value-type="string">
            <text:p>GIUL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45756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ITTONI (POSTEGGIO VICENZA)</text:p>
          </table:table-cell>
          <table:table-cell table:style-name="ce1" office:value-type="string" calcext:value-type="string">
            <text:p>PER RICAVI MELONI STEF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618158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IZZIGHELLA LERIS RO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514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IZZOLI (PER BANCALI LEGNO USAT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376-398845</text:p>
          </table:table-cell>
          <table:table-cell table:style-name="ce1" office:value-type="string" calcext:value-type="string">
            <text:p>IMBALLAGGI BANCALI USATI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PIZZOLI (PER BANCALI LEGNO USATI)</text:p>
          </table:table-cell>
          <table:table-cell table:style-name="ce1" office:value-type="string" calcext:value-type="string">
            <text:p>PAD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4832416</text:p>
          </table:table-cell>
          <table:table-cell table:style-name="ce1" office:value-type="string" calcext:value-type="string">
            <text:p>IMBALLAGGI BANCALI USATI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PIZZOLI (PER BANCALI LEGNO USATI)</text:p>
          </table:table-cell>
          <table:table-cell table:style-name="ce1" office:value-type="string" calcext:value-type="string">
            <text:p>SIMON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8-3750230</text:p>
          </table:table-cell>
          <table:table-cell table:style-name="ce1" office:value-type="string" calcext:value-type="string">
            <text:p>IMBALLAGGI BANCALI USATI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502956</text:p>
          </table:table-cell>
          <table:table-cell table:style-name="ce1" office:value-type="string" calcext:value-type="string">
            <text:p>IMBALLAGGI BANCALI USATI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022438</text:p>
          </table:table-cell>
          <table:table-cell table:style-name="ce1" office:value-type="string" calcext:value-type="string">
            <text:p>IMBALLAGGI BANCALI USATI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1102</text:p>
          </table:table-cell>
          <table:table-cell table:style-name="ce1" office:value-type="string" calcext:value-type="string">
            <text:p>IMBALLAGGI BANCALI USATI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PIZZOLINI (ASOLA INSALAT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465638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LAFONI GI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53647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LAFONI GIAN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-24702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OGGI ANGELO (ASCOLI SCAROL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4-932652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POGGI ANGELO (ASCOLI SCAROL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4-932898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POGGI ANGELO (ASCOLI SCAROL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430679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POKER (PADOVA) (EX-DARE)</text:p>
          </table:table-cell>
          <table:table-cell table:style-name="ce1" office:value-type="string" calcext:value-type="string">
            <text:p>SERG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22516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37626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193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304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OLI VITTORI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19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DAX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23-59207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1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MAURIZIO PER PAGAMEN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43598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PARABOSH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10924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23-59236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OLISTIROLO USATO ROBERTO CIRELLI DA BRESCIA</text:p>
          </table:table-cell>
          <table:table-cell table:style-name="ce1" office:value-type="string" calcext:value-type="string">
            <text:p>RECUPERA NOSTRE CASSE, CE LE OFFRE USATE SENZA ETICH.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7427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ONTINA 2000</text:p>
          </table:table-cell>
          <table:table-cell table:style-name="ce1" office:value-type="string" calcext:value-type="string">
            <text:p>MAURIZ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73-66405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ORRINI FLA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81967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ORRINI LINO E DINO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519304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ORRINI LINO E DIN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81874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ORRINI STEL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81800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OZZA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93-923998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OZZ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73002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RANDINI PNEUMATICI</text:p>
          </table:table-cell>
          <table:table-cell table:style-name="ce1" office:value-type="string" calcext:value-type="string">
            <text:p>MOZZECANE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930127</text:p>
          </table:table-cell>
          <table:table-cell table:style-name="ce1" office:value-type="string" calcext:value-type="string">
            <text:p>MANUTENZIONI RIPARAZIONI GOMME PNEUMATICI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PRANDINI PNEUMATIC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930098</text:p>
          </table:table-cell>
          <table:table-cell table:style-name="ce1" office:value-type="string" calcext:value-type="string">
            <text:p>MANUTENZIONI RIPARAZIONI GOMME PNEUMATICI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PREVIDI (COOPERATIVA LAVOR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080798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RIMO FIORE (POSTEGGIO MILANO)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1260026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1">
          <table:table-cell table:style-name="ce1" office:value-type="string" calcext:value-type="string">
            <text:p>PRIMO FIORE (POSTEGGIO MILANO)</text:p>
          </table:table-cell>
          <table:table-cell table:style-name="ce1" office:value-type="string" calcext:value-type="string">
            <text:p>MOGLIE ENZ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4905306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1">
          <table:table-cell table:style-name="ce1" office:value-type="string" calcext:value-type="string">
            <text:p>PROMAPRIM (FRANCIA PER INSALATA)</text:p>
          </table:table-cell>
          <table:table-cell table:style-name="ce1" office:value-type="string" calcext:value-type="string">
            <text:p>GIAMARCO :::: <text:s/>0033-(0)609547261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033 60954726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RONTISSIMA 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62969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RT CARROZZERIA ISOLA D.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4009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RT CARROZZERIA ISOLA D.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112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AGAZZINO CASAZZA (BG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5-81264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AGAZZINO CASAZZA (BG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81017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ERCATO BG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5-424036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ERCATO BG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452388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<text:a xlink:href="mailto:ORTOMERCATO@PUNTOFRESCO.BG.IT" xlink:type="simple">ORTOMERCATO@PUNTOFRESCO.BG.IT</text:a>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72103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QUAGLIA (AZIENDA AGRICOLA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664845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QUAGLIA (AZIENDA AGRIC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639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QUAGLIA (DISTRIBUTORE NOGARA AGIP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1032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QUIKER S.R.L.</text:p>
          </table:table-cell>
          <table:table-cell table:style-name="ce1" office:value-type="string" calcext:value-type="string">
            <text:p>TOR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1-9723396 (-7)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&amp;C LAB SRL</text:p>
          </table:table-cell>
          <table:table-cell table:style-name="ce1" office:value-type="string" calcext:value-type="string">
            <text:p>LUCA DALL'IGN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4873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&amp;C LAB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4-34904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&amp;C LAB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4-34904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AIMONDO E CESAR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51311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AIMONDO E CESAR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51327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AS ASSICURAZIONI ISOLA DELLA 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3218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AS ASSICURAZIONI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90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EAM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969414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ECUPERO IMB.USATO (SUP.MARTINELLI)</text:p>
          </table:table-cell>
          <table:table-cell table:style-name="ce1" office:value-type="string" calcext:value-type="string">
            <text:p>SIMONINI MAR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02683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ENATO LUSA</text:p>
          </table:table-cell>
          <table:table-cell table:style-name="ce1" office:value-type="string" calcext:value-type="string">
            <text:p>GIONATA CORZA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4-689154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ENATO LUS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45-8343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ENATO LU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5-87871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IELLO (DI CASTELLETTOBERTOLA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1050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IELLO (DI CASTELLETTOBERTOLA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825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IGHET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6008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IGONI FERDINAN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5038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IGONI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61400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IGONI MARIO (CARROZZIE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385850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IGONI MAURO (FAGN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398106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IGONI ROBERTO</text:p>
          </table:table-cell>
          <table:table-cell table:style-name="ce1" office:value-type="string" calcext:value-type="string">
            <text:p>INS. GENTILE INS. LATTUG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615930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IGONI SAPORETTI (PER GENTILE E LATTUG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854815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IGONI SAPORETTI (PER GENTILE E LATTUG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3011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INCO PNEUMATIC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30030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INCO PNEUMATIC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30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ISCALD.INFRA SOFITTO ADAMI LORIS</text:p>
          </table:table-cell>
          <table:table-cell table:style-name="ce1" office:value-type="string" calcext:value-type="string">
            <text:p>PER MANUTENZIONI E RIPARAZIO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646548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ISCALD.INFRA SOFITTO ADAMI LORIS</text:p>
          </table:table-cell>
          <table:table-cell table:style-name="ce1" office:value-type="string" calcext:value-type="string">
            <text:p>PER MANUTENZIONI E RIPARAZIONI: IMPIEGATA GIAD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0039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ISPOLI (ISALATA NAPOLI)</text:p>
          </table:table-cell>
          <table:table-cell table:style-name="ce1" office:value-type="string" calcext:value-type="string">
            <text:p>CARMIN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6494992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RISPOLI (ISALATA NAPOLI)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1245327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49068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ADEL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49009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LUIG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07116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NIPOTE: LUC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532667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OBIS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21-77719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OCCO TRASPORTI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232849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28-63117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logistica@roccotrasporti.it" xlink:type="simple">logistica@roccotrasporti.it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63112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ODEGHER GIU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242191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ODEGHER GIUL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840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OMANI MAU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66589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OMANI MAU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7522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ONZAT GIACOMO S.P.A. (PORDENONE)</text:p>
          </table:table-cell>
          <table:table-cell table:style-name="ce1" office:value-type="string" calcext:value-type="string">
            <text:p>TOMAT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34-85132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1">
          <table:table-cell table:style-name="ce1" office:value-type="string" calcext:value-type="string">
            <text:p>RONZAT GIACOMO S.P.A. (PORDENO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34-85744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1">
          <table:table-cell table:style-name="ce1" office:value-type="string" calcext:value-type="string">
            <text:p>ROSA (MONSELICE CASTELFRAN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809772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1">
          <table:table-cell table:style-name="ce1" office:value-type="string" calcext:value-type="string">
            <text:p>ROSSIGNOLI VITTO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89420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OSSINI ALBERTO</text:p>
          </table:table-cell>
          <table:table-cell table:style-name="ce1" office:value-type="string" calcext:value-type="string">
            <text:p>FIGLIO FILIPP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30559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OSSINI ALBERT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6902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OSSINI AL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30559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OSSINI AL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4492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UFFATO ANTON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31-27568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UFFATO ANTON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31-27536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UFFATO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17900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UIN LUCIA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05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UIN LUC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44885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UIN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45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1">
          <table:table-cell office:value-type="string" calcext:value-type="string">
            <text:p>RUSSIA MEDIATORE GIANNI FORNASIERO</text:p>
          </table:table-cell>
          <table:table-cell/>
          <table:table-cell office:value-type="string" calcext:value-type="string">
            <text:p>REMINDER</text:p>
          </table:table-cell>
          <table:table-cell table:style-name="ce2"/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1">
          <table:table-cell table:style-name="ce1" office:value-type="string" calcext:value-type="string">
            <text:p>S.ANNA (CHIOGGIA)</text:p>
          </table:table-cell>
          <table:table-cell table:style-name="ce1" office:value-type="string" calcext:value-type="string">
            <text:p>RENZ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867746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ALUTE E SICUREZZA (AYAAD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50246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ALUTE E SICUREZZA (AYAAD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254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ALVAG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0178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CRISTIN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67063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GIOSEPP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25431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68406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ALVI (BG) (AGRINATU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6665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ALVI 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588959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ALVI ENZ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9334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ANDU (CONOSCE FINANZIERE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274222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ANDU (CONOSCE FINANZIERE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9-954117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ANTILLI LORETO – SANTILLI ALESSIO</text:p>
          </table:table-cell>
          <table:table-cell table:style-name="ce1" office:value-type="string" calcext:value-type="string">
            <text:p>ALESSI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63-721208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1">
          <table:table-cell table:style-name="ce1" office:value-type="string" calcext:value-type="string">
            <text:p>SANTILLI LORETO – SANTILLI ALESSIO</text:p>
          </table:table-cell>
          <table:table-cell table:style-name="ce1" office:value-type="string" calcext:value-type="string">
            <text:p>LORE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51788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ANTILLI LORETO – SANTILLI ALESSI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soc.latorre@libero.it" xlink:type="simple">soc.latorre@libero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ANTILLI LORETO – SANTILLI ALESSI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lessio-santilli@libero.it" xlink:type="simple">alessio-santilli@libero.it</text:a>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ANTILLI LORETO – SANTILLI ALESS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72120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ANTIN DINO (FAGN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5037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ANTUCCI ANGELO</text:p>
          </table:table-cell>
          <table:table-cell table:style-name="ce1" office:value-type="string" calcext:value-type="string">
            <text:p>ONOFRIO FIGLIO DI ANGE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2048957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0-675576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4413252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30-541491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9138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9217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99453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SATIN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480091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ATIN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539682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BIZZERA</text:p>
          </table:table-cell>
          <table:table-cell table:style-name="ce1" office:value-type="string" calcext:value-type="string">
            <text:p>BRU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06559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BIZZERA</text:p>
          </table:table-cell>
          <table:table-cell table:style-name="ce1" office:value-type="string" calcext:value-type="string">
            <text:p>FLAV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06559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1">
          <table:table-cell table:style-name="ce1" office:value-type="string" calcext:value-type="string">
            <text:p>SCANDOLA ANTONELLO (BUTTAPIET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211815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CANOLA RICCAR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231605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CAPINI TELONI</text:p>
          </table:table-cell>
          <table:table-cell table:style-name="ce1" office:value-type="string" calcext:value-type="string">
            <text:p>GREMBIULI OPERAIE MS.120 / CLAUDI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51350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1">
          <table:table-cell table:style-name="ce1" office:value-type="string" calcext:value-type="string">
            <text:p>SCAPINI TELONI</text:p>
          </table:table-cell>
          <table:table-cell table:style-name="ce1" office:value-type="string" calcext:value-type="string">
            <text:p>GREMBIULI OPERAIE MS.120 / CLAUD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983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CAPPINI UGO E F.LLI</text:p>
          </table:table-cell>
          <table:table-cell table:style-name="ce1" office:value-type="string" calcext:value-type="string">
            <text:p>VIA CAMAGR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11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CAPPINI UGO E F.LLI</text:p>
          </table:table-cell>
          <table:table-cell table:style-name="ce1" office:value-type="string" calcext:value-type="string">
            <text:p>VIA CAMAGRE ** <text:s/>VINCENZO (QUELLO DUR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083274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10070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scarabellosnc@tiscalinet.it" xlink:type="simple">scarabellosnc@tiscalinet.it</text:a>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0070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CHIAVO RE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614478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CIPIONI DANIELE</text:p>
          </table:table-cell>
          <table:table-cell table:style-name="ce1" office:value-type="string" calcext:value-type="string">
            <text:p>PRODUZIONE BIOLOGIC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4623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COLARI FABIO (BONFERRAR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241432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EGALA ELEONORA</text:p>
          </table:table-cell>
          <table:table-cell table:number-columns-repeated="2" table:style-name="ce1" office:value-type="string" calcext:value-type="string">
            <text:p>CELL</text:p>
          </table:table-cell>
          <table:table-cell table:style-name="ce11" office:value-type="string" calcext:value-type="string">
            <text:p>340-406989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EGALA ELEONORA</text:p>
          </table:table-cell>
          <table:table-cell table:style-name="ce1" office:value-type="string" calcext:value-type="string">
            <text:p>NEGOZ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917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EGALA ROM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2274216</text:p>
          </table:table-cell>
          <table:table-cell table:style-name="ce1" office:value-type="string" calcext:value-type="string">
            <text:p>MANUTENZIONI RIPARAZIONI ELETTRICISTA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SELECTA S.R.L.(AGENZIA)</text:p>
          </table:table-cell>
          <table:table-cell table:style-name="ce1" office:value-type="string" calcext:value-type="string">
            <text:p>RINNER ANTON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73-62200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ENO E SENO</text:p>
          </table:table-cell>
          <table:table-cell table:style-name="ce1" office:value-type="string" calcext:value-type="string">
            <text:p>PER COLTELL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27915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ENO E SENO</text:p>
          </table:table-cell>
          <table:table-cell table:style-name="ce1" office:value-type="string" calcext:value-type="string">
            <text:p>PER COLTELL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0178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GUAZZABIA AZ.AGR. DI MACACCARI</text:p>
          </table:table-cell>
          <table:table-cell table:style-name="ce1" office:value-type="string" calcext:value-type="string">
            <text:p>FIGLIO JIMM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2-142615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GUAZZABIA AZ.AGR. DI MACACCARI</text:p>
          </table:table-cell>
          <table:table-cell table:style-name="ce1" office:value-type="string" calcext:value-type="string">
            <text:p>PADRE DOR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421850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CONTABILITA'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9350669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HOP S.P.A.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2-241044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MAGAZZINO BELLINGERI ROBER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2441109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41164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ILE S.R.L. (TREVI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2-23062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I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42721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ILVANA (POSTI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811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INGH</text:p>
          </table:table-cell>
          <table:table-cell table:style-name="ce1" office:value-type="string" calcext:value-type="string">
            <text:p>INDIANI NOGAR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140923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INGH MAAN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973307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INGH MAAN</text:p>
          </table:table-cell>
          <table:table-cell table:style-name="ce1" office:value-type="string" calcext:value-type="string">
            <text:p>INDIANI – FIGLIO SINGH RANVINDER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335153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INGH MAAN (DASH MESH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8-199939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INGH RANVIR (CONOSCE GIANELLO) (LALLY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779030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INGH PARDEEP (NOGARA)</text:p>
          </table:table-cell>
          <table:table-cell table:style-name="ce1" office:value-type="string" calcext:value-type="string">
            <text:p>INDIANO -PORTATO CAPPUCCI OTTOBRE 2015 (IN BINS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8-937034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BIAG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235825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BIAG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7-67451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13300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IPO (CESE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547-67268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PAZZAGL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546714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1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STEFA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7-67451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ISA – CEDI SISA CENTRO NORD (SUPERMERCATI)</text:p>
          </table:table-cell>
          <table:table-cell table:style-name="ce1" office:value-type="string" calcext:value-type="string">
            <text:p>PER COORD.BANCARIE STEFANIA SANTAGIULIANA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Stefania.santagiuliana@cedielaborazioni.it" xlink:type="simple">Stefania.santagiuliana@cedielaborazioni.it</text:a>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ISA – CEDI SISA CENTRO NORD (SUPERMERCATI)</text:p>
          </table:table-cell>
          <table:table-cell table:style-name="ce1" office:value-type="string" calcext:value-type="string">
            <text:p>PER PAGAMENTI: ?? BARBARA GARBINA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4-415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ISA – CEDI SISA CENTRO NORD (SUPERMERCATI)</text:p>
          </table:table-cell>
          <table:table-cell table:style-name="ce1" office:value-type="string" calcext:value-type="string">
            <text:p>RESP.ACQ FEDERICO CHIAVELL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0-800990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ISA – CEDI SISA CENTRO NORD (SUPERMERCATI)</text:p>
          </table:table-cell>
          <table:table-cell table:style-name="ce4" office:value-type="string" calcext:value-type="string">
            <text:p>RESP.ACQ MAURO RUDELLO</text:p>
          </table:table-cell>
          <table:table-cell table:style-name="ce4" office:value-type="string" calcext:value-type="string">
            <text:p>CELL</text:p>
          </table:table-cell>
          <table:table-cell table:style-name="ce14" office:value-type="string" calcext:value-type="string">
            <text:p>360-42304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ISA – CEDI SISA CENTRO NORD (SUPERMERCATI)</text:p>
          </table:table-cell>
          <table:table-cell table:style-name="ce1" office:value-type="string" calcext:value-type="string">
            <text:p>RESP.ACQ ROMEO LORE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45685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ISA – CEDI SISA CENTRO NORD (SUPERMERCATI)</text:p>
          </table:table-cell>
          <table:table-cell table:style-name="ce1" office:value-type="string" calcext:value-type="string">
            <text:p>RESP.LOGISTICA MORENO ZIM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907055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ISA – CEDI SISA CENTRO NORD (SUPERMERCATI)</text:p>
          </table:table-cell>
          <table:table-cell table:style-name="ce1" office:value-type="string" calcext:value-type="string">
            <text:p>RESP.ORDINI FT NC FEDERICO CHIAVELL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9-907027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ISA – CEDI SISA CENTRO NORD (SUPERMERCATI)</text:p>
          </table:table-cell>
          <table:table-cell table:style-name="ce1" office:value-type="string" calcext:value-type="string">
            <text:p>RESP.ORDINI FT NC FEDERICO CHIAVELL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907056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ISA – CEDI SISA CENTRO NORD (SUPERMERCAT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4-41569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LEFRUTTA (PIERO EX-MORAND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54701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LIM ALIMENTARI</text:p>
          </table:table-cell>
          <table:table-cell table:style-name="ce1" office:value-type="string" calcext:value-type="string">
            <text:p>FINO ANTON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43492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CQUISTI ORTOFRUTT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0-993333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CQUISTI ORTOFRUTTA FERRAR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61324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MBROSINI</text:p>
          </table:table-cell>
          <table:table-cell table:style-name="ce1" office:value-type="string" calcext:value-type="string">
            <text:p>CELL</text:p>
          </table:table-cell>
          <table:table-cell table:style-name="ce16" office:value-type="string" calcext:value-type="string">
            <text:p>338-737334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ALL CENTER ROZZANO PER PAG. LUN-&gt;VEN 13.30-&gt;17.00</text:p>
          </table:table-cell>
          <table:table-cell table:style-name="ce1" office:value-type="string" calcext:value-type="string">
            <text:p>TEL</text:p>
          </table:table-cell>
          <table:table-cell table:style-name="ce16" office:value-type="string" calcext:value-type="string">
            <text:p>02-5758400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16" office:value-type="string" calcext:value-type="string">
            <text:p>02-5758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ONTROLLO QUALIT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0-993339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ONTROLLO QUALITA E RIC.MERCI – FONTA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701483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URRO' – ORDINI ORTOFRUTTA</text:p>
          </table:table-cell>
          <table:table-cell table:style-name="ce1" office:value-type="string" calcext:value-type="string">
            <text:p>TEL</text:p>
          </table:table-cell>
          <table:table-cell table:style-name="ce16" office:value-type="string" calcext:value-type="string">
            <text:p>030-701483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ERRARI GIORGIO – PER ORARI SCARICO E RITARDI VETTO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6-667762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ERRARI RENZ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05880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ONTANA – CONTROLLO QUALITA' – INVIO DDT GIORNALIER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0-701481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INVIO DDT GIORNALIER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op320112@sma.it" xlink:type="simple">op320112@sma.it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IVA VIMERCATI</text:p>
          </table:table-cell>
          <table:table-cell table:style-name="ce1" office:value-type="string" calcext:value-type="string">
            <text:p>TEL</text:p>
          </table:table-cell>
          <table:table-cell table:style-name="ce16" office:value-type="string" calcext:value-type="string">
            <text:p>02-5758336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ER FATTURA NON PAGATE DISABBINATA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disabbinato_sma@accenture.com" xlink:type="simple">disabbinato_sma@accenture.com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ER RICHIEDERE LORO FT SCONT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contabilita.clienti@accenture.com" xlink:type="simple">contabilita.clienti@accenture.com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ORTINERIA</text:p>
          </table:table-cell>
          <table:table-cell table:style-name="ce1" office:value-type="string" calcext:value-type="string">
            <text:p>TEL</text:p>
          </table:table-cell>
          <table:table-cell table:style-name="ce16" office:value-type="string" calcext:value-type="string">
            <text:p>030-993332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RICEVIMENTO MERCI</text:p>
          </table:table-cell>
          <table:table-cell table:style-name="ce1" office:value-type="string" calcext:value-type="string">
            <text:p>FAX</text:p>
          </table:table-cell>
          <table:table-cell table:style-name="ce16" office:value-type="string" calcext:value-type="string">
            <text:p>030-993339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1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X CASSE IFC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701484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1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FRACCA DAVID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412389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OFFICINA (FRACCA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602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7904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OFFIATI (PER TRATTO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01012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COMPRATORE: GIUSEPPE VANNULL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412397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COMPRATORE: GIUSEPPE VANNULL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giuseppe.vannulli@sogegross.it" xlink:type="simple">giuseppe.vannulli@sogegross.it</text:a>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COMPRATORE: GIUSEPPE VANNULL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0-833539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GIUSVA MINUTOL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giusva.minutoli@sogegross.it" xlink:type="simple">giusva.minutoli@sogegross.it</text:a>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GIUSVA MINUTOL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0-833543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SCARICO COF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0-8335257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SIMONA CONTE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simona.conte@sogegross.it" xlink:type="simple">simona.conte@sogegross.it</text:a>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SIMONA CONT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0-833538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VALERIA GHIGLIER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valeria.ghiglieri@sogegross.it" xlink:type="simple">valeria.ghiglieri@sogegross.it</text:a>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1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VALERIA GHIGLIERI (ufficio acquisti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0-833539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OGEGROSS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10-833532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OLDINI NELL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428058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OLDINI NELL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131-85456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OLDINI NELL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31-85446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OLOSOLE S.R.L. (BRESCIA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018523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OLOSOLE S.R.L. (BRESCIA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216140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1">
          <table:table-cell table:style-name="ce1" office:value-type="string" calcext:value-type="string">
            <text:p>SPAGNA</text:p>
          </table:table-cell>
          <table:table-cell table:style-name="ce1" office:value-type="string" calcext:value-type="string">
            <text:p>ANTONIO MAREND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9-5046401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PEDIZIONIERE AVESANI DINO</text:p>
          </table:table-cell>
          <table:table-cell table:style-name="ce1" office:value-type="string" calcext:value-type="string">
            <text:p>(LAVORA PER RENATO EXPORT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08205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PEDIZIONIERE AVESANI DINO</text:p>
          </table:table-cell>
          <table:table-cell table:style-name="ce1" office:value-type="string" calcext:value-type="string">
            <text:p>PER DOCUMENTI DOGANA EXPORT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08205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PEDIZIONIERE AVESANI D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44615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PINELLI CLAUD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97165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PINELLI CLAUDIO</text:p>
          </table:table-cell>
          <table:table-cell table:style-name="ce1" office:value-type="string" calcext:value-type="string">
            <text:p>ABITAZIONE CORRAD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97160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PINELLI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0-49345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TEGANO LUCIANO (PRODUTTORE MELO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803651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TERZI GIORGIO (VALEGG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96505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UPER GI BI (MILANO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36517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UPER GI BI (MILANO)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36082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UPER GI BI (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518886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UPERMERCATI GRISI SRL</text:p>
          </table:table-cell>
          <table:table-cell table:style-name="ce1" office:value-type="string" calcext:value-type="string">
            <text:p>SIG.VALENT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65206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UPERMERCATI GRISI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15103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18 (POSTEGGIO TORINO)</text:p>
          </table:table-cell>
          <table:table-cell table:style-name="ce1" office:value-type="string" calcext:value-type="string">
            <text:p>SIGN.FABAR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1-349373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ARGA (AZ.AGR.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22974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52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FIGLIO ALESSIO LAVO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20505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FIGLIO ALESSIO PERSONA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62546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POST.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04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6-50025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45649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6-30451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ECNOCASA (ISOLA DELLA SCALA)</text:p>
          </table:table-cell>
          <table:table-cell table:style-name="ce1" office:value-type="string" calcext:value-type="string">
            <text:p>TITOLARE TOMASETTO GIOV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941026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ECNOCASA (ISOLA DELLA SCAL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3043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ECNOCASA (ISOLA DELLA SCA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0429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1">
          <table:table-cell table:style-name="ce1" office:value-type="string" calcext:value-type="string">
            <text:p>TECNOFER (OSTIGL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86-80243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ELECOM ITALIA</text:p>
          </table:table-cell>
          <table:table-cell table:style-name="ce1" office:value-type="string" calcext:value-type="string">
            <text:p>PER DISDETTA UTENZA TELEFONIC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80330818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ELECOM ITALIA</text:p>
          </table:table-cell>
          <table:table-cell table:style-name="ce1" office:value-type="string" calcext:value-type="string">
            <text:p>TECNICO CHE HA RISOLTO PROB.ADSL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28323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ELECOM ITALIA – TECNICO</text:p>
          </table:table-cell>
          <table:table-cell table:style-name="ce1" office:value-type="string" calcext:value-type="string">
            <text:p>VENUTO 04/2011 PER PROB. ADSL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684013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ELEFONITALI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5-820089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ELEFONITALIA</text:p>
          </table:table-cell>
          <table:table-cell table:style-name="ce1" office:value-type="string" calcext:value-type="string">
            <text:p>TECNICO MAURIZ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764885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1">
          <table:table-cell table:style-name="ce1" office:value-type="string" calcext:value-type="string">
            <text:p>TELEFONITA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8522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EMU BV HOLLAND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3172562439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EMU BV HOLLAND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3172567310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ENDE DA SOLE (ISOLA D. SCALA)</text:p>
          </table:table-cell>
          <table:table-cell table:style-name="ce1" office:value-type="string" calcext:value-type="string">
            <text:p>FAUS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028625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ENDE DA SOLE (ISOLA D. SCALA)</text:p>
          </table:table-cell>
          <table:table-cell table:style-name="ce1" office:value-type="string" calcext:value-type="string">
            <text:p>FAUS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92519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5038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7306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O “UFFICIO”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802018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54632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800800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ERRA ORT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28-600103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TERRA 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601213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ALFONSO MAROTTA (X IMBALLAGGI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0053060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DEMET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334623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MOGLIE DEMETRIO PER PAG: MODEST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9191763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NICOLETTA (OP ARMONIA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912316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ROBERTO (PER FATTUR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575305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RUB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2180898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SARA (COLLABORATRICE DEMETRI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7035595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UFFICIO TERRAMOR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1818014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TERRAMORE – OP ARMONIA</text:p>
          </table:table-cell>
          <table:table-cell table:style-name="ce1" office:value-type="string" calcext:value-type="string">
            <text:p>UFFICIO ARMON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1818602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UG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367507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TERRAMOR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28-347015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TERRE EUGANEE SOC.COOP.A R.L.</text:p>
          </table:table-cell>
          <table:table-cell table:style-name="ce1" office:value-type="string" calcext:value-type="string">
            <text:p>X IMBALLAGGI IFCO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commerciale@terreeuganee.it" xlink:type="simple">commerciale@terreeuganee.it</text:a>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ERRE EUGANEE SOC.COOP.A R.L.</text:p>
          </table:table-cell>
          <table:table-cell table:style-name="ce1" office:value-type="string" calcext:value-type="string">
            <text:p>X IMBALLAGGI: STEFAN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9-77853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ERRE EUGANEE SOC.COOP.A R.L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9-77808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ERRON VITTORIO</text:p>
          </table:table-cell>
          <table:table-cell table:style-name="ce1" office:value-type="string" calcext:value-type="string">
            <text:p>PER LAVORAZIONE GREZZ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464100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8506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ABITAZIONE SORELL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324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063359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8505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ESINI </text:p>
          </table:table-cell>
          <table:table-cell table:style-name="ce1" office:value-type="string" calcext:value-type="string">
            <text:p>COMMERCIALISTA STUDIO BELLE'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925140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ESTON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332080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ESTONE GIUSEPPE</text:p>
          </table:table-cell>
          <table:table-cell table:style-name="ce1" office:value-type="string" calcext:value-type="string">
            <text:p>COMPARE DI LUCCI GREGO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426768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TEZZA (BUTTAPIETRA) (VITANATURE PRODUCE)</text:p>
          </table:table-cell>
          <table:table-cell table:style-name="ce1" office:value-type="string" calcext:value-type="string">
            <text:p>RESP.ACQUISTI SIG. CAZADOR STEF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396271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EZZA (BUTTAPIETRA) (VITANATURE PRODUC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56671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EZZA F.LLI AZ AGRICOLA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33146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EZZA F.LLI AZ AGRICOL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5-855034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EZZA F.LLI AZ AGRICOLA</text:p>
          </table:table-cell>
          <table:table-cell table:style-name="ce1" office:value-type="string" calcext:value-type="string">
            <text:p>GIAMPIET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33146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EZZA F.LLI AZ 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55065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HIND SATNAM SINGH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7-913573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HIND SATNAM SINGH</text:p>
          </table:table-cell>
          <table:table-cell table:style-name="ce1" office:value-type="string" calcext:value-type="string">
            <text:p>INDIANI 2014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4-747556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IATI SOC.COOP. (FOGGIA)</text:p>
          </table:table-cell>
          <table:table-cell table:style-name="ce1" office:value-type="string" calcext:value-type="string">
            <text:p>PIET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057755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TIATI SOC.COOP. (FOGGI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82-42117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TIATI SOC.COOP. (FOGG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421175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111393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67518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7517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REFERENTE: BARBARA CHIORLIN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9-781373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REFERENTE: BARBARA CHIORLIN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781361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IM (ALESSANDRO BARONI)</text:p>
          </table:table-cell>
          <table:table-cell table:style-name="ce1" office:value-type="string" calcext:value-type="string">
            <text:p>RAPPRESENTANT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272511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IM PER GUAS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80084690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IOZZO FRATELLI</text:p>
          </table:table-cell>
          <table:table-cell table:style-name="ce1" office:value-type="string" calcext:value-type="string">
            <text:p>FABRIZ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66615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IOZZO FRATELLI</text:p>
          </table:table-cell>
          <table:table-cell table:style-name="ce1" office:value-type="string" calcext:value-type="string">
            <text:p>LUIG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882321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IOZZO FRATE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6-33718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IOZZO PIERINO GOBET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1-49011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IOZZO PIERINO GOBETTO</text:p>
          </table:table-cell>
          <table:table-cell table:style-name="ce1" office:value-type="string" calcext:value-type="string">
            <text:p>S.ANNA DI CHIOGIA VENEZ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49017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IOZZO PIERINO GOBET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411440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IPOLITOGRAFIA GI B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3916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IPOLITOGRAFIA GI B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007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OGNOLI LUSIA R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45644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OGNOLI LUSIA RENZ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3448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OMEZZOLI (GEOMET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30011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OMEZZOLI (GEOMET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11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OMEZZOLI (GEOMET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32237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OMIOLO STUDIO ASSOCIA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57301089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4-108434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UFFICI VERO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033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232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71"/>
        </table:table-row>
        <table:table-row table:style-name="ro5">
          <table:table-cell table:style-name="ce1" office:value-type="string" calcext:value-type="string">
            <text:p>TONDODONATO CESILIO (CUGINO BIOCCA)</text:p>
          </table:table-cell>
          <table:table-cell table:style-name="ce1" office:value-type="string" calcext:value-type="string">
            <text:p>FINOCCHIO RADICCHIO (NSALATA SU PROGRAMMA) </text:p>
            <text:p>CI HA CHIAMATO LUI NEL 2015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9214072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TOP FRUIT</text:p>
          </table:table-cell>
          <table:table-cell table:style-name="ce1" office:value-type="string" calcext:value-type="string">
            <text:p>MERCATO TRIESTE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0-30701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OP FRUIT</text:p>
          </table:table-cell>
          <table:table-cell table:style-name="ce1" office:value-type="string" calcext:value-type="string">
            <text:p>MERCATO TRIEST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0-30400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OP FRUIT (POSTEGGIO PADOVA)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911485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OP FRUIT (POSTEGGI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540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ORRESANI ANDRE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0047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938611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00590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106019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NICOLETTA (COMMERCIAL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193541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938507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OSATTO ANDRE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51150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OSATTO FRUIT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2-73988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P PALLET</text:p>
          </table:table-cell>
          <table:table-cell table:style-name="ce1" office:value-type="string" calcext:value-type="string">
            <text:p>PER BANCAL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33134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RANSFER TRADE</text:p>
          </table:table-cell>
          <table:table-cell table:style-name="ce1" office:value-type="string" calcext:value-type="string">
            <text:p>ANTONELLA FACCHINELL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146885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RANSFER TRADE</text:p>
          </table:table-cell>
          <table:table-cell table:style-name="ce1" office:value-type="string" calcext:value-type="string">
            <text:p>ANTONELLA FACCHINELL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ntonellafacchinelli@t-trade.it" xlink:type="simple">antonellafacchinelli@t-trade.it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TRANSFER TRADE – ONE CODE</text:p>
          </table:table-cell>
          <table:table-cell table:style-name="ce1" office:value-type="string" calcext:value-type="string">
            <text:p>PER SPEDIZIONI MICHEL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1-9156187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TRANSFER TRADE – ONE COD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71-9189811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“SPILUNGONE”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604554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NGE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910422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MAURIZ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674199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MAURIZIO “PERSONALE”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50743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SANDRO “RAGIONIERE”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58213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32594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74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7" office:value-type="string" calcext:value-type="string">
            <text:p>0425-60775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MERCATO CHIOGGIA: PARLARE CON GIUSI O MARCO</text:p>
          </table:table-cell>
          <table:table-cell table:style-name="ce1" office:value-type="string" calcext:value-type="string">
            <text:p>TEL</text:p>
          </table:table-cell>
          <table:table-cell table:style-name="ce17" office:value-type="string" calcext:value-type="string">
            <text:p>041-49825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85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RASPORTI DELLI QUANTI TRASPORTI</text:p>
          </table:table-cell>
          <table:table-cell table:style-name="ce1" office:value-type="string" calcext:value-type="string">
            <text:p>MAGNOLIA MATTE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01545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RASPORTI DELLI QUANTI TRASPORTI</text:p>
          </table:table-cell>
          <table:table-cell table:style-name="ce1" office:value-type="string" calcext:value-type="string">
            <text:p>SAN NICANDRO GARG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175052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RASPORTI DEVI (AQUILA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651071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RASPORTI DEVI (AQUI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71185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RASPORTI KIARA (AVEZZANO)</text:p>
          </table:table-cell>
          <table:table-cell table:style-name="ce1" office:value-type="string" calcext:value-type="string">
            <text:p>VETTORE USATO DA PANDOLI E ANCHE CHIARAVAL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86304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436651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575633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63-2239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RASPORTI STRANOTIR – SICILIA</text:p>
          </table:table-cell>
          <table:table-cell table:style-name="ce1" office:value-type="string" calcext:value-type="string">
            <text:p>MAR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79677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RASPORTI STRANOTIR – SICILI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95-533422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6183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89902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nfo@zanattacarlo.it" xlink:type="simple">info@zanattacarlo.it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941247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1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0049-17684493852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1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049-8031807264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nfo@trifrutta.de" xlink:type="simple">info@trifrutta.de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049-1769993543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RIF IOANA MAR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107937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ROMBIN STEFANO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9606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ROMBIN STEFANO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stefano@trombin.net" xlink:type="simple">stefano@trombin.net</text:a>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ROMBIN STEFANO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7551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ROMBIN STEF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363918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RONCHETTO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95666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RONCHETTO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28993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ROPICAL FRUIT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2-551077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ROPICAL FRUIT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802283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ROPICAL FRUIT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46110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URAZZA BRUNO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?? 347-604263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URAZZA BRUNO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office:value-type="string" calcext:value-type="string">
            <text:p>TEL</text:p>
          </table:table-cell>
          <table:table-cell table:style-name="ce1" office:value-type="string" calcext:value-type="string">
            <text:p>0442-81516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TURCO</text:p>
          </table:table-cell>
          <table:table-cell table:style-name="ce1" office:value-type="string" calcext:value-type="string">
            <text:p>MARTIN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370193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URCO</text:p>
          </table:table-cell>
          <table:table-cell table:style-name="ce1" office:value-type="string" calcext:value-type="string">
            <text:p>MOGLIE: ALESSANDRA PACHER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166206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1480608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1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037787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93678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001596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TURCO ALESSANDR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01071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URCO ALESSAND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00192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URELLA IMBALLAGGI</text:p>
          </table:table-cell>
          <table:table-cell table:style-name="ce1" office:value-type="string" calcext:value-type="string">
            <text:p>AUGUS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449530</text:p>
          </table:table-cell>
          <table:table-cell table:style-name="ce1" office:value-type="string" calcext:value-type="string">
            <text:p>IMBALLAGGI CASSETTE PLASTICA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TURELLA IMBALLAGG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44-785310</text:p>
          </table:table-cell>
          <table:table-cell table:style-name="ce1" office:value-type="string" calcext:value-type="string">
            <text:p>IMBALLAGGI CASSETTE PLASTICA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TURELLA IMBALLAGGI</text:p>
          </table:table-cell>
          <table:table-cell table:style-name="ce1" office:value-type="string" calcext:value-type="string">
            <text:p>MATTE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2053197</text:p>
          </table:table-cell>
          <table:table-cell table:style-name="ce1" office:value-type="string" calcext:value-type="string">
            <text:p>IMBALLAGGI CASSETTE PLASTICA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TURELLA IMBALLAG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4-785309</text:p>
          </table:table-cell>
          <table:table-cell table:style-name="ce1" office:value-type="string" calcext:value-type="string">
            <text:p>IMBALLAGGI CASSETTE PLASTICA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TURRIN IMPIANTI SRL (IMPIANTO ALLARME)</text:p>
          </table:table-cell>
          <table:table-cell table:style-name="ce1" office:value-type="string" calcext:value-type="string">
            <text:p>REPERIBI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6-6185164</text:p>
          </table:table-cell>
          <table:table-cell table:style-name="ce1" office:value-type="string" calcext:value-type="string">
            <text:p>MANUTENZIONI RIPARAZIONI IMPIANTO ALLARME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TURRIN IMPIANTI SRL (IMPIANTO ALLARME)</text:p>
          </table:table-cell>
          <table:table-cell table:style-name="ce1" office:value-type="string" calcext:value-type="string">
            <text:p>TECNICO (MICHELE BERTON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2821802</text:p>
          </table:table-cell>
          <table:table-cell table:style-name="ce1" office:value-type="string" calcext:value-type="string">
            <text:p>MANUTENZIONI RIPARAZIONI IMPIANTO ALLARME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TURRIN IMPIANTI SRL (IMPIANTO ALLARM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780411</text:p>
          </table:table-cell>
          <table:table-cell table:style-name="ce1" office:value-type="string" calcext:value-type="string">
            <text:p>MANUTENZIONI RIPARAZIONI IMPIANTO ALLARME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TURRIN IMPIANTI SRL (IMPIANTO ALLAR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799282</text:p>
          </table:table-cell>
          <table:table-cell table:style-name="ce1" office:value-type="string" calcext:value-type="string">
            <text:p>MANUTENZIONI RIPARAZIONI IMPIANTO ALLARM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TURRIN IMPIANTI SRL (IMPIANTO ALLARME)</text:p>
          </table:table-cell>
          <table:table-cell table:style-name="ce1"/>
          <table:table-cell table:style-name="ce1" office:value-type="string" calcext:value-type="string">
            <text:p>WEB</text:p>
          </table:table-cell>
          <table:table-cell table:style-name="ce11" office:value-type="string" calcext:value-type="string">
            <text:p><text:a xlink:href="http://www.turrinimpianti.it/" xlink:type="simple">www.turrinimpianti.it</text:a></text:p>
          </table:table-cell>
          <table:table-cell table:style-name="ce1" office:value-type="string" calcext:value-type="string">
            <text:p>MANUTENZIONI RIPARAZIONI IMPIANTO ALLARME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TUZZA MARIA ROSA (AZ.AGR.)</text:p>
          </table:table-cell>
          <table:table-cell table:style-name="ce1" office:value-type="string" calcext:value-type="string">
            <text:p>(VEDI MORATELLO ENRICO)</text:p>
          </table:table-cell>
          <table:table-cell table:style-name="ce1" office:value-type="string" calcext:value-type="string">
            <text:p>REMINDER</text:p>
          </table:table-cell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UGOLINI MAR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271850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UGOLINI MARINO</text:p>
          </table:table-cell>
          <table:table-cell table:style-name="ce1" office:value-type="string" calcext:value-type="string">
            <text:p>FIGLIO AL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812283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UGOLINI MA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912992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MARCHIORO DAVID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21163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MARCHIORO ULIS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0792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307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VENDITORE DE STEFANI ANTONEL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708000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ULISSE SRL (MERCATO 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9-870298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ULSS - COMPRI MARCO PER TIROCINIO</text:p>
          </table:table-cell>
          <table:table-cell table:style-name="ce1" office:value-type="string" calcext:value-type="string">
            <text:p>CELLULARE PERSONA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495903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ULSS - COMPRI MARCO PER TIROCINIO</text:p>
          </table:table-cell>
          <table:table-cell table:style-name="ce1" office:value-type="string" calcext:value-type="string">
            <text:p>SEGRETER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71235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UNI CONSULTING SRL (BOLZ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73-497510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UNI CONSULTING SRL (BOLZANO)</text:p>
          </table:table-cell>
          <table:table-cell table:style-name="ce1" office:value-type="string" calcext:value-type="string">
            <text:p>SVETLANA KONOBEEV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1573231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UNI CONSULTING SRL (BOL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73-497500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UNI CONSULTING SRL (BOLZAN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s.konobeeva@uni-consulting.it" xlink:type="simple">s.konobeeva@uni-consulting.it</text:a>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UNI CONSULTING SRL (BOLZANO)</text:p>
          </table:table-cell>
          <table:table-cell table:style-name="ce1"/>
          <table:table-cell table:style-name="ce1" office:value-type="string" calcext:value-type="string">
            <text:p>WEB</text:p>
          </table:table-cell>
          <table:table-cell table:style-name="ce1" office:value-type="string" calcext:value-type="string">
            <text:p><text:a xlink:href="http://www.uni-consulting.eu/" xlink:type="simple">www.uni-consulting.eu</text:a>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OPERATORE ORTOFRUTTA FABIO FRANZO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268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PADOV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300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RESP.ACQUISTI ORTOF. SIG.GHELLER VITTOR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300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85608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33075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33072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4-695798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493902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487140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UNICREDIT FILIALE ISOLA</text:p>
          </table:table-cell>
          <table:table-cell table:style-name="ce1" office:value-type="string" calcext:value-type="string">
            <text:p>DIRETTORE MORELATO GIACO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8555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UNICREDIT FILIALE ISOLA</text:p>
          </table:table-cell>
          <table:table-cell table:style-name="ce1" office:value-type="string" calcext:value-type="string">
            <text:p>DIRETTORE MORELATO GIACOM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181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UNICREDITO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MAIL</text:p>
          </table:table-cell>
          <table:table-cell table:style-name="ce12" office:value-type="string" calcext:value-type="string">
            <text:p><text:a xlink:href="mailto:diego.bortolotto@unicredit.eu" xlink:type="simple">diego.bortolotto@unicredit.eu</text:a>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UNIONE AGRICOLTORI ISOLA DELLA SCALA</text:p>
          </table:table-cell>
          <table:table-cell table:style-name="ce1" office:value-type="string" calcext:value-type="string">
            <text:p>DIRETTO LUC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886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UNIONE AGRICOLTORI ISOLA DELLA SCALA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034964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UNIONE AGRICOLTORI ISOLA DELLA 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30004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UNIONE AGRICOLTORI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886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UNIONE AGRICOLTORI VERONA</text:p>
          </table:table-cell>
          <table:table-cell table:style-name="ce1" office:value-type="string" calcext:value-type="string">
            <text:p>FRANCESCA QUINTANINI X CONTRIBUT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881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30546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nfo@vsd-sistemi.com" xlink:type="simple">info@vsd-sistemi.com</text:a>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30545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AGNARELL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5-701427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VAGNARELL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5-704356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VALENTI (CORRIDONIA DI MACERATA)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2474094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2-55180342</text:p>
          </table:table-cell>
          <table:table-cell table:style-name="ce1" office:value-type="string" calcext:value-type="string">
            <text:p>POSTEGGIO MILANO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1-317391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41-59254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ALPE IMBALLAGGI (IMBALL. LEGNO)</text:p>
          </table:table-cell>
          <table:table-cell table:style-name="ce1" office:value-type="string" calcext:value-type="string">
            <text:p>VITTO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969152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79615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valpe.imballaggi@tin.it" xlink:type="simple">valpe.imballaggi@tin.it</text:a>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99217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ARA SNC</text:p>
          </table:table-cell>
          <table:table-cell table:style-name="ce1" office:value-type="string" calcext:value-type="string">
            <text:p>BATTERIE TREVENZUOL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5031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ARA SNC</text:p>
          </table:table-cell>
          <table:table-cell table:style-name="ce1" office:value-type="string" calcext:value-type="string">
            <text:p>BATTERIE TREVENZUOL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5064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ECHINI CARLET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600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ENDITT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319178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VENDITT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28543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VENERI LIV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86-80253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ENETO BANCA (FABRIZIO MORA)</text:p>
          </table:table-cell>
          <table:table-cell table:style-name="ce1" office:value-type="string" calcext:value-type="string">
            <text:p>UFFICIO DIRET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2752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4-697211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22258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fabrizio.mora@venetobanca.it" xlink:type="simple">fabrizio.mora@venetobanca.it</text:a>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2254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BEATRIC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0130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CAPO AREA: GENNAR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88335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LUIGINO ISEL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1-683341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ENETO BANCA (FILIALE BOVOLO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90148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ENTURI 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48058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ENTURI CAR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187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ENTURI MI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8272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ENTURI MI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96084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ERDE EUROPA (UDINE)</text:p>
          </table:table-cell>
          <table:table-cell table:style-name="ce1" office:value-type="string" calcext:value-type="string">
            <text:p>MATTIA (FIGLI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460076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ERDE EUROPA (UDINE)</text:p>
          </table:table-cell>
          <table:table-cell table:style-name="ce1" office:value-type="string" calcext:value-type="string">
            <text:p>SIG.RA TERESA (TITOLARE PER PAG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040523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ERDE EUROPA (UDI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32-52022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ERDE EUROPA (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32-52022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ERDE EUROPA ZEVIO</text:p>
          </table:table-cell>
          <table:table-cell table:style-name="ce1" office:value-type="string" calcext:value-type="string">
            <text:p>BELL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9790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ERDE EUROPA ZEVIO</text:p>
          </table:table-cell>
          <table:table-cell table:style-name="ce1" office:value-type="string" calcext:value-type="string">
            <text:p>BELLI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06831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ERONA SUD SISTEMI</text:p>
          </table:table-cell>
          <table:table-cell table:style-name="ce1" office:value-type="string" calcext:value-type="string">
            <text:p>PER PROGRAMMI CONTABILITA'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9551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ERTRAS</text:p>
          </table:table-cell>
          <table:table-cell table:style-name="ce1" office:value-type="string" calcext:value-type="string">
            <text:p>ABITAZIONE FRANCESCO FURFAR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6097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ERTRAS</text:p>
          </table:table-cell>
          <table:table-cell table:style-name="ce1" office:value-type="string" calcext:value-type="string">
            <text:p>ALA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769030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IAREGGIO FRUTTA DI VANNUCCI</text:p>
          </table:table-cell>
          <table:table-cell table:style-name="ce1" office:value-type="string" calcext:value-type="string">
            <text:p>MERCATO VIAREGG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84-39216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ICENTINI ALESSAND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56825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ICENTINI SANT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124273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ICENTINI SANTO</text:p>
          </table:table-cell>
          <table:table-cell table:style-name="ce1" office:value-type="string" calcext:value-type="string">
            <text:p>SAN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083204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ICENTINI SAN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131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CANTELE BATIST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93-312362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IG.CARUS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5-003775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CARUS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05130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CARUS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05130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ROCCO VERSAC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77676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ROCCO VERSAC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75172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8245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ZANDONA' CAR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844425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ILLAFRUTTA</text:p>
          </table:table-cell>
          <table:table-cell table:style-name="ce1" office:value-type="string" calcext:value-type="string">
            <text:p>COMPRATORE MICHEL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9811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ILLA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9811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ILLAFRUTTA (GIANCAR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9817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ILLAFRUTTA (GIANCAR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9817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ILLAFRUTTA (MATTE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9812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ILLAFRUTTA (MATTE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9812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office:value-type="string" calcext:value-type="string">
            <text:p>VILLANI E PARTNER – PER FINANZIAMENTO ESTERO</text:p>
          </table:table-cell>
          <table:table-cell office:value-type="string" calcext:value-type="string">
            <text:p>(NUMERO PASSATO DA TURCO) FIMEZ DR.SEGU</text:p>
          </table:table-cell>
          <table:table-cell office:value-type="string" calcext:value-type="string">
            <text:p>TEL</text:p>
          </table:table-cell>
          <table:table-cell table:style-name="ce2" office:value-type="string" calcext:value-type="string">
            <text:p>0382-34282</text:p>
          </table:table-cell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1">
          <table:table-cell table:style-name="ce1" office:value-type="string" calcext:value-type="string">
            <text:p>VINCI GIOVANNI (PUGLIE)</text:p>
          </table:table-cell>
          <table:table-cell table:style-name="ce1" office:value-type="string" calcext:value-type="string">
            <text:p>AZIENDA BRINDISI E META' PON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830641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VIPAK (CASS. POLIST.) =&gt; ORA ECOFORM</text:p>
          </table:table-cell>
          <table:table-cell table:style-name="ce1" office:value-type="string" calcext:value-type="string">
            <text:p>ELIA VICENTI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93316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IPAK (CASS. POLIST.) =&gt; ORA ECOFORM</text:p>
          </table:table-cell>
          <table:table-cell table:style-name="ce1" office:value-type="string" calcext:value-type="string">
            <text:p>VIVIANI VALTER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52993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ITTORIA ASSICURAZIONI</text:p>
          </table:table-cell>
          <table:table-cell table:style-name="ce1" office:value-type="string" calcext:value-type="string">
            <text:p>ISOLA DELLA SCAL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232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ITTORIA ASSICURAZIONI</text:p>
          </table:table-cell>
          <table:table-cell table:style-name="ce1" office:value-type="string" calcext:value-type="string">
            <text:p>ISOLA DELLA SCAL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233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OL ORTOFRUTTA DI CONSALTER WALTER</text:p>
          </table:table-cell>
          <table:table-cell table:style-name="ce1" office:value-type="string" calcext:value-type="string">
            <text:p>CONSALTER VALTER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80190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OL ORTOFRUTTA DI CONSALTER WALTER</text:p>
          </table:table-cell>
          <table:table-cell table:style-name="ce1" office:value-type="string" calcext:value-type="string">
            <text:p>OSCAR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78621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OL ORTOFRUTTA DI CONSALTER WALTER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2-150000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ZAFFANI MASS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85669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ZAMBLERLA MAU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4-5474921</text:p>
          </table:table-cell>
          <table:table-cell table:style-name="ce1" office:value-type="string" calcext:value-type="string">
            <text:p>MAGAZZINO A CASAZZA (LUI è DI OSTIGLIA) COMPRA LATTUGA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36439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AUREL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50757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22930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36350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6372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ZAMBOTTO GIUSEPP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48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ZAMBOTTO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33412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GIOVANNI (PER PAGAMENTI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51554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MAURO (PER PAGAMENTI TI DICE DI PARLARE CON GIOVANNI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51554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9-79894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ZANARINI LUCIANO (MODE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9-977280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ZANARINI LUCIANO (MODE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9-977219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ZANOLINI S.R.L.</text:p>
          </table:table-cell>
          <table:table-cell table:style-name="ce1" office:value-type="string" calcext:value-type="string">
            <text:p>CLAUDIO TONOLI AMMINISTRATO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8588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ZANOLINI S.R.L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33563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ZANOLIN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0012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ZAPPOLA CLEMENTE E MARCO AZ.AGR.</text:p>
          </table:table-cell>
          <table:table-cell table:style-name="ce1" office:value-type="string" calcext:value-type="string">
            <text:p>CLEMENT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125884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ZAPPOLA CLEMENTE E MARCO AZ.AGR.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463654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ZAPPOLA CLEMENTE E MARCO AZ.AGR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64126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ZAPPOLA CLEMENTE E MARCO AZ.AGR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4126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ABITAZIONE GIORG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42-42948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1315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1315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42-42920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ZOBOLETTI AFRO (MARCHE)</text:p>
          </table:table-cell>
          <table:table-cell table:style-name="ce1" office:value-type="string" calcext:value-type="string">
            <text:p>UFFICIO: PIER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5-659524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ZOBOLETTI AFRO (MARCH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294150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ZUARI GINO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0054958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ZUARI GINO</text:p>
          </table:table-cell>
          <table:table-cell table:style-name="ce1" office:value-type="string" calcext:value-type="string">
            <text:p>G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450520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BENATI LUCA (IDRAULICO GIMM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696776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NATI LUCA (IDRAULICO GIMMI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ts.lucabenati@libero.it" xlink:type="simple">its.lucabenati@libero.it</text:a>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EXPOL – REXCOM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48682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EXPOL – REXCOM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1-48690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EXPOL – REXCOM</text:p>
          </table:table-cell>
          <table:table-cell table:style-name="ce1" office:value-type="string" calcext:value-type="string">
            <text:p>AGENTE: GIOVANNI ROS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4-611760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REXPOL – REXCOM</text:p>
          </table:table-cell>
          <table:table-cell table:style-name="ce1" office:value-type="string" calcext:value-type="string">
            <text:p>AGENTE: GIOVANNI ROSIN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giovanni.rosini@rexpolgroup.it" xlink:type="simple">giovanni.rosini@rexpolgroup.it</text:a></text:p>
          </table:table-cell>
          <table:table-cell table:style-name="ce1" table:number-columns-repeated="249"/>
          <table:table-cell table:number-columns-repeated="771"/>
        </table:table-row>
        <table:table-row table:style-name="ro5">
          <table:table-cell table:style-name="ce1" office:value-type="string" calcext:value-type="string">
            <text:p>HABASIT ITALIANA SPA (COMPRATO RAMO BARBIERI)</text:p>
          </table:table-cell>
          <table:table-cell table:style-name="ce1" office:value-type="string" calcext:value-type="string">
            <text:p>CHIEDERE DI ALESSIO O CAMILLA</text:p>
            <text:p>NASTRI TRASPORTATORI (NON NERO INSALATA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98951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ARODI ANTONIO (ORTOFRUTTA PARODI ANTONIO E GIUSEPPE</text:p>
          </table:table-cell>
          <table:table-cell table:style-name="ce1" office:value-type="string" calcext:value-type="string">
            <text:p>ANTON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51970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ARODI ANTONIO (ORTOFRUTTA PARODI ANTONIO E GIUSEPPE</text:p>
          </table:table-cell>
          <table:table-cell table:style-name="ce1" office:value-type="string" calcext:value-type="string">
            <text:p>UFFICIO (PER PAGAMENTI FABIO) chiamare dall e9.30 alle 10.30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0-50180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LA RADICE</text:p>
          </table:table-cell>
          <table:table-cell table:style-name="ce1" office:value-type="string" calcext:value-type="string">
            <text:p>(NON TRATTANO) BANCALI USATI COME I NOSTRI</text:p>
          </table:table-cell>
          <table:table-cell table:style-name="ce1"/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IGENERA PALLET (NUMERO DATOCI DALLA RADICE) (STRADA LA RIZZA)</text:p>
          </table:table-cell>
          <table:table-cell table:style-name="ce1" office:value-type="string" calcext:value-type="string">
            <text:p>HA BANCALI USATI COME I NOSTRI MA LI HA GIA VENDUTI PER ALTRI CLIEN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52408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NEW GENERATION SNC (BANCALI/PALLET USATI) – FONTE (TV)</text:p>
          </table:table-cell>
          <table:table-cell table:style-name="ce1" office:value-type="string" calcext:value-type="string">
            <text:p>TITOLARE STEF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625663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NEW GENERATION SNC (BANCALI/PALLET USATI) – FONTE (TV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3-94988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NEW GENERATION SNC (BANCALI/PALLET USATI) – FONTE (TV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3-946207</text:p>
          </table:table-cell>
          <table:table-cell table:style-name="ce1" table:number-columns-repeated="249"/>
          <table:table-cell table:number-columns-repeated="771"/>
        </table:table-row>
        <table:table-row table:style-name="ro6">
          <table:table-cell table:style-name="ce1" office:value-type="string" calcext:value-type="string">
            <text:p>NEW GENERATION SNC (BANCALI/PALLET USATI) – FONTE (TV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newgenerationpallet@libero.it" xlink:type="simple">newgenerationpallet@libero.it</text:a>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DEL FOSCO DOMENICO (AZ.AGRICOLA AVEZZ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185771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DEL FOSCO DOMENICO (AZ.AGRICOLA AVEZ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63-185763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DEL FOSCO DOMENICO (AZ.AGRICOLA AVEZZANO)</text:p>
          </table:table-cell>
          <table:table-cell table:style-name="ce1" office:value-type="string" calcext:value-type="string">
            <text:p>IMPIEGATA??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6-946453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PERINI EZIO (AZIENDA AGRICOLA CASELLE DI ISOLA DELLA SCALA)</text:p>
          </table:table-cell>
          <table:table-cell table:style-name="ce1" office:value-type="string" calcext:value-type="string">
            <text:p>CAPPUCCI VERZE ZUCCHINI – LAVORA PER F.LLI BRUNO</text:p>
            <text:p>25000 PIANTE CAPPUCC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8-185908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ANTOIN PALLET (MAROCCHINO)</text:p>
          </table:table-cell>
          <table:table-cell table:style-name="ce1" office:value-type="string" calcext:value-type="string">
            <text:p>PALLE COME NS 100X120 COSTO € 1,50 – RITIRA PALLET FUORI MISURA € 1,00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680249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CIPIONI GIANLUCA (AVEZZANO PER RADICCHI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809411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CUG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86-80281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IGIENICASA A&amp;B SAS</text:p>
          </table:table-cell>
          <table:table-cell table:style-name="ce1" office:value-type="string" calcext:value-type="string">
            <text:p>NUOVO RAPPRESENTATE 2016: MASSIMO RISTAG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6166290</text:p>
          </table:table-cell>
          <table:table-cell table:style-name="ce1" table:number-columns-repeated="249"/>
          <table:table-cell table:number-columns-repeated="771"/>
        </table:table-row>
        <table:table-row table:style-name="ro6">
          <table:table-cell table:style-name="ce1" office:value-type="string" calcext:value-type="string">
            <text:p>IGIENICASA A&amp;B SAS</text:p>
          </table:table-cell>
          <table:table-cell table:style-name="ce1" office:value-type="string" calcext:value-type="string">
            <text:p>NUOVO RAPPRESENTATE 2016: MASSIMO RISTAGNO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m.ristagno@icloud.com" xlink:type="simple">m.ristagno@icloud.com</text:a>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EMEA (CENTRO</text:p>
          </table:table-cell>
          <table:table-cell table:style-name="ce1" table:number-columns-repeated="2"/>
          <table:table-cell table:style-name="ce11" office:value-type="string" calcext:value-type="string">
            <text:p>0442-510250</text:p>
          </table:table-cell>
          <table:table-cell table:style-name="ce1" table:number-columns-repeated="249"/>
          <table:table-cell table:number-columns-repeated="771"/>
        </table:table-row>
        <table:table-row table:style-name="ro1" table:number-rows-repeated="30055">
          <table:table-cell table:style-name="ce1" table:number-columns-repeated="3"/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1" table:number-rows-repeated="1016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2" table:style-name="ta2" table:print="false">
        <table:table-column table:style-name="co8" table:number-columns-repeated="256" table:default-cell-style-name="Default"/>
        <table:table-row table:style-name="ro7">
          <table:table-cell table:number-columns-repeated="256"/>
        </table:table-row>
      </table:table>
      <table:table table:name="Foglio3" table:style-name="ta3" table:print="false">
        <table:table-column table:style-name="co8" table:number-columns-repeated="256" table:default-cell-style-name="Default"/>
        <table:table-row table:style-name="ro7">
          <table:table-cell table:number-columns-repeated="256"/>
        </table:table-row>
      </table:table>
      <table:named-expressions>
        <table:named-range table:name="Excel_BuiltIn_Print_Area_1" table:base-cell-address="$Foglio1.$A$1" table:cell-range-address="$Foglio1.$A$3:.$D$1148" table:range-usable-as="print-range"/>
        <table:named-expression table:name="Excel_BuiltIn_Print_Titles_1" table:base-cell-address="$Foglio1.$A$1" table:expression="$foglio1.$b$#rif!:$iv$#rif!"/>
      </table:named-expressions>
      <table:database-ranges>
        <table:database-range table:name="__Anonymous_Sheet_DB__0" table:target-range-address="Foglio1.A1:Foglio1.AMJ104857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Verdana" svg:font-family="Verdana"/>
    <style:font-face style:name="Tahoma1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it" fo:country="IT" style:font-name-asian="Tahoma1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7P0" style:volatile="true">
      <number:number number:decimal-places="0" loext:min-decimal-places="0" number:min-integer-digits="1" number:grouping="true"/>
      <number:text>   </number:text>
    </number:number-style>
    <number:number-style style:name="N107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7P0"/>
    </number:number-style>
    <number:number-style style:name="N109P0" style:volatile="true">
      <number:number number:decimal-places="2" loext:min-decimal-places="2" number:min-integer-digits="1" number:grouping="true"/>
      <number:text>   </number:text>
    </number:number-style>
    <number:number-style style:name="N109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9P0"/>
    </number:number-style>
    <number:time-style style:name="N110">
      <number:minutes number:style="long"/>
      <number:text>.</number:text>
      <number:seconds number:style="long"/>
    </number:time-style>
    <number:number-style style:name="N111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3P0" style:volatile="true">
      <number:text>€ </number:text>
      <number:number number:decimal-places="0" loext:min-decimal-places="0" number:min-integer-digits="1" number:grouping="true"/>
    </number:number-style>
    <number:number-style style:name="N113">
      <number:text>-€ 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2" loext:min-decimal-places="2" number:min-integer-digits="1" number:grouping="true"/>
    </number:number-style>
    <number:number-style style:name="N115">
      <number:text>-€ 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119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number:text> €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0" loext:min-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127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127P2" style:volatile="true">
      <number:text> € -</number:text>
      <number:number number:decimal-places="0" loext:min-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loext:min-decimal-places="2" number:min-integer-digits="1" number:grouping="true"/>
      <number:text> </number:text>
    </number:number-style>
    <number:number-style style:name="N13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number:text> -</number:text>
      <number:number number:decimal-places="0" loext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3P0" style:volatile="true">
      <number:text>L. </number:text>
      <number:number number:decimal-places="0" loext:min-decimal-places="0" number:min-integer-digits="1" number:grouping="true"/>
    </number:number-style>
    <number:number-style style:name="N133">
      <number:text>-L. 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5P0" style:volatile="true">
      <number:text>L. </number:text>
      <number:number number:decimal-places="2" loext:min-decimal-places="2" number:min-integer-digits="1" number:grouping="true"/>
    </number:number-style>
    <number:number-style style:name="N135">
      <number:text>-L. 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9P0" style:volatile="true">
      <number:text> L. </number:text>
      <number:number number:decimal-places="0" loext:min-decimal-places="0" number:min-integer-digits="1" number:grouping="true"/>
      <number:text> </number:text>
    </number:number-style>
    <number:number-style style:name="N139P1" style:volatile="true">
      <number:text>-L. </number:text>
      <number:number number:decimal-places="0" loext:min-decimal-places="0" number:min-integer-digits="1" number:grouping="true"/>
      <number:text> </number:text>
    </number:number-style>
    <number:number-style style:name="N139P2" style:volatile="true">
      <number:text> L.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L. </number:text>
      <number:number number:decimal-places="2" loext:min-decimal-places="2" number:min-integer-digits="1" number:grouping="true"/>
      <number:text> </number:text>
    </number:number-style>
    <number:number-style style:name="N143P1" style:volatile="true">
      <number:text>-L. 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number:text> L. 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text>Sì</number:text>
    </number:number-style>
    <number:number-style style:name="N145P1" style:volatile="true">
      <number:text>Sì</number:text>
    </number:number-style>
    <number:number-style style:name="N145">
      <number:text>No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Vero</number:text>
    </number:number-style>
    <number:number-style style:name="N147P1" style:volatile="true">
      <number:text>Vero</number:text>
    </number:number-style>
    <number:number-style style:name="N147">
      <number:text>Fals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Attivo</number:text>
    </number:number-style>
    <number:number-style style:name="N149P1" style:volatile="true">
      <number:text>Attivo</number:text>
    </number:number-style>
    <number:number-style style:name="N149">
      <number:text>Disattivo</number:text>
      <style:map style:condition="value()&gt;0" style:apply-style-name="N149P0"/>
      <style:map style:condition="value()&lt;0" style:apply-style-name="N149P1"/>
    </number:number-style>
    <number:date-style style:name="N10111" number:language="ja" number:country="JP">
      <number:day/>
      <number:text>/</number:text>
      <number:month/>
      <number:text>/</number:text>
      <number:year/>
    </number:date-style>
    <number:date-style style:name="N10112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10114" number:language="ja" number:country="JP">
      <number:month/>
      <number:text>月</number:text>
      <number:day/>
      <number:text>日</number:text>
    </number:date-style>
    <number:date-style style:name="N10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able-cell-properties style:rotation-align="none"/>
      <style:text-properties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fo:background-color="transparent" style:print-page-order="ttb" style:first-page-number="continue" loext:scale-to-X="1" loext:scale-to-Y="3" style:writing-mode="lr-tb" style:print="charts drawings grid objects zero-values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7.51mm" fo:margin-left="0mm" fo:margin-right="0mm" fo:margin-bottom="12.7mm"/>
      </style:header-style>
      <style:footer-style>
        <style:header-footer-properties fo:min-height="7.51mm" fo:margin-left="0mm" fo:margin-right="0mm" fo:margin-top="12.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Verdana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9">00/00/0000</text:date>, <text:time style:data-style-name="N2" text:time-value="09:50:01.765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TAB_5f_Foglio1" style:display-name="TAB_Foglio1" style:page-layout-name="Mpm3">
      <style:header style:display="false"/>
      <style:header-left style:display="false"/>
      <style:footer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 di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 di </text:span><text:span text:style-name="MT2"><text:page-count>99</text:page-count></text:span></text:p>
        </style:region-right>
      </style:footer-left>
    </style:master-page>
    <style:master-page style:name="TAB_5f_Foglio2" style:display-name="TAB_Foglio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TAB_5f_Foglio3" style:display-name="TAB_Foglio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0.4$Windows_x86 LibreOffice_project/066b007f5ebcc236395c7d282ba488bca6720265</meta:generator>
    <meta:creation-date>2006-08-22T11:19:42</meta:creation-date>
    <dc:date>2016-12-09T12:10:01.437000000</dc:date>
    <meta:editing-cycles>347</meta:editing-cycles>
    <meta:editing-duration>P4DT13H25M39S</meta:editing-duration>
    <meta:document-statistic meta:table-count="3" meta:cell-count="7269" meta:object-count="0"/>
    <meta:user-defined meta:name="Info 1"/>
    <meta:user-defined meta:name="Info 2"/>
    <meta:user-defined meta:name="Info 3"/>
    <meta:user-defined meta:name="Info 4"/>
  </office:meta>
</office:document-meta>
</file>